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Arial" svg:font-family="Arial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4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7">
      <style:table-cell-properties style:vertical-align="top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7">
      <style:table-cell-properties style:vertical-align="top" fo:wrap-option="wrap" fo:background-color="transparent"/>
      <style:text-properties style:font-name="Calibri1" style:font-name-asian="Calibri1" style:font-name-complex="Calibri1"/>
    </style:style>
    <style:style style:name="ce8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1" style:font-name-asian="Calibri1" style:font-name-complex="Calibri1"/>
    </style:style>
    <style:style style:name="ce9" style:family="table-cell" style:parent-style-name="Procentowy" style:data-style-name="N36">
      <style:table-cell-properties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1" style:family="table-cell" style:parent-style-name="Excel_32_Built-in_32_Normal" style:data-style-name="N36">
      <style:table-cell-properties style:vertical-align="automatic" fo:background-color="#C5D9F1"/>
      <style:text-properties style:font-name="Calibri1" style:font-name-asian="Calibri1" style:font-name-complex="Calibri1"/>
    </style:style>
    <style:style style:name="ce12" style:family="table-cell" style:parent-style-name="Default" style:data-style-name="N36"/>
    <style:style style:name="ce13" style:family="table-cell" style:parent-style-name="Default" style:data-style-name="N36">
      <style:table-cell-properties fo:background-color="#C5D9F1"/>
    </style:style>
    <style:style style:name="ce1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5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Procentowy" style:data-style-name="N36">
      <style:table-cell-properties style:vertical-align="automatic" fo:background-color="#C5D9F1" style:repeat-content="false"/>
      <style:paragraph-properties fo:text-align="end" fo:margin-right="0cm"/>
    </style:style>
    <style:style style:name="ce17" style:family="table-cell" style:parent-style-name="Excel_32_Built-in_32_Normal" style:data-style-name="N38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8" style:family="table-cell" style:parent-style-name="Excel_32_Built-in_32_Normal" style:data-style-name="N37">
      <style:table-cell-properties style:vertical-align="automatic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36">
      <style:text-properties style:font-name="Calibri2" style:font-name-asian="Calibri2" style:font-name-complex="Calibri2"/>
    </style:style>
    <style:style style:name="ce22" style:family="table-cell" style:parent-style-name="Excel_32_Built-in_32_Normal" style:data-style-name="N37">
      <style:table-cell-properties style:vertical-align="automatic" fo:wrap-option="wrap" fo:background-color="#83CAFF"/>
      <style:text-properties style:font-name="Calibri1" style:font-name-asian="Calibri1" style:font-name-complex="Calibri1"/>
    </style:style>
    <style:style style:name="ce23" style:family="table-cell" style:parent-style-name="Excel_32_Built-in_32_Normal" style:data-style-name="N37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4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5" style:family="table-cell" style:parent-style-name="Excel_32_Built-in_32_Normal" style:data-style-name="N36">
      <style:table-cell-properties style:vertical-align="automatic" fo:background-color="#C5D9F1"/>
      <style:text-properties style:font-name="Calibri2" style:font-name-asian="Calibri2" style:font-name-complex="Calibri2"/>
    </style:style>
    <style:style style:name="ce26" style:family="table-cell" style:parent-style-name="Default" style:data-style-name="N14"/>
    <style:style style:name="ce2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style:vertical-align="automatic" fo:background-color="#C5D9F1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1" style:font-name-asian="Calibri1" style:font-name-complex="Calibri1"/>
    </style:style>
    <style:style style:name="ce30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1" style:family="table-cell" style:parent-style-name="Procentowy" style:data-style-name="N36">
      <style:table-cell-properties style:vertical-align="automatic" fo:background-color="#C5D9F1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style:vertical-align="automatic" fo:background-color="#C5D9F1" style:repeat-content="false"/>
      <style:paragraph-properties fo:text-align="end" fo:margin-right="0cm"/>
    </style:style>
    <style:style style:name="ce34" style:family="table-cell" style:parent-style-name="Excel_32_Built-in_32_Normal" style:data-style-name="N36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style:vertical-align="automatic" fo:background-color="#FFFFFF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14.3933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7.143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2.4883333333333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96875cm"/>
    </style:style>
    <style:style style:name="co14" style:family="table-column">
      <style:table-column-properties fo:break-before="auto" style:column-width="12.85875cm"/>
    </style:style>
    <style:style style:name="co15" style:family="table-column">
      <style:table-column-properties fo:break-before="auto" style:column-width="4.89479166666667cm"/>
    </style:style>
    <style:style style:name="co16" style:family="table-column">
      <style:table-column-properties fo:break-before="auto" style:column-width="4.81541666666667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5.02708333333333cm"/>
    </style:style>
    <style:style style:name="co19" style:family="table-column">
      <style:table-column-properties fo:break-before="auto" style:column-width="11.8797916666667cm"/>
    </style:style>
    <style:style style:name="co20" style:family="table-column">
      <style:table-column-properties fo:break-before="auto" style:column-width="4.445cm"/>
    </style:style>
    <style:style style:name="co21" style:family="table-column">
      <style:table-column-properties fo:break-before="auto" style:column-width="4.25979166666667cm"/>
    </style:style>
    <style:style style:name="co22" style:family="table-column">
      <style:table-column-properties fo:break-before="auto" style:column-width="4.60375cm"/>
    </style:style>
    <style:style style:name="co23" style:family="table-column">
      <style:table-column-properties fo:break-before="auto" style:column-width="10.556875cm"/>
    </style:style>
    <style:style style:name="co24" style:family="table-column">
      <style:table-column-properties fo:break-before="auto" style:column-width="5.05354166666667cm"/>
    </style:style>
    <style:style style:name="co25" style:family="table-column">
      <style:table-column-properties fo:break-before="auto" style:column-width="4.683125cm"/>
    </style:style>
    <style:style style:name="co26" style:family="table-column">
      <style:table-column-properties fo:break-before="auto" style:column-width="5.318125cm"/>
    </style:style>
    <style:style style:name="co27" style:family="table-column">
      <style:table-column-properties fo:break-before="auto" style:column-width="4.97416666666667cm"/>
    </style:style>
    <style:style style:name="co28" style:family="table-column">
      <style:table-column-properties fo:break-before="auto" style:column-width="16.7216666666667cm"/>
    </style:style>
    <style:style style:name="co29" style:family="table-column">
      <style:table-column-properties fo:break-before="auto" style:column-width="4.73604166666667cm"/>
    </style:style>
    <style:style style:name="co30" style:family="table-column">
      <style:table-column-properties fo:break-before="auto" style:column-width="5.10645833333333cm"/>
    </style:style>
    <style:style style:name="co31" style:family="table-column">
      <style:table-column-properties fo:break-before="auto" style:column-width="4.94770833333333cm"/>
    </style:style>
    <style:style style:name="co32" style:family="table-column">
      <style:table-column-properties fo:break-before="auto" style:column-width="7.381875cm"/>
    </style:style>
    <style:style style:name="co33" style:family="table-column">
      <style:table-column-properties fo:break-before="auto" style:column-width="17.2772916666667cm"/>
    </style:style>
    <style:style style:name="co34" style:family="table-column">
      <style:table-column-properties fo:break-before="auto" style:column-width="5.08cm"/>
    </style:style>
    <style:style style:name="co35" style:family="table-column">
      <style:table-column-properties fo:break-before="auto" style:column-width="4.841875cm"/>
    </style:style>
    <style:style style:name="co36" style:family="table-column">
      <style:table-column-properties fo:break-before="auto" style:column-width="15.2664583333333cm"/>
    </style:style>
    <style:style style:name="co37" style:family="table-column">
      <style:table-column-properties fo:break-before="auto" style:column-width="5.18583333333333cm"/>
    </style:style>
    <style:style style:name="co38" style:family="table-column">
      <style:table-column-properties fo:break-before="auto" style:column-width="4.55083333333333cm"/>
    </style:style>
    <style:style style:name="co39" style:family="table-column">
      <style:table-column-properties fo:break-before="auto" style:column-width="8.04333333333333cm"/>
    </style:style>
    <style:style style:name="co40" style:family="table-column">
      <style:table-column-properties fo:break-before="auto" style:column-width="10.63625cm"/>
    </style:style>
    <style:style style:name="co41" style:family="table-column">
      <style:table-column-properties fo:break-before="auto" style:column-width="4.78895833333333cm"/>
    </style:style>
    <style:style style:name="co42" style:family="table-column">
      <style:table-column-properties fo:break-before="auto" style:column-width="10.5304166666667cm"/>
    </style:style>
    <style:style style:name="co43" style:family="table-column">
      <style:table-column-properties fo:break-before="auto" style:column-width="5.42395833333333cm"/>
    </style:style>
    <style:style style:name="co44" style:family="table-column">
      <style:table-column-properties fo:break-before="auto" style:column-width="5.34458333333333cm"/>
    </style:style>
    <style:style style:name="co45" style:family="table-column">
      <style:table-column-properties fo:break-before="auto" style:column-width="14.12875cm"/>
    </style:style>
    <style:style style:name="co46" style:family="table-column">
      <style:table-column-properties fo:break-before="auto" style:column-width="5.23875cm"/>
    </style:style>
    <style:style style:name="co47" style:family="table-column">
      <style:table-column-properties fo:break-before="auto" style:column-width="4.65666666666667cm"/>
    </style:style>
    <style:style style:name="co48" style:family="table-column">
      <style:table-column-properties fo:break-before="auto" style:column-width="2.69875cm"/>
    </style:style>
    <style:style style:name="co49" style:family="table-column">
      <style:table-column-properties fo:break-before="auto" style:column-width="1.79916666666667cm"/>
    </style:style>
    <style:style style:name="co50" style:family="table-column">
      <style:table-column-properties fo:break-before="auto" style:column-width="2.32833333333333cm"/>
    </style:style>
    <style:style style:name="co51" style:family="table-column">
      <style:table-column-properties fo:break-before="auto" style:column-width="12.4089583333333cm"/>
    </style:style>
    <style:style style:name="co52" style:family="table-column">
      <style:table-column-properties fo:break-before="auto" style:column-width="4.63020833333333cm"/>
    </style:style>
    <style:style style:name="co53" style:family="table-column">
      <style:table-column-properties fo:break-before="auto" style:column-width="5.13291666666667cm"/>
    </style:style>
    <style:style style:name="co54" style:family="table-column">
      <style:table-column-properties fo:break-before="auto" style:column-width="12.5941666666667cm"/>
    </style:style>
    <style:style style:name="co55" style:family="table-column">
      <style:table-column-properties fo:break-before="auto" style:column-width="4.47145833333333cm"/>
    </style:style>
    <style:style style:name="co56" style:family="table-column">
      <style:table-column-properties fo:break-before="auto" style:column-width="4.49791666666667cm"/>
    </style:style>
    <style:style style:name="co57" style:family="table-column">
      <style:table-column-properties fo:break-before="auto" style:column-width="14.3139583333333cm"/>
    </style:style>
    <style:style style:name="co58" style:family="table-column">
      <style:table-column-properties fo:break-before="auto" style:column-width="13.335cm"/>
    </style:style>
    <style:style style:name="co59" style:family="table-column">
      <style:table-column-properties fo:break-before="auto" style:column-width="5.15937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.4pt" style:use-optimal-row-height="false" fo:break-before="auto"/>
    </style:style>
    <style:style style:name="ro3" style:family="table-row">
      <style:table-row-properties style:row-height="14.15pt" style:use-optimal-row-height="true" fo:break-before="auto"/>
    </style:style>
    <style:style style:name="ro4" style:family="table-row">
      <style:table-row-properties style:row-height="29pt" style:use-optimal-row-height="false" fo:break-before="auto"/>
    </style:style>
    <style:style style:name="ro5" style:family="table-row">
      <style:table-row-properties style:row-height="0.5pt" style:use-optimal-row-height="false" fo:break-before="auto"/>
    </style:style>
    <style:style style:name="ro6" style:family="table-row">
      <style:table-row-properties style:row-height="28pt" style:use-optimal-row-height="false" fo:break-before="auto"/>
    </style:style>
    <style:style style:name="ro7" style:family="table-row">
      <style:table-row-properties style:row-height="1.5pt" style:use-optimal-row-height="false" fo:break-before="auto"/>
    </style:style>
    <style:style style:name="ro8" style:family="table-row">
      <style:table-row-properties style:row-height="43.5pt" style:use-optimal-row-height="false" fo:break-before="auto"/>
    </style:style>
    <style:style style:name="ro9" style:family="table-row">
      <style:table-row-properties style:row-height="1pt" style:use-optimal-row-height="false" fo:break-before="auto"/>
    </style:style>
    <style:style style:name="ro10" style:family="table-row">
      <style:table-row-properties style:row-height="49.5pt" style:use-optimal-row-height="false" fo:break-before="auto"/>
    </style:style>
    <style:style style:name="ro11" style:family="table-row">
      <style:table-row-properties style:row-height="31pt" style:use-optimal-row-height="false" fo:break-before="auto"/>
    </style:style>
    <style:style style:name="ro12" style:family="table-row">
      <style:table-row-properties style:row-height="4.5pt" style:use-optimal-row-height="false" fo:break-before="auto"/>
    </style:style>
    <style:style style:name="ro13" style:family="table-row">
      <style:table-row-properties style:row-height="43pt" style:use-optimal-row-height="false" fo:break-before="auto"/>
    </style:style>
    <style:style style:name="ro14" style:family="table-row">
      <style:table-row-properties style:row-height="39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29.5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number-columns-repeated="1012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0.07.2019</text:p>
          </table:table-cell>
          <table:table-cell table:number-columns-repeated="9" table:style-name="ce3"/>
          <table:table-cell table:style-name="ce4"/>
          <table:table-cell table:number-columns-repeated="16373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 table:visibility="collapse">
          <table:table-cell table:number-columns-repeated="1024" table:style-name="ce3"/>
          <table:table-cell table:number-columns-repeated="15360"/>
        </table:table-row>
        <table:table-row table:style-name="ro2">
          <table:table-cell table:style-name="ce5"/>
          <table:table-cell office:value-type="string" table:style-name="ce6">
            <text:p>lipiec 2017 : grudzień 2017</text:p>
          </table:table-cell>
          <table:table-cell office:value-type="string" table:style-name="ce6">
            <text:p>styczeń 2018 : czerwiec 2018</text:p>
          </table:table-cell>
          <table:table-cell office:value-type="string" table:style-name="ce6">
            <text:p>lipiec 2018 : grudzień 2018</text:p>
          </table:table-cell>
          <table:table-cell office:value-type="string" table:style-name="ce6">
            <text:p>styczeń 2019 : czerwiec 2019</text:p>
          </table:table-cell>
          <table:table-cell table:style-name="ce7"/>
          <table:table-cell table:style-name="ce8"/>
          <table:table-cell table:style-name="ce9"/>
          <table:table-cell table:number-columns-repeated="16376" table:style-name="ce8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042432755" table:style-name="ce10">
            <text:p>10,4%</text:p>
          </table:table-cell>
          <table:table-cell office:value-type="percentage" office:value="0.1246986952" table:style-name="ce10">
            <text:p>12,5%</text:p>
          </table:table-cell>
          <table:table-cell office:value-type="percentage" office:value="9.6464859200000003E-2" table:style-name="ce10">
            <text:p>9,6%</text:p>
          </table:table-cell>
          <table:table-cell office:value-type="percentage" office:value="0.1223887053" table:style-name="ce11">
            <text:p>12,2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053991155" table:style-name="ce10">
            <text:p>10,5%</text:p>
          </table:table-cell>
          <table:table-cell office:value-type="percentage" office:value="9.0323996300000001E-2" table:style-name="ce10">
            <text:p>9,0%</text:p>
          </table:table-cell>
          <table:table-cell office:value-type="percentage" office:value="9.3351511600000006E-2" table:style-name="ce10">
            <text:p>9,3%</text:p>
          </table:table-cell>
          <table:table-cell office:value-type="percentage" office:value="9.8925916799999999E-2" table:style-name="ce11">
            <text:p>9,9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0.1034920646" table:style-name="ce10">
            <text:p>10,3%</text:p>
          </table:table-cell>
          <table:table-cell office:value-type="percentage" office:value="0.1052146601" table:style-name="ce10">
            <text:p>10,5%</text:p>
          </table:table-cell>
          <table:table-cell office:value-type="percentage" office:value="8.4833942600000004E-2" table:style-name="ce10">
            <text:p>8,5%</text:p>
          </table:table-cell>
          <table:table-cell office:value-type="percentage" office:value="9.1361427199999998E-2" table:style-name="ce11">
            <text:p>9,1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0117848E-2" table:style-name="ce10">
            <text:p>9,0%</text:p>
          </table:table-cell>
          <table:table-cell office:value-type="percentage" office:value="8.2151648699999996E-2" table:style-name="ce10">
            <text:p>8,2%</text:p>
          </table:table-cell>
          <table:table-cell office:value-type="percentage" office:value="8.0254286600000002E-2" table:style-name="ce10">
            <text:p>8,0%</text:p>
          </table:table-cell>
          <table:table-cell office:value-type="percentage" office:value="7.7242733399999999E-2" table:style-name="ce11">
            <text:p>7,7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Warszawa</text:p>
          </table:table-cell>
          <table:table-cell office:value-type="percentage" office:value="6.5384923100000006E-2" table:style-name="ce10">
            <text:p>6,5%</text:p>
          </table:table-cell>
          <table:table-cell office:value-type="percentage" office:value="6.4602550999999994E-2" table:style-name="ce10">
            <text:p>6,5%</text:p>
          </table:table-cell>
          <table:table-cell office:value-type="percentage" office:value="7.2766889099999996E-2" table:style-name="ce10">
            <text:p>7,3%</text:p>
          </table:table-cell>
          <table:table-cell office:value-type="percentage" office:value="6.0649061300000001E-2" table:style-name="ce11">
            <text:p>6,1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5.9984733800000002E-2" table:style-name="ce10">
            <text:p>6,0%</text:p>
          </table:table-cell>
          <table:table-cell office:value-type="percentage" office:value="7.4242101699999993E-2" table:style-name="ce10">
            <text:p>7,4%</text:p>
          </table:table-cell>
          <table:table-cell office:value-type="percentage" office:value="6.8396962699999994E-2" table:style-name="ce10">
            <text:p>6,8%</text:p>
          </table:table-cell>
          <table:table-cell office:value-type="percentage" office:value="5.4758854599999997E-2" table:style-name="ce11">
            <text:p>5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Pogoda (Warszawa) / do 2015-07 Radio Nostalgia (Warszawa)</text:p>
          </table:table-cell>
          <table:table-cell office:value-type="percentage" office:value="4.8500076199999999E-2" table:style-name="ce10">
            <text:p>4,9%</text:p>
          </table:table-cell>
          <table:table-cell office:value-type="percentage" office:value="3.4575146199999997E-2" table:style-name="ce10">
            <text:p>3,5%</text:p>
          </table:table-cell>
          <table:table-cell office:value-type="percentage" office:value="4.7233320799999999E-2" table:style-name="ce10">
            <text:p>4,7%</text:p>
          </table:table-cell>
          <table:table-cell office:value-type="percentage" office:value="4.9439391800000003E-2" table:style-name="ce11">
            <text:p>4,9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6.5825083199999995E-2" table:style-name="ce10">
            <text:p>6,6%</text:p>
          </table:table-cell>
          <table:table-cell office:value-type="percentage" office:value="5.5729722900000001E-2" table:style-name="ce10">
            <text:p>5,6%</text:p>
          </table:table-cell>
          <table:table-cell office:value-type="percentage" office:value="4.5630729000000002E-2" table:style-name="ce10">
            <text:p>4,6%</text:p>
          </table:table-cell>
          <table:table-cell office:value-type="percentage" office:value="4.3020620099999997E-2" table:style-name="ce11">
            <text:p>4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Warszawa) / badane od 10.2010</text:p>
          </table:table-cell>
          <table:table-cell office:value-type="percentage" office:value="3.8988030200000003E-2" table:style-name="ce10">
            <text:p>3,9%</text:p>
          </table:table-cell>
          <table:table-cell office:value-type="percentage" office:value="4.7003442200000002E-2" table:style-name="ce10">
            <text:p>4,7%</text:p>
          </table:table-cell>
          <table:table-cell office:value-type="percentage" office:value="3.4950550599999998E-2" table:style-name="ce10">
            <text:p>3,5%</text:p>
          </table:table-cell>
          <table:table-cell office:value-type="percentage" office:value="3.5931200000000003E-2" table:style-name="ce11">
            <text:p>3,6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Plus Warszawa</text:p>
          </table:table-cell>
          <table:table-cell office:value-type="percentage" office:value="1.6483785800000001E-2" table:style-name="ce10">
            <text:p>1,6%</text:p>
          </table:table-cell>
          <table:table-cell office:value-type="percentage" office:value="1.7548201400000001E-2" table:style-name="ce10">
            <text:p>1,8%</text:p>
          </table:table-cell>
          <table:table-cell office:value-type="percentage" office:value="1.97194498E-2" table:style-name="ce10">
            <text:p>2,0%</text:p>
          </table:table-cell>
          <table:table-cell office:value-type="percentage" office:value="3.3037624299999999E-2" table:style-name="ce11">
            <text:p>3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Rock (Warszawa) / do 2013-11 Radio VOX FM (Warszawa)</text:p>
          </table:table-cell>
          <table:table-cell office:value-type="percentage" office:value="3.8999471199999997E-2" table:style-name="ce10">
            <text:p>3,9%</text:p>
          </table:table-cell>
          <table:table-cell office:value-type="percentage" office:value="4.3952648099999998E-2" table:style-name="ce10">
            <text:p>4,4%</text:p>
          </table:table-cell>
          <table:table-cell office:value-type="percentage" office:value="4.7929570599999999E-2" table:style-name="ce10">
            <text:p>4,8%</text:p>
          </table:table-cell>
          <table:table-cell office:value-type="percentage" office:value="3.2557446499999997E-2" table:style-name="ce11">
            <text:p>3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Meloradio (Warszawa) / do 2017-08 Radio ZET Gold (Warszawa)</text:p>
          </table:table-cell>
          <table:table-cell office:value-type="percentage" office:value="1.2109469899999999E-2" table:style-name="ce10">
            <text:p>1,2%</text:p>
          </table:table-cell>
          <table:table-cell office:value-type="percentage" office:value="1.8522376699999999E-2" table:style-name="ce10">
            <text:p>1,9%</text:p>
          </table:table-cell>
          <table:table-cell office:value-type="percentage" office:value="2.44240345E-2" table:style-name="ce10">
            <text:p>2,4%</text:p>
          </table:table-cell>
          <table:table-cell office:value-type="percentage" office:value="3.0879044899999999E-2" table:style-name="ce11">
            <text:p>3,1%</text:p>
          </table:table-cell>
          <table:table-cell table:style-name="ce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3.5013484099999999E-2" table:style-name="ce10">
            <text:p>3,5%</text:p>
          </table:table-cell>
          <table:table-cell office:value-type="percentage" office:value="3.5019085200000001E-2" table:style-name="ce10">
            <text:p>3,5%</text:p>
          </table:table-cell>
          <table:table-cell office:value-type="percentage" office:value="3.2308658699999999E-2" table:style-name="ce10">
            <text:p>3,2%</text:p>
          </table:table-cell>
          <table:table-cell office:value-type="percentage" office:value="3.0522549100000001E-2" table:style-name="ce11">
            <text:p>3,1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(Warszawa)</text:p>
          </table:table-cell>
          <table:table-cell office:value-type="percentage" office:value="2.30474666E-2" table:style-name="ce10">
            <text:p>2,3%</text:p>
          </table:table-cell>
          <table:table-cell office:value-type="percentage" office:value="3.0987151800000001E-2" table:style-name="ce10">
            <text:p>3,1%</text:p>
          </table:table-cell>
          <table:table-cell office:value-type="percentage" office:value="2.6300141199999998E-2" table:style-name="ce10">
            <text:p>2,6%</text:p>
          </table:table-cell>
          <table:table-cell office:value-type="percentage" office:value="2.8811240500000002E-2" table:style-name="ce11">
            <text:p>2,9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100,1 FM (Warszawa) / do 2015-07 Radio Złote Przeboje Pogoda 100,1 FM (Warszawa)</text:p>
          </table:table-cell>
          <table:table-cell office:value-type="percentage" office:value="3.8402288100000001E-2" table:style-name="ce10">
            <text:p>3,8%</text:p>
          </table:table-cell>
          <table:table-cell office:value-type="percentage" office:value="2.4558222800000001E-2" table:style-name="ce10">
            <text:p>2,5%</text:p>
          </table:table-cell>
          <table:table-cell office:value-type="percentage" office:value="4.8927629700000003E-2" table:style-name="ce10">
            <text:p>4,9%</text:p>
          </table:table-cell>
          <table:table-cell office:value-type="percentage" office:value="2.7978827899999999E-2" table:style-name="ce11">
            <text:p>2,8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Warszawa)</text:p>
          </table:table-cell>
          <table:table-cell office:value-type="percentage" office:value="1.7809722E-2" table:style-name="ce10">
            <text:p>1,8%</text:p>
          </table:table-cell>
          <table:table-cell office:value-type="percentage" office:value="2.38734972E-2" table:style-name="ce10">
            <text:p>2,4%</text:p>
          </table:table-cell>
          <table:table-cell office:value-type="percentage" office:value="1.7526259799999999E-2" table:style-name="ce10">
            <text:p>1,8%</text:p>
          </table:table-cell>
          <table:table-cell office:value-type="percentage" office:value="2.6407692900000002E-2" table:style-name="ce11">
            <text:p>2,6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ock Radio 103,7 FM (Warszawa) / do 2014-01 Radio 103,7 Roxy FM (Warszawa)</text:p>
          </table:table-cell>
          <table:table-cell office:value-type="percentage" office:value="2.2737822099999999E-2" table:style-name="ce10">
            <text:p>2,3%</text:p>
          </table:table-cell>
          <table:table-cell office:value-type="percentage" office:value="1.8604632400000001E-2" table:style-name="ce10">
            <text:p>1,9%</text:p>
          </table:table-cell>
          <table:table-cell office:value-type="percentage" office:value="1.3283922700000001E-2" table:style-name="ce10">
            <text:p>1,3%</text:p>
          </table:table-cell>
          <table:table-cell office:value-type="percentage" office:value="2.5836994200000001E-2" table:style-name="ce11">
            <text:p>2,6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Kolor 103 FM (Warszawa)</text:p>
          </table:table-cell>
          <table:table-cell office:value-type="percentage" office:value="1.1731545600000001E-2" table:style-name="ce10">
            <text:p>1,2%</text:p>
          </table:table-cell>
          <table:table-cell office:value-type="percentage" office:value="2.10278528E-2" table:style-name="ce10">
            <text:p>2,1%</text:p>
          </table:table-cell>
          <table:table-cell office:value-type="percentage" office:value="3.18718349E-2" table:style-name="ce10">
            <text:p>3,2%</text:p>
          </table:table-cell>
          <table:table-cell office:value-type="percentage" office:value="2.2519632099999999E-2" table:style-name="ce11">
            <text:p>2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Chillizet / do 2017-05 Radio ZET Chilli (Warszawa/Kraków)</text:p>
          </table:table-cell>
          <table:table-cell office:value-type="percentage" office:value="2.1321514400000002E-2" table:style-name="ce10">
            <text:p>2,1%</text:p>
          </table:table-cell>
          <table:table-cell office:value-type="percentage" office:value="1.8431668200000001E-2" table:style-name="ce10">
            <text:p>1,8%</text:p>
          </table:table-cell>
          <table:table-cell office:value-type="percentage" office:value="2.5021546299999999E-2" table:style-name="ce10">
            <text:p>2,5%</text:p>
          </table:table-cell>
          <table:table-cell office:value-type="percentage" office:value="1.8475619799999999E-2" table:style-name="ce11">
            <text:p>1,8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8.8242431000000003E-3" table:style-name="ce10">
            <text:p>0,9%</text:p>
          </table:table-cell>
          <table:table-cell office:value-type="percentage" office:value="1.48777615E-2" table:style-name="ce10">
            <text:p>1,5%</text:p>
          </table:table-cell>
          <table:table-cell office:value-type="percentage" office:value="1.3957883500000001E-2" table:style-name="ce10">
            <text:p>1,4%</text:p>
          </table:table-cell>
          <table:table-cell office:value-type="percentage" office:value="1.52428583E-2" table:style-name="ce11">
            <text:p>1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Akademickie Radio Kampus (Warszawa)</text:p>
          </table:table-cell>
          <table:table-cell office:value-type="percentage" office:value="7.7307202E-3" table:style-name="ce10">
            <text:p>0,8%</text:p>
          </table:table-cell>
          <table:table-cell office:value-type="percentage" office:value="1.1302969E-2" table:style-name="ce10">
            <text:p>1,1%</text:p>
          </table:table-cell>
          <table:table-cell office:value-type="percentage" office:value="9.7208117999999996E-3" table:style-name="ce10">
            <text:p>1,0%</text:p>
          </table:table-cell>
          <table:table-cell office:value-type="percentage" office:value="1.29443661E-2" table:style-name="ce11">
            <text:p>1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34077655E-2" table:style-name="ce10">
            <text:p>1,3%</text:p>
          </table:table-cell>
          <table:table-cell office:value-type="percentage" office:value="9.4291431000000005E-3" table:style-name="ce10">
            <text:p>0,9%</text:p>
          </table:table-cell>
          <table:table-cell office:value-type="percentage" office:value="1.14881536E-2" table:style-name="ce10">
            <text:p>1,1%</text:p>
          </table:table-cell>
          <table:table-cell office:value-type="percentage" office:value="1.2087885200000001E-2" table:style-name="ce11">
            <text:p>1,2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3">
            <text:p>Radio Warszawa</text:p>
          </table:table-cell>
          <table:table-cell office:value-type="percentage" office:value="1.1627177400000001E-2" table:style-name="ce12">
            <text:p>1,2%</text:p>
          </table:table-cell>
          <table:table-cell office:value-type="percentage" office:value="6.3340693E-3" table:style-name="ce12">
            <text:p>0,6%</text:p>
          </table:table-cell>
          <table:table-cell office:value-type="percentage" office:value="8.7251337999999998E-3" table:style-name="ce12">
            <text:p>0,9%</text:p>
          </table:table-cell>
          <table:table-cell office:value-type="percentage" office:value="9.7384390999999994E-3" table:style-name="ce13">
            <text:p>1,0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5.6670662000000002E-3" table:style-name="ce12">
            <text:p>0,6%</text:p>
          </table:table-cell>
          <table:table-cell office:value-type="percentage" office:value="8.3854594999999994E-3" table:style-name="ce12">
            <text:p>0,8%</text:p>
          </table:table-cell>
          <table:table-cell office:value-type="percentage" office:value="1.00133935E-2" table:style-name="ce12">
            <text:p>1,0%</text:p>
          </table:table-cell>
          <table:table-cell office:value-type="percentage" office:value="9.2349774000000003E-3" table:style-name="ce13">
            <text:p>0,9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4">
            <text:p>Radio Maryja</text:p>
          </table:table-cell>
          <table:table-cell office:value-type="percentage" office:value="7.3583902999999999E-3" table:style-name="ce15">
            <text:p>0,7%</text:p>
          </table:table-cell>
          <table:table-cell office:value-type="percentage" office:value="7.7707948000000004E-3" table:style-name="ce15">
            <text:p>0,8%</text:p>
          </table:table-cell>
          <table:table-cell office:value-type="percentage" office:value="1.3856759099999999E-2" table:style-name="ce15">
            <text:p>1,4%</text:p>
          </table:table-cell>
          <table:table-cell office:value-type="percentage" office:value="8.3465718000000008E-3" table:style-name="ce16">
            <text:p>0,8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RDC - Radio dla Ciebie (Warszawa) / do 2016.03 Polskie Radio RDC (Warszawa)</text:p>
          </table:table-cell>
          <table:table-cell office:value-type="percentage" office:value="7.4519512000000001E-3" table:style-name="ce10">
            <text:p>0,7%</text:p>
          </table:table-cell>
          <table:table-cell office:value-type="percentage" office:value="6.9311618000000002E-3" table:style-name="ce10">
            <text:p>0,7%</text:p>
          </table:table-cell>
          <table:table-cell office:value-type="percentage" office:value="8.3036438999999993E-3" table:style-name="ce10">
            <text:p>0,8%</text:p>
          </table:table-cell>
          <table:table-cell office:value-type="percentage" office:value="7.1482311000000002E-3" table:style-name="ce11">
            <text:p>0,7%</text:p>
          </table:table-cell>
          <table:table-cell table:style-name="ce10"/>
          <table:table-cell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Radio Wnet</text:p>
          </table:table-cell>
          <table:table-cell office:value-type="string" table:style-name="ce12">
            <text:p>--</text:p>
          </table:table-cell>
          <table:table-cell office:value-type="string" table:style-name="ce12">
            <text:p>--</text:p>
          </table:table-cell>
          <table:table-cell office:value-type="percentage" office:value="5.3753463000000001E-3" table:style-name="ce12">
            <text:p>0,5%</text:p>
          </table:table-cell>
          <table:table-cell office:value-type="percentage" office:value="6.7600196000000001E-3" table:style-name="ce13">
            <text:p>0,7%</text:p>
          </table:table-cell>
          <table:table-cell table:style-name="ce10"/>
          <table:table-cell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2556" table:style-name="ce1">
            <text:p>2556</text:p>
          </table:table-cell>
          <table:table-cell office:value-type="float" office:value="2522" table:style-name="ce1">
            <text:p>2522</text:p>
          </table:table-cell>
          <table:table-cell office:value-type="float" office:value="2468" table:style-name="ce1">
            <text:p>2468</text:p>
          </table:table-cell>
          <table:table-cell office:value-type="float" office:value="2301" table:style-name="ce1">
            <text:p>2301</text:p>
          </table:table-cell>
          <table:table-cell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table:style-name="ce3"/>
          <table:table-cell table:number-columns-repeated="5"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Warszawa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Warszaw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 356 802 (99 719 przypadków, 6,1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number-rows-repeated="1048520" table:style-name="ro3">
          <table:table-cell table:number-columns-repeated="16384"/>
        </table:table-row>
      </table:table>
      <table:table table:name="Wrocław" table:style-name="ta1"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4" table:default-cell-style-name="ce3"/>
        <table:table-column table:style-name="co13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0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4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344856696" table:style-name="ce10">
            <text:p>13,4%</text:p>
          </table:table-cell>
          <table:table-cell office:value-type="percentage" office:value="0.12946351049999999" table:style-name="ce10">
            <text:p>12,9%</text:p>
          </table:table-cell>
          <table:table-cell office:value-type="percentage" office:value="0.1238617025" table:style-name="ce10">
            <text:p>12,4%</text:p>
          </table:table-cell>
          <table:table-cell office:value-type="percentage" office:value="0.15246589250000001" table:style-name="ce11">
            <text:p>15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(Wrocław)</text:p>
          </table:table-cell>
          <table:table-cell office:value-type="percentage" office:value="8.3452744699999998E-2" table:style-name="ce10">
            <text:p>8,3%</text:p>
          </table:table-cell>
          <table:table-cell office:value-type="percentage" office:value="8.1898742699999999E-2" table:style-name="ce10">
            <text:p>8,2%</text:p>
          </table:table-cell>
          <table:table-cell office:value-type="percentage" office:value="7.2721050600000003E-2" table:style-name="ce10">
            <text:p>7,3%</text:p>
          </table:table-cell>
          <table:table-cell office:value-type="percentage" office:value="0.1012483564" table:style-name="ce11">
            <text:p>10,1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8.8271135299999998E-2" table:style-name="ce10">
            <text:p>8,8%</text:p>
          </table:table-cell>
          <table:table-cell office:value-type="percentage" office:value="0.1065855832" table:style-name="ce10">
            <text:p>10,7%</text:p>
          </table:table-cell>
          <table:table-cell office:value-type="percentage" office:value="6.9541701499999997E-2" table:style-name="ce10">
            <text:p>7,0%</text:p>
          </table:table-cell>
          <table:table-cell office:value-type="percentage" office:value="9.1671036499999997E-2" table:style-name="ce11">
            <text:p>9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5.85590187E-2" table:style-name="ce10">
            <text:p>5,9%</text:p>
          </table:table-cell>
          <table:table-cell office:value-type="percentage" office:value="7.6243715300000001E-2" table:style-name="ce10">
            <text:p>7,6%</text:p>
          </table:table-cell>
          <table:table-cell office:value-type="percentage" office:value="8.1499172499999994E-2" table:style-name="ce10">
            <text:p>8,1%</text:p>
          </table:table-cell>
          <table:table-cell office:value-type="percentage" office:value="7.5175933900000005E-2" table:style-name="ce11">
            <text:p>7,5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RAM 89,8 FM</text:p>
          </table:table-cell>
          <table:table-cell office:value-type="percentage" office:value="4.8180176999999998E-2" table:style-name="ce10">
            <text:p>4,8%</text:p>
          </table:table-cell>
          <table:table-cell office:value-type="percentage" office:value="6.0911595499999999E-2" table:style-name="ce10">
            <text:p>6,1%</text:p>
          </table:table-cell>
          <table:table-cell office:value-type="percentage" office:value="5.9230463599999998E-2" table:style-name="ce10">
            <text:p>5,9%</text:p>
          </table:table-cell>
          <table:table-cell office:value-type="percentage" office:value="6.7608460499999995E-2" table:style-name="ce11">
            <text:p>6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7.6474996899999995E-2" table:style-name="ce10">
            <text:p>7,6%</text:p>
          </table:table-cell>
          <table:table-cell office:value-type="percentage" office:value="5.23968566E-2" table:style-name="ce10">
            <text:p>5,2%</text:p>
          </table:table-cell>
          <table:table-cell office:value-type="percentage" office:value="7.4320401199999997E-2" table:style-name="ce10">
            <text:p>7,4%</text:p>
          </table:table-cell>
          <table:table-cell office:value-type="percentage" office:value="6.2936337600000003E-2" table:style-name="ce11">
            <text:p>6,3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4.9697271699999997E-2" table:style-name="ce10">
            <text:p>5,0%</text:p>
          </table:table-cell>
          <table:table-cell office:value-type="percentage" office:value="5.57298502E-2" table:style-name="ce10">
            <text:p>5,6%</text:p>
          </table:table-cell>
          <table:table-cell office:value-type="percentage" office:value="6.2471828200000003E-2" table:style-name="ce10">
            <text:p>6,2%</text:p>
          </table:table-cell>
          <table:table-cell office:value-type="percentage" office:value="5.4580051499999997E-2" table:style-name="ce11">
            <text:p>5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Kolor 90,4 FM Wrocław</text:p>
          </table:table-cell>
          <table:table-cell office:value-type="percentage" office:value="5.2910723100000001E-2" table:style-name="ce10">
            <text:p>5,3%</text:p>
          </table:table-cell>
          <table:table-cell office:value-type="percentage" office:value="7.3340809300000004E-2" table:style-name="ce10">
            <text:p>7,3%</text:p>
          </table:table-cell>
          <table:table-cell office:value-type="percentage" office:value="6.07283167E-2" table:style-name="ce10">
            <text:p>6,1%</text:p>
          </table:table-cell>
          <table:table-cell office:value-type="percentage" office:value="5.42971051E-2" table:style-name="ce11">
            <text:p>5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3.6379433199999998E-2" table:style-name="ce10">
            <text:p>3,6%</text:p>
          </table:table-cell>
          <table:table-cell office:value-type="percentage" office:value="4.8770954399999997E-2" table:style-name="ce10">
            <text:p>4,9%</text:p>
          </table:table-cell>
          <table:table-cell office:value-type="percentage" office:value="5.37073063E-2" table:style-name="ce10">
            <text:p>5,4%</text:p>
          </table:table-cell>
          <table:table-cell office:value-type="percentage" office:value="4.9799104099999998E-2" table:style-name="ce11">
            <text:p>5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ogoda (Wrocław) / do 2016-02 Rock Radio 106,1 FM (Wrocław)</text:p>
          </table:table-cell>
          <table:table-cell office:value-type="percentage" office:value="6.5741836200000001E-2" table:style-name="ce10">
            <text:p>6,6%</text:p>
          </table:table-cell>
          <table:table-cell office:value-type="percentage" office:value="5.6090787900000001E-2" table:style-name="ce10">
            <text:p>5,6%</text:p>
          </table:table-cell>
          <table:table-cell office:value-type="percentage" office:value="5.5442597099999998E-2" table:style-name="ce10">
            <text:p>5,5%</text:p>
          </table:table-cell>
          <table:table-cell office:value-type="percentage" office:value="4.6214804200000001E-2" table:style-name="ce11">
            <text:p>4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5.3370490499999999E-2" table:style-name="ce10">
            <text:p>5,3%</text:p>
          </table:table-cell>
          <table:table-cell office:value-type="percentage" office:value="2.89789014E-2" table:style-name="ce10">
            <text:p>2,9%</text:p>
          </table:table-cell>
          <table:table-cell office:value-type="percentage" office:value="3.8628854099999999E-2" table:style-name="ce10">
            <text:p>3,9%</text:p>
          </table:table-cell>
          <table:table-cell office:value-type="percentage" office:value="3.9940266299999999E-2" table:style-name="ce11">
            <text:p>4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Meloradio (Wrocław) / do 2017-08 Radio ZET Gold (Wrocław)</text:p>
          </table:table-cell>
          <table:table-cell office:value-type="percentage" office:value="1.38179637E-2" table:style-name="ce10">
            <text:p>1,4%</text:p>
          </table:table-cell>
          <table:table-cell office:value-type="percentage" office:value="1.7796140200000001E-2" table:style-name="ce10">
            <text:p>1,8%</text:p>
          </table:table-cell>
          <table:table-cell office:value-type="percentage" office:value="3.1396380799999998E-2" table:style-name="ce10">
            <text:p>3,1%</text:p>
          </table:table-cell>
          <table:table-cell office:value-type="percentage" office:value="2.9303590800000001E-2" table:style-name="ce11">
            <text:p>2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Wrocław</text:p>
          </table:table-cell>
          <table:table-cell office:value-type="percentage" office:value="5.2956708999999998E-2" table:style-name="ce10">
            <text:p>5,3%</text:p>
          </table:table-cell>
          <table:table-cell office:value-type="percentage" office:value="3.8301583799999997E-2" table:style-name="ce10">
            <text:p>3,8%</text:p>
          </table:table-cell>
          <table:table-cell office:value-type="percentage" office:value="3.8864300900000003E-2" table:style-name="ce10">
            <text:p>3,9%</text:p>
          </table:table-cell>
          <table:table-cell office:value-type="percentage" office:value="2.773786E-2" table:style-name="ce11">
            <text:p>2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1670866299999998E-2" table:style-name="ce10">
            <text:p>4,2%</text:p>
          </table:table-cell>
          <table:table-cell office:value-type="percentage" office:value="4.4071064600000001E-2" table:style-name="ce10">
            <text:p>4,4%</text:p>
          </table:table-cell>
          <table:table-cell office:value-type="percentage" office:value="3.7907335600000001E-2" table:style-name="ce10">
            <text:p>3,8%</text:p>
          </table:table-cell>
          <table:table-cell office:value-type="percentage" office:value="2.5052581899999999E-2" table:style-name="ce11">
            <text:p>2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Wrocław</text:p>
          </table:table-cell>
          <table:table-cell office:value-type="percentage" office:value="2.7293545900000001E-2" table:style-name="ce10">
            <text:p>2,7%</text:p>
          </table:table-cell>
          <table:table-cell office:value-type="percentage" office:value="1.5236234600000001E-2" table:style-name="ce10">
            <text:p>1,5%</text:p>
          </table:table-cell>
          <table:table-cell office:value-type="percentage" office:value="1.9660324699999999E-2" table:style-name="ce10">
            <text:p>2,0%</text:p>
          </table:table-cell>
          <table:table-cell office:value-type="percentage" office:value="2.14940863E-2" table:style-name="ce11">
            <text:p>2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Dolny Śląsk)</text:p>
          </table:table-cell>
          <table:table-cell office:value-type="percentage" office:value="7.6874702000000001E-3" table:style-name="ce10">
            <text:p>0,8%</text:p>
          </table:table-cell>
          <table:table-cell office:value-type="percentage" office:value="7.5514516999999996E-3" table:style-name="ce10">
            <text:p>0,8%</text:p>
          </table:table-cell>
          <table:table-cell office:value-type="percentage" office:value="8.0261553000000006E-3" table:style-name="ce10">
            <text:p>0,8%</text:p>
          </table:table-cell>
          <table:table-cell office:value-type="percentage" office:value="1.69468368E-2" table:style-name="ce11">
            <text:p>1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Gra (Wrocław) / do 2015-10 Radio RMF MAXXX (Wrocław)</text:p>
          </table:table-cell>
          <table:table-cell office:value-type="percentage" office:value="1.1465654E-2" table:style-name="ce10">
            <text:p>1,1%</text:p>
          </table:table-cell>
          <table:table-cell office:value-type="percentage" office:value="2.6587406800000001E-2" table:style-name="ce10">
            <text:p>2,7%</text:p>
          </table:table-cell>
          <table:table-cell office:value-type="percentage" office:value="2.3978016200000001E-2" table:style-name="ce10">
            <text:p>2,4%</text:p>
          </table:table-cell>
          <table:table-cell office:value-type="percentage" office:value="1.6172307899999998E-2" table:style-name="ce11">
            <text:p>1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2.2315207399999998E-2" table:style-name="ce10">
            <text:p>2,2%</text:p>
          </table:table-cell>
          <table:table-cell office:value-type="percentage" office:value="1.6414283200000001E-2" table:style-name="ce10">
            <text:p>1,6%</text:p>
          </table:table-cell>
          <table:table-cell office:value-type="percentage" office:value="2.2098169399999999E-2" table:style-name="ce10">
            <text:p>2,2%</text:p>
          </table:table-cell>
          <table:table-cell office:value-type="percentage" office:value="1.5771100499999999E-2" table:style-name="ce11">
            <text:p>1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Katolickie Radio Rodzina (Wrocław)</text:p>
          </table:table-cell>
          <table:table-cell office:value-type="percentage" office:value="9.7025314000000005E-3" table:style-name="ce10">
            <text:p>1,0%</text:p>
          </table:table-cell>
          <table:table-cell office:value-type="percentage" office:value="1.2977086800000001E-2" table:style-name="ce10">
            <text:p>1,3%</text:p>
          </table:table-cell>
          <table:table-cell office:value-type="percentage" office:value="7.2765214000000003E-3" table:style-name="ce10">
            <text:p>0,7%</text:p>
          </table:table-cell>
          <table:table-cell office:value-type="percentage" office:value="1.0431241000000001E-2" table:style-name="ce11">
            <text:p>1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1.1391415699999999E-2" table:style-name="ce10">
            <text:p>1,1%</text:p>
          </table:table-cell>
          <table:table-cell office:value-type="percentage" office:value="9.1782536000000001E-3" table:style-name="ce10">
            <text:p>0,9%</text:p>
          </table:table-cell>
          <table:table-cell office:value-type="percentage" office:value="1.2199449399999999E-2" table:style-name="ce10">
            <text:p>1,2%</text:p>
          </table:table-cell>
          <table:table-cell office:value-type="percentage" office:value="8.7322354999999994E-3" table:style-name="ce11">
            <text:p>0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0581609299999999E-2" table:style-name="ce12">
            <text:p>1,1%</text:p>
          </table:table-cell>
          <table:table-cell office:value-type="percentage" office:value="9.4110264999999992E-3" table:style-name="ce12">
            <text:p>0,9%</text:p>
          </table:table-cell>
          <table:table-cell office:value-type="percentage" office:value="5.8597073999999997E-3" table:style-name="ce12">
            <text:p>0,6%</text:p>
          </table:table-cell>
          <table:table-cell office:value-type="percentage" office:value="7.9274781999999992E-3" table:style-name="ce13">
            <text:p>0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Akademickie Radio LUZ (Wrocław)</text:p>
          </table:table-cell>
          <table:table-cell office:value-type="percentage" office:value="3.4304679999999999E-3" table:style-name="ce10">
            <text:p>0,3%</text:p>
          </table:table-cell>
          <table:table-cell office:value-type="percentage" office:value="5.450234E-3" table:style-name="ce10">
            <text:p>0,5%</text:p>
          </table:table-cell>
          <table:table-cell office:value-type="percentage" office:value="6.6921845999999997E-3" table:style-name="ce10">
            <text:p>0,7%</text:p>
          </table:table-cell>
          <table:table-cell office:value-type="percentage" office:value="5.9840819000000003E-3" table:style-name="ce11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2.0031131800000001E-2" table:style-name="ce10">
            <text:p>2,0%</text:p>
          </table:table-cell>
          <table:table-cell office:value-type="percentage" office:value="1.10941079E-2" table:style-name="ce10">
            <text:p>1,1%</text:p>
          </table:table-cell>
          <table:table-cell office:value-type="percentage" office:value="1.01501756E-2" table:style-name="ce10">
            <text:p>1,0%</text:p>
          </table:table-cell>
          <table:table-cell office:value-type="percentage" office:value="4.3809701999999997E-3" table:style-name="ce11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1874" table:style-name="ce1">
            <text:p>1874</text:p>
          </table:table-cell>
          <table:table-cell office:value-type="float" office:value="1849" table:style-name="ce1">
            <text:p>1849</text:p>
          </table:table-cell>
          <table:table-cell office:value-type="float" office:value="1751" table:style-name="ce1">
            <text:p>1751</text:p>
          </table:table-cell>
          <table:table-cell office:value-type="float" office:value="1786" table:style-name="ce1">
            <text:p>1786</text:p>
          </table:table-cell>
          <table:table-cell table:number-columns-repeated="16379"/>
        </table:table-row>
        <table:table-row table:number-rows-repeated="4" table:style-name="ro1">
          <table:table-cell table:style-name="ce3"/>
          <table:table-cell table:number-columns-repeated="4" table:style-name="ce10"/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Wrocław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Wrocła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514 114 (65 301 przypadków, 4,0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number-rows-repeated="1048522" table:style-name="ro3">
          <table:table-cell table:number-columns-repeated="16384"/>
        </table:table-row>
      </table:table>
      <table:table table:name="Toruń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1016" table:default-cell-style-name="ce3"/>
        <table:table-column table:style-name="co10" table:default-cell-style-name="ce3"/>
        <table:table-column table:style-name="co10" table:number-columns-repeated="15362" table:default-cell-style-name="ce1"/>
        <table:table-row table:style-name="ro1">
          <table:table-cell office:value-type="string" table:style-name="ce3">
            <text:p>SoftReport Explorer - 10.07.2019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1" table:style-name="ce3"/>
          <table:table-cell table:number-columns-repeated="1536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022" table:style-name="ce3"/>
          <table:table-cell table:number-columns-repeated="15362"/>
        </table:table-row>
        <table:table-row table:style-name="ro6">
          <table:table-cell table:style-name="ce5"/>
          <table:table-cell office:value-type="string" table:style-name="ce18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Gra (Toruń)</text:p>
          </table:table-cell>
          <table:table-cell office:value-type="percentage" office:value="0.14824234920000001" table:style-name="ce10">
            <text:p>14,8%</text:p>
          </table:table-cell>
          <table:table-cell office:value-type="percentage" office:value="0.1681776227" table:style-name="ce10">
            <text:p>16,8%</text:p>
          </table:table-cell>
          <table:table-cell office:value-type="percentage" office:value="0.1528064737" table:style-name="ce10">
            <text:p>15,3%</text:p>
          </table:table-cell>
          <table:table-cell office:value-type="percentage" office:value="0.140125628" table:style-name="ce11">
            <text:p>14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184475661" table:style-name="ce10">
            <text:p>11,8%</text:p>
          </table:table-cell>
          <table:table-cell office:value-type="percentage" office:value="0.1108363708" table:style-name="ce10">
            <text:p>11,1%</text:p>
          </table:table-cell>
          <table:table-cell office:value-type="percentage" office:value="0.1339502793" table:style-name="ce10">
            <text:p>13,4%</text:p>
          </table:table-cell>
          <table:table-cell office:value-type="percentage" office:value="0.11431856460000001" table:style-name="ce11">
            <text:p>11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0024761600000003E-2" table:style-name="ce10">
            <text:p>9,0%</text:p>
          </table:table-cell>
          <table:table-cell office:value-type="percentage" office:value="0.1078102606" table:style-name="ce10">
            <text:p>10,8%</text:p>
          </table:table-cell>
          <table:table-cell office:value-type="percentage" office:value="8.4265220900000007E-2" table:style-name="ce10">
            <text:p>8,4%</text:p>
          </table:table-cell>
          <table:table-cell office:value-type="percentage" office:value="0.10984639240000001" table:style-name="ce11">
            <text:p>11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6.11395692E-2" table:style-name="ce10">
            <text:p>6,1%</text:p>
          </table:table-cell>
          <table:table-cell office:value-type="percentage" office:value="3.59531217E-2" table:style-name="ce10">
            <text:p>3,6%</text:p>
          </table:table-cell>
          <table:table-cell office:value-type="percentage" office:value="4.6488981700000001E-2" table:style-name="ce10">
            <text:p>4,6%</text:p>
          </table:table-cell>
          <table:table-cell office:value-type="percentage" office:value="9.8804358999999994E-2" table:style-name="ce11">
            <text:p>9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Wawa (Toruń)</text:p>
          </table:table-cell>
          <table:table-cell office:value-type="percentage" office:value="0.10467842519999999" table:style-name="ce10">
            <text:p>10,5%</text:p>
          </table:table-cell>
          <table:table-cell office:value-type="percentage" office:value="7.7599161900000005E-2" table:style-name="ce10">
            <text:p>7,8%</text:p>
          </table:table-cell>
          <table:table-cell office:value-type="percentage" office:value="7.1425002900000006E-2" table:style-name="ce10">
            <text:p>7,1%</text:p>
          </table:table-cell>
          <table:table-cell office:value-type="percentage" office:value="8.3111365199999995E-2" table:style-name="ce11">
            <text:p>8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Toruń</text:p>
          </table:table-cell>
          <table:table-cell office:value-type="percentage" office:value="8.3350117200000004E-2" table:style-name="ce10">
            <text:p>8,3%</text:p>
          </table:table-cell>
          <table:table-cell office:value-type="percentage" office:value="8.4746053200000004E-2" table:style-name="ce10">
            <text:p>8,5%</text:p>
          </table:table-cell>
          <table:table-cell office:value-type="percentage" office:value="4.6376108800000003E-2" table:style-name="ce10">
            <text:p>4,6%</text:p>
          </table:table-cell>
          <table:table-cell office:value-type="percentage" office:value="8.10540332E-2" table:style-name="ce11">
            <text:p>8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Toruń) / do 2017-08 Radio ZET Gold (Toruń)</text:p>
          </table:table-cell>
          <table:table-cell office:value-type="percentage" office:value="8.5975911700000004E-2" table:style-name="ce10">
            <text:p>8,6%</text:p>
          </table:table-cell>
          <table:table-cell office:value-type="percentage" office:value="9.8367673000000003E-2" table:style-name="ce10">
            <text:p>9,8%</text:p>
          </table:table-cell>
          <table:table-cell office:value-type="percentage" office:value="0.1091259911" table:style-name="ce10">
            <text:p>10,9%</text:p>
          </table:table-cell>
          <table:table-cell office:value-type="percentage" office:value="7.7324098800000005E-2" table:style-name="ce11">
            <text:p>7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9737195900000003E-2" table:style-name="ce10">
            <text:p>5,0%</text:p>
          </table:table-cell>
          <table:table-cell office:value-type="percentage" office:value="3.79115997E-2" table:style-name="ce10">
            <text:p>3,8%</text:p>
          </table:table-cell>
          <table:table-cell office:value-type="percentage" office:value="7.9808083599999996E-2" table:style-name="ce10">
            <text:p>8,0%</text:p>
          </table:table-cell>
          <table:table-cell office:value-type="percentage" office:value="6.3818330000000006E-2" table:style-name="ce11">
            <text:p>6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1191463199999998E-2" table:style-name="ce10">
            <text:p>3,1%</text:p>
          </table:table-cell>
          <table:table-cell office:value-type="percentage" office:value="6.7697643700000004E-2" table:style-name="ce10">
            <text:p>6,8%</text:p>
          </table:table-cell>
          <table:table-cell office:value-type="percentage" office:value="6.1532387899999999E-2" table:style-name="ce10">
            <text:p>6,2%</text:p>
          </table:table-cell>
          <table:table-cell office:value-type="percentage" office:value="5.4793630000000003E-2" table:style-name="ce11">
            <text:p>5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2800628829999999" table:style-name="ce10">
            <text:p>12,8%</text:p>
          </table:table-cell>
          <table:table-cell office:value-type="percentage" office:value="0.1067996989" table:style-name="ce10">
            <text:p>10,7%</text:p>
          </table:table-cell>
          <table:table-cell office:value-type="percentage" office:value="9.0239326199999997E-2" table:style-name="ce10">
            <text:p>9,0%</text:p>
          </table:table-cell>
          <table:table-cell office:value-type="percentage" office:value="5.0977400399999998E-2" table:style-name="ce11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4.4576272200000003E-2" table:style-name="ce10">
            <text:p>4,5%</text:p>
          </table:table-cell>
          <table:table-cell office:value-type="percentage" office:value="5.2860127299999997E-2" table:style-name="ce10">
            <text:p>5,3%</text:p>
          </table:table-cell>
          <table:table-cell office:value-type="percentage" office:value="5.1963477700000003E-2" table:style-name="ce10">
            <text:p>5,2%</text:p>
          </table:table-cell>
          <table:table-cell office:value-type="percentage" office:value="3.8843778099999997E-2" table:style-name="ce11">
            <text:p>3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4.3594161000000001E-3" table:style-name="ce12">
            <text:p>0,4%</text:p>
          </table:table-cell>
          <table:table-cell office:value-type="percentage" office:value="9.8995825000000003E-3" table:style-name="ce12">
            <text:p>1,0%</text:p>
          </table:table-cell>
          <table:table-cell office:value-type="percentage" office:value="1.1622242E-2" table:style-name="ce12">
            <text:p>1,2%</text:p>
          </table:table-cell>
          <table:table-cell office:value-type="percentage" office:value="1.6747186300000001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PiK (Bydgoszcz)</text:p>
          </table:table-cell>
          <table:table-cell office:value-type="percentage" office:value="1.0049334599999999E-2" table:style-name="ce10">
            <text:p>1,0%</text:p>
          </table:table-cell>
          <table:table-cell office:value-type="percentage" office:value="1.40406192E-2" table:style-name="ce10">
            <text:p>1,4%</text:p>
          </table:table-cell>
          <table:table-cell office:value-type="percentage" office:value="9.761179E-3" table:style-name="ce10">
            <text:p>1,0%</text:p>
          </table:table-cell>
          <table:table-cell office:value-type="percentage" office:value="1.2383654799999999E-2" table:style-name="ce11">
            <text:p>1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5.5092148000000004E-3" table:style-name="ce12">
            <text:p>0,6%</text:p>
          </table:table-cell>
          <table:table-cell office:value-type="percentage" office:value="9.4729702999999995E-3" table:style-name="ce12">
            <text:p>0,9%</text:p>
          </table:table-cell>
          <table:table-cell office:value-type="percentage" office:value="5.3587085E-3" table:style-name="ce12">
            <text:p>0,5%</text:p>
          </table:table-cell>
          <table:table-cell office:value-type="percentage" office:value="5.8564181999999996E-3" table:style-name="ce13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580" table:style-name="ce1">
            <text:p>580</text:p>
          </table:table-cell>
          <table:table-cell office:value-type="float" office:value="568" table:style-name="ce1">
            <text:p>568</text:p>
          </table:table-cell>
          <table:table-cell office:value-type="float" office:value="490" table:style-name="ce1">
            <text:p>490</text:p>
          </table:table-cell>
          <table:table-cell office:value-type="float" office:value="533" table:style-name="ce1">
            <text:p>533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4" table:style-name="ce10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Toruń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Toruń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66 372 (25 261 przypadków, 1,5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Szczecin" table:style-name="ta1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" table:default-cell-style-name="ce3"/>
        <table:table-column table:style-name="co22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0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6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Szczecin</text:p>
          </table:table-cell>
          <table:table-cell office:value-type="percentage" office:value="0.15858288000000001" table:style-name="ce10">
            <text:p>15,9%</text:p>
          </table:table-cell>
          <table:table-cell office:value-type="percentage" office:value="0.18373411040000001" table:style-name="ce10">
            <text:p>18,4%</text:p>
          </table:table-cell>
          <table:table-cell office:value-type="percentage" office:value="0.1676023837" table:style-name="ce10">
            <text:p>16,8%</text:p>
          </table:table-cell>
          <table:table-cell office:value-type="percentage" office:value="0.14568628810000001" table:style-name="ce11">
            <text:p>14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4239195490000001" table:style-name="ce10">
            <text:p>14,2%</text:p>
          </table:table-cell>
          <table:table-cell office:value-type="percentage" office:value="0.12672367670000001" table:style-name="ce10">
            <text:p>12,7%</text:p>
          </table:table-cell>
          <table:table-cell office:value-type="percentage" office:value="0.109781008" table:style-name="ce10">
            <text:p>11,0%</text:p>
          </table:table-cell>
          <table:table-cell office:value-type="percentage" office:value="0.13391529660000001" table:style-name="ce11">
            <text:p>1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9.9819623800000007E-2" table:style-name="ce10">
            <text:p>10,0%</text:p>
          </table:table-cell>
          <table:table-cell office:value-type="percentage" office:value="0.14792564720000001" table:style-name="ce10">
            <text:p>14,8%</text:p>
          </table:table-cell>
          <table:table-cell office:value-type="percentage" office:value="0.15921640879999999" table:style-name="ce10">
            <text:p>15,9%</text:p>
          </table:table-cell>
          <table:table-cell office:value-type="percentage" office:value="0.1217921265" table:style-name="ce11">
            <text:p>12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Na Fali 89,8 FM (Szczecin)</text:p>
          </table:table-cell>
          <table:table-cell office:value-type="percentage" office:value="7.5936101500000006E-2" table:style-name="ce10">
            <text:p>7,6%</text:p>
          </table:table-cell>
          <table:table-cell office:value-type="percentage" office:value="4.9249779899999999E-2" table:style-name="ce10">
            <text:p>4,9%</text:p>
          </table:table-cell>
          <table:table-cell office:value-type="percentage" office:value="4.5904956500000003E-2" table:style-name="ce10">
            <text:p>4,6%</text:p>
          </table:table-cell>
          <table:table-cell office:value-type="percentage" office:value="8.4493586699999998E-2" table:style-name="ce11">
            <text:p>8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5.85565428E-2" table:style-name="ce10">
            <text:p>5,9%</text:p>
          </table:table-cell>
          <table:table-cell office:value-type="percentage" office:value="5.6523968199999997E-2" table:style-name="ce10">
            <text:p>5,7%</text:p>
          </table:table-cell>
          <table:table-cell office:value-type="percentage" office:value="3.7717005999999997E-2" table:style-name="ce10">
            <text:p>3,8%</text:p>
          </table:table-cell>
          <table:table-cell office:value-type="percentage" office:value="7.4828844800000002E-2" table:style-name="ce11">
            <text:p>7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7.1881633700000003E-2" table:style-name="ce10">
            <text:p>7,2%</text:p>
          </table:table-cell>
          <table:table-cell office:value-type="percentage" office:value="0.10127173640000001" table:style-name="ce10">
            <text:p>10,1%</text:p>
          </table:table-cell>
          <table:table-cell office:value-type="percentage" office:value="9.7701921799999994E-2" table:style-name="ce10">
            <text:p>9,8%</text:p>
          </table:table-cell>
          <table:table-cell office:value-type="percentage" office:value="7.0811596000000004E-2" table:style-name="ce11">
            <text:p>7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Szczecin)</text:p>
          </table:table-cell>
          <table:table-cell office:value-type="percentage" office:value="4.4950953199999998E-2" table:style-name="ce10">
            <text:p>4,5%</text:p>
          </table:table-cell>
          <table:table-cell office:value-type="percentage" office:value="3.9831789100000001E-2" table:style-name="ce10">
            <text:p>4,0%</text:p>
          </table:table-cell>
          <table:table-cell office:value-type="percentage" office:value="6.83171115E-2" table:style-name="ce10">
            <text:p>6,8%</text:p>
          </table:table-cell>
          <table:table-cell office:value-type="percentage" office:value="6.0214494E-2" table:style-name="ce11">
            <text:p>6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RMF Classic (sieć: 20 częstotliwości) / badane od 10.2010</text:p>
          </table:table-cell>
          <table:table-cell office:value-type="percentage" office:value="5.0727996800000001E-2" table:style-name="ce10">
            <text:p>5,1%</text:p>
          </table:table-cell>
          <table:table-cell office:value-type="percentage" office:value="4.2059121099999999E-2" table:style-name="ce10">
            <text:p>4,2%</text:p>
          </table:table-cell>
          <table:table-cell office:value-type="percentage" office:value="5.0559623300000002E-2" table:style-name="ce10">
            <text:p>5,1%</text:p>
          </table:table-cell>
          <table:table-cell office:value-type="percentage" office:value="5.47475714E-2" table:style-name="ce11">
            <text:p>5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TOK FM</text:p>
          </table:table-cell>
          <table:table-cell office:value-type="percentage" office:value="3.8512894200000002E-2" table:style-name="ce10">
            <text:p>3,9%</text:p>
          </table:table-cell>
          <table:table-cell office:value-type="percentage" office:value="5.6972088499999997E-2" table:style-name="ce10">
            <text:p>5,7%</text:p>
          </table:table-cell>
          <table:table-cell office:value-type="percentage" office:value="5.1971853200000001E-2" table:style-name="ce10">
            <text:p>5,2%</text:p>
          </table:table-cell>
          <table:table-cell office:value-type="percentage" office:value="5.374048E-2" table:style-name="ce11">
            <text:p>5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ESKA (Szczecin)</text:p>
          </table:table-cell>
          <table:table-cell office:value-type="percentage" office:value="7.88741367E-2" table:style-name="ce10">
            <text:p>7,9%</text:p>
          </table:table-cell>
          <table:table-cell office:value-type="percentage" office:value="3.8907231399999999E-2" table:style-name="ce10">
            <text:p>3,9%</text:p>
          </table:table-cell>
          <table:table-cell office:value-type="percentage" office:value="4.8189081799999998E-2" table:style-name="ce10">
            <text:p>4,8%</text:p>
          </table:table-cell>
          <table:table-cell office:value-type="percentage" office:value="5.1228919499999997E-2" table:style-name="ce11">
            <text:p>5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VOX FM (sieć: 17 częstotliwości)/ do 2013-11 Radio Eska Rock</text:p>
          </table:table-cell>
          <table:table-cell office:value-type="percentage" office:value="5.9173290500000003E-2" table:style-name="ce10">
            <text:p>5,9%</text:p>
          </table:table-cell>
          <table:table-cell office:value-type="percentage" office:value="2.9395600800000001E-2" table:style-name="ce10">
            <text:p>2,9%</text:p>
          </table:table-cell>
          <table:table-cell office:value-type="percentage" office:value="4.2295123800000001E-2" table:style-name="ce10">
            <text:p>4,2%</text:p>
          </table:table-cell>
          <table:table-cell office:value-type="percentage" office:value="4.10027195E-2" table:style-name="ce11">
            <text:p>4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Wawa (Szczecin)</text:p>
          </table:table-cell>
          <table:table-cell office:value-type="percentage" office:value="3.3733168000000001E-2" table:style-name="ce10">
            <text:p>3,4%</text:p>
          </table:table-cell>
          <table:table-cell office:value-type="percentage" office:value="2.3845581000000001E-2" table:style-name="ce10">
            <text:p>2,4%</text:p>
          </table:table-cell>
          <table:table-cell office:value-type="percentage" office:value="2.3885427399999999E-2" table:style-name="ce10">
            <text:p>2,4%</text:p>
          </table:table-cell>
          <table:table-cell office:value-type="percentage" office:value="2.7120265399999999E-2" table:style-name="ce11">
            <text:p>2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Plus Szczecin</text:p>
          </table:table-cell>
          <table:table-cell office:value-type="percentage" office:value="2.19004267E-2" table:style-name="ce10">
            <text:p>2,2%</text:p>
          </table:table-cell>
          <table:table-cell office:value-type="percentage" office:value="2.8851384800000001E-2" table:style-name="ce10">
            <text:p>2,9%</text:p>
          </table:table-cell>
          <table:table-cell office:value-type="percentage" office:value="2.8469853900000001E-2" table:style-name="ce10">
            <text:p>2,8%</text:p>
          </table:table-cell>
          <table:table-cell office:value-type="percentage" office:value="1.8447097400000001E-2" table:style-name="ce11">
            <text:p>1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Jedynka - Program 1 Polskiego Radia</text:p>
          </table:table-cell>
          <table:table-cell office:value-type="percentage" office:value="3.39959705E-2" table:style-name="ce10">
            <text:p>3,4%</text:p>
          </table:table-cell>
          <table:table-cell office:value-type="percentage" office:value="3.4687412299999998E-2" table:style-name="ce10">
            <text:p>3,5%</text:p>
          </table:table-cell>
          <table:table-cell office:value-type="percentage" office:value="2.08577343E-2" table:style-name="ce10">
            <text:p>2,1%</text:p>
          </table:table-cell>
          <table:table-cell office:value-type="percentage" office:value="1.7302452999999999E-2" table:style-name="ce11">
            <text:p>1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Maryja</text:p>
          </table:table-cell>
          <table:table-cell office:value-type="percentage" office:value="8.9882817999999993E-3" table:style-name="ce10">
            <text:p>0,9%</text:p>
          </table:table-cell>
          <table:table-cell office:value-type="percentage" office:value="1.32103016E-2" table:style-name="ce10">
            <text:p>1,3%</text:p>
          </table:table-cell>
          <table:table-cell office:value-type="percentage" office:value="1.72286096E-2" table:style-name="ce10">
            <text:p>1,7%</text:p>
          </table:table-cell>
          <table:table-cell office:value-type="percentage" office:value="8.6931297999999994E-3" table:style-name="ce11">
            <text:p>0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Polskie Radio 24 / do 2016-08 Czwórka - Program 4 Polskiego Radia</text:p>
          </table:table-cell>
          <table:table-cell office:value-type="percentage" office:value="8.7861252999999993E-3" table:style-name="ce10">
            <text:p>0,9%</text:p>
          </table:table-cell>
          <table:table-cell office:value-type="percentage" office:value="6.5726682999999999E-3" table:style-name="ce10">
            <text:p>0,7%</text:p>
          </table:table-cell>
          <table:table-cell office:value-type="percentage" office:value="1.0581198300000001E-2" table:style-name="ce10">
            <text:p>1,1%</text:p>
          </table:table-cell>
          <table:table-cell office:value-type="percentage" office:value="8.4262277000000003E-3" table:style-name="ce11">
            <text:p>0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9">
            <text:p>Dwójka - Program 2 Polskiego Radia</text:p>
          </table:table-cell>
          <table:table-cell office:value-type="percentage" office:value="3.4749466999999998E-3" table:style-name="ce12">
            <text:p>0,3%</text:p>
          </table:table-cell>
          <table:table-cell office:value-type="percentage" office:value="5.0262843000000003E-3" table:style-name="ce12">
            <text:p>0,5%</text:p>
          </table:table-cell>
          <table:table-cell office:value-type="percentage" office:value="4.944497E-3" table:style-name="ce12">
            <text:p>0,5%</text:p>
          </table:table-cell>
          <table:table-cell office:value-type="percentage" office:value="6.9856425999999996E-3" table:style-name="ce13">
            <text:p>0,7%</text:p>
          </table:table-cell>
          <table:table-cell table:style-name="ce1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969" table:style-name="ce1">
            <text:p>969</text:p>
          </table:table-cell>
          <table:table-cell office:value-type="float" office:value="1094" table:style-name="ce1">
            <text:p>1094</text:p>
          </table:table-cell>
          <table:table-cell office:value-type="float" office:value="1070" table:style-name="ce1">
            <text:p>1070</text:p>
          </table:table-cell>
          <table:table-cell office:value-type="float" office:value="1039" table:style-name="ce1">
            <text:p>1039</text:p>
          </table:table-cell>
          <table:table-cell table:number-columns-repeated="2" table:style-name="ce10"/>
          <table:table-cell table:number-columns-repeated="16377"/>
        </table:table-row>
        <table:table-row table:number-rows-repeated="3" table:style-name="ro1">
          <table:table-cell table:number-columns-repeated="7" table:style-name="ce10"/>
          <table:table-cell table:number-columns-repeated="16377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zczeci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Szczec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331 918 (39 606 przypadków, 2,4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30" table:style-name="ro3">
          <table:table-cell table:number-columns-repeated="16384"/>
        </table:table-row>
      </table:table>
      <table:table table:name="Rzeszów" table:style-name="ta1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0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7">
          <table:table-cell table:number-columns-repeated="1024" table:style-name="ce3"/>
          <table:table-cell table:number-columns-repeated="15360"/>
        </table:table-row>
        <table:table-row table:style-name="ro8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864902893" table:style-name="ce10">
            <text:p>18,6%</text:p>
          </table:table-cell>
          <table:table-cell office:value-type="percentage" office:value="0.15609826900000001" table:style-name="ce10">
            <text:p>15,6%</text:p>
          </table:table-cell>
          <table:table-cell office:value-type="percentage" office:value="0.18763619049999999" table:style-name="ce10">
            <text:p>18,8%</text:p>
          </table:table-cell>
          <table:table-cell office:value-type="percentage" office:value="0.24370225970000001" table:style-name="ce11">
            <text:p>24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5600352049999999" table:style-name="ce10">
            <text:p>15,6%</text:p>
          </table:table-cell>
          <table:table-cell office:value-type="percentage" office:value="0.18560851440000001" table:style-name="ce10">
            <text:p>18,6%</text:p>
          </table:table-cell>
          <table:table-cell office:value-type="percentage" office:value="0.13239319250000001" table:style-name="ce10">
            <text:p>13,2%</text:p>
          </table:table-cell>
          <table:table-cell office:value-type="percentage" office:value="0.1383634332" table:style-name="ce11">
            <text:p>13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Rzeszów)</text:p>
          </table:table-cell>
          <table:table-cell office:value-type="percentage" office:value="9.2396744099999997E-2" table:style-name="ce10">
            <text:p>9,2%</text:p>
          </table:table-cell>
          <table:table-cell office:value-type="percentage" office:value="8.4543395300000004E-2" table:style-name="ce10">
            <text:p>8,5%</text:p>
          </table:table-cell>
          <table:table-cell office:value-type="percentage" office:value="0.13688208909999999" table:style-name="ce10">
            <text:p>13,7%</text:p>
          </table:table-cell>
          <table:table-cell office:value-type="percentage" office:value="0.12544696829999999" table:style-name="ce11">
            <text:p>12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5.8319761300000002E-2" table:style-name="ce10">
            <text:p>5,8%</text:p>
          </table:table-cell>
          <table:table-cell office:value-type="percentage" office:value="7.0321837499999998E-2" table:style-name="ce10">
            <text:p>7,0%</text:p>
          </table:table-cell>
          <table:table-cell office:value-type="percentage" office:value="8.2070949300000001E-2" table:style-name="ce10">
            <text:p>8,2%</text:p>
          </table:table-cell>
          <table:table-cell office:value-type="percentage" office:value="7.7581072700000003E-2" table:style-name="ce11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Rzeszów</text:p>
          </table:table-cell>
          <table:table-cell office:value-type="percentage" office:value="7.3073448700000002E-2" table:style-name="ce10">
            <text:p>7,3%</text:p>
          </table:table-cell>
          <table:table-cell office:value-type="percentage" office:value="7.92511786E-2" table:style-name="ce10">
            <text:p>7,9%</text:p>
          </table:table-cell>
          <table:table-cell office:value-type="percentage" office:value="5.7829703199999999E-2" table:style-name="ce10">
            <text:p>5,8%</text:p>
          </table:table-cell>
          <table:table-cell office:value-type="percentage" office:value="5.72398145E-2" table:style-name="ce11">
            <text:p>5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Res 95,7 FM (Rzeszów)</text:p>
          </table:table-cell>
          <table:table-cell office:value-type="percentage" office:value="8.5979451600000006E-2" table:style-name="ce10">
            <text:p>8,6%</text:p>
          </table:table-cell>
          <table:table-cell office:value-type="percentage" office:value="7.85314862E-2" table:style-name="ce10">
            <text:p>7,9%</text:p>
          </table:table-cell>
          <table:table-cell office:value-type="percentage" office:value="6.3990276799999996E-2" table:style-name="ce10">
            <text:p>6,4%</text:p>
          </table:table-cell>
          <table:table-cell office:value-type="percentage" office:value="5.3822050199999999E-2" table:style-name="ce11">
            <text:p>5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7.22747688E-2" table:style-name="ce10">
            <text:p>7,2%</text:p>
          </table:table-cell>
          <table:table-cell office:value-type="percentage" office:value="8.2181204300000005E-2" table:style-name="ce10">
            <text:p>8,2%</text:p>
          </table:table-cell>
          <table:table-cell office:value-type="percentage" office:value="5.9102796499999999E-2" table:style-name="ce10">
            <text:p>5,9%</text:p>
          </table:table-cell>
          <table:table-cell office:value-type="percentage" office:value="5.21759002E-2" table:style-name="ce11">
            <text:p>5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3.3800084699999997E-2" table:style-name="ce10">
            <text:p>3,4%</text:p>
          </table:table-cell>
          <table:table-cell office:value-type="percentage" office:value="2.58932126E-2" table:style-name="ce10">
            <text:p>2,6%</text:p>
          </table:table-cell>
          <table:table-cell office:value-type="percentage" office:value="1.38436102E-2" table:style-name="ce10">
            <text:p>1,4%</text:p>
          </table:table-cell>
          <table:table-cell office:value-type="percentage" office:value="4.5416363699999997E-2" table:style-name="ce11">
            <text:p>4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4.38506538E-2" table:style-name="ce10">
            <text:p>4,4%</text:p>
          </table:table-cell>
          <table:table-cell office:value-type="percentage" office:value="2.4181407500000002E-2" table:style-name="ce10">
            <text:p>2,4%</text:p>
          </table:table-cell>
          <table:table-cell office:value-type="percentage" office:value="2.2801218599999999E-2" table:style-name="ce10">
            <text:p>2,3%</text:p>
          </table:table-cell>
          <table:table-cell office:value-type="percentage" office:value="3.7472485600000001E-2" table:style-name="ce11">
            <text:p>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Wawa (Rzeszów)</text:p>
          </table:table-cell>
          <table:table-cell office:value-type="percentage" office:value="6.07116277E-2" table:style-name="ce10">
            <text:p>6,1%</text:p>
          </table:table-cell>
          <table:table-cell office:value-type="percentage" office:value="4.5686714400000002E-2" table:style-name="ce10">
            <text:p>4,6%</text:p>
          </table:table-cell>
          <table:table-cell office:value-type="percentage" office:value="5.02645101E-2" table:style-name="ce10">
            <text:p>5,0%</text:p>
          </table:table-cell>
          <table:table-cell office:value-type="percentage" office:value="3.5996722600000003E-2" table:style-name="ce11">
            <text:p>3,6%</text:p>
          </table:table-cell>
          <table:table-cell table:number-columns-repeated="16379" table:style-name="ce2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2.58273826E-2" table:style-name="ce10">
            <text:p>2,6%</text:p>
          </table:table-cell>
          <table:table-cell office:value-type="percentage" office:value="3.7565434500000001E-2" table:style-name="ce10">
            <text:p>3,8%</text:p>
          </table:table-cell>
          <table:table-cell office:value-type="percentage" office:value="5.0669729599999998E-2" table:style-name="ce10">
            <text:p>5,1%</text:p>
          </table:table-cell>
          <table:table-cell office:value-type="percentage" office:value="3.5340319199999998E-2" table:style-name="ce11">
            <text:p>3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5148646899999997E-2" table:style-name="ce10">
            <text:p>3,5%</text:p>
          </table:table-cell>
          <table:table-cell office:value-type="percentage" office:value="2.3665750199999998E-2" table:style-name="ce10">
            <text:p>2,4%</text:p>
          </table:table-cell>
          <table:table-cell office:value-type="percentage" office:value="3.5872683099999997E-2" table:style-name="ce10">
            <text:p>3,6%</text:p>
          </table:table-cell>
          <table:table-cell office:value-type="percentage" office:value="2.8939141599999999E-2" table:style-name="ce11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IA (Rzeszów)</text:p>
          </table:table-cell>
          <table:table-cell office:value-type="percentage" office:value="2.7214627200000001E-2" table:style-name="ce10">
            <text:p>2,7%</text:p>
          </table:table-cell>
          <table:table-cell office:value-type="percentage" office:value="4.12363065E-2" table:style-name="ce10">
            <text:p>4,1%</text:p>
          </table:table-cell>
          <table:table-cell office:value-type="percentage" office:value="2.3142548400000001E-2" table:style-name="ce10">
            <text:p>2,3%</text:p>
          </table:table-cell>
          <table:table-cell office:value-type="percentage" office:value="2.5422623500000002E-2" table:style-name="ce11">
            <text:p>2,5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kademickie Radio Centrum (Rzeszów)</text:p>
          </table:table-cell>
          <table:table-cell office:value-type="percentage" office:value="7.0565475000000004E-3" table:style-name="ce10">
            <text:p>0,7%</text:p>
          </table:table-cell>
          <table:table-cell office:value-type="percentage" office:value="1.05514258E-2" table:style-name="ce10">
            <text:p>1,1%</text:p>
          </table:table-cell>
          <table:table-cell office:value-type="percentage" office:value="2.5074636099999999E-2" table:style-name="ce10">
            <text:p>2,5%</text:p>
          </table:table-cell>
          <table:table-cell office:value-type="percentage" office:value="9.4852714999999997E-3" table:style-name="ce11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Polskie Radio 24 / do 2016-08 Czwórka - Program 4 Polskiego Radia</text:p>
          </table:table-cell>
          <table:table-cell office:value-type="percentage" office:value="1.39745897E-2" table:style-name="ce10">
            <text:p>1,4%</text:p>
          </table:table-cell>
          <table:table-cell office:value-type="percentage" office:value="1.5979206900000001E-2" table:style-name="ce10">
            <text:p>1,6%</text:p>
          </table:table-cell>
          <table:table-cell office:value-type="percentage" office:value="8.6082005999999992E-3" table:style-name="ce10">
            <text:p>0,9%</text:p>
          </table:table-cell>
          <table:table-cell office:value-type="percentage" office:value="9.0581250999999998E-3" table:style-name="ce11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4.9676279000000004E-3" table:style-name="ce10">
            <text:p>0,5%</text:p>
          </table:table-cell>
          <table:table-cell office:value-type="percentage" office:value="3.7836694000000001E-3" table:style-name="ce10">
            <text:p>0,4%</text:p>
          </table:table-cell>
          <table:table-cell office:value-type="percentage" office:value="4.3500225E-3" table:style-name="ce10">
            <text:p>0,4%</text:p>
          </table:table-cell>
          <table:table-cell office:value-type="percentage" office:value="1.5269407000000001E-3" table:style-name="ce11">
            <text:p>0,2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504" table:style-name="ce1">
            <text:p>504</text:p>
          </table:table-cell>
          <table:table-cell office:value-type="float" office:value="560" table:style-name="ce1">
            <text:p>560</text:p>
          </table:table-cell>
          <table:table-cell office:value-type="float" office:value="494" table:style-name="ce1">
            <text:p>494</text:p>
          </table:table-cell>
          <table:table-cell office:value-type="float" office:value="484" table:style-name="ce1">
            <text:p>484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10"/>
          <table:table-cell table:number-columns-repeated="16379"/>
        </table:table-row>
        <table:table-row table:number-rows-repeated="5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Rzeszów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Rzeszó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38 522 (24 825 przypadków, 1,5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Radom" table:style-name="ta1">
        <table:table-column table:style-name="co28" table:default-cell-style-name="ce3"/>
        <table:table-column table:style-name="co29" table:default-cell-style-name="ce3"/>
        <table:table-column table:style-name="co15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9" table:number-columns-repeated="1017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0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9">
          <table:table-cell table:number-columns-repeated="1024" table:style-name="ce3"/>
          <table:table-cell table:number-columns-repeated="15360"/>
        </table:table-row>
        <table:table-row table:style-name="ro10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ekord FM (Radom)</text:p>
          </table:table-cell>
          <table:table-cell office:value-type="percentage" office:value="0.27724285370000001" table:style-name="ce10">
            <text:p>27,7%</text:p>
          </table:table-cell>
          <table:table-cell office:value-type="percentage" office:value="0.25214951730000001" table:style-name="ce10">
            <text:p>25,2%</text:p>
          </table:table-cell>
          <table:table-cell office:value-type="percentage" office:value="0.26595633330000001" table:style-name="ce10">
            <text:p>26,6%</text:p>
          </table:table-cell>
          <table:table-cell office:value-type="percentage" office:value="0.24020436349999999" table:style-name="ce11">
            <text:p>24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4930178769999999" table:style-name="ce10">
            <text:p>14,9%</text:p>
          </table:table-cell>
          <table:table-cell office:value-type="percentage" office:value="0.14170313809999999" table:style-name="ce10">
            <text:p>14,2%</text:p>
          </table:table-cell>
          <table:table-cell office:value-type="percentage" office:value="0.16082960160000001" table:style-name="ce10">
            <text:p>16,1%</text:p>
          </table:table-cell>
          <table:table-cell office:value-type="percentage" office:value="0.15880613390000001" table:style-name="ce11">
            <text:p>15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2867506610000001" table:style-name="ce10">
            <text:p>12,9%</text:p>
          </table:table-cell>
          <table:table-cell office:value-type="percentage" office:value="9.3376912100000001E-2" table:style-name="ce10">
            <text:p>9,3%</text:p>
          </table:table-cell>
          <table:table-cell office:value-type="percentage" office:value="0.1055404269" table:style-name="ce10">
            <text:p>10,6%</text:p>
          </table:table-cell>
          <table:table-cell office:value-type="percentage" office:value="0.14533130499999999" table:style-name="ce11">
            <text:p>14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Radom)</text:p>
          </table:table-cell>
          <table:table-cell office:value-type="percentage" office:value="0.1291666259" table:style-name="ce10">
            <text:p>12,9%</text:p>
          </table:table-cell>
          <table:table-cell office:value-type="percentage" office:value="0.1145339557" table:style-name="ce10">
            <text:p>11,5%</text:p>
          </table:table-cell>
          <table:table-cell office:value-type="percentage" office:value="0.1424087155" table:style-name="ce10">
            <text:p>14,2%</text:p>
          </table:table-cell>
          <table:table-cell office:value-type="percentage" office:value="0.1189332401" table:style-name="ce11">
            <text:p>11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6.5587084399999995E-2" table:style-name="ce10">
            <text:p>6,6%</text:p>
          </table:table-cell>
          <table:table-cell office:value-type="percentage" office:value="7.0071054600000002E-2" table:style-name="ce10">
            <text:p>7,0%</text:p>
          </table:table-cell>
          <table:table-cell office:value-type="percentage" office:value="9.6935243700000007E-2" table:style-name="ce10">
            <text:p>9,7%</text:p>
          </table:table-cell>
          <table:table-cell office:value-type="percentage" office:value="7.4361817199999999E-2" table:style-name="ce11">
            <text:p>7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Radom</text:p>
          </table:table-cell>
          <table:table-cell office:value-type="percentage" office:value="8.0892002500000004E-2" table:style-name="ce10">
            <text:p>8,1%</text:p>
          </table:table-cell>
          <table:table-cell office:value-type="percentage" office:value="7.2782425799999995E-2" table:style-name="ce10">
            <text:p>7,3%</text:p>
          </table:table-cell>
          <table:table-cell office:value-type="percentage" office:value="6.8317118499999996E-2" table:style-name="ce10">
            <text:p>6,8%</text:p>
          </table:table-cell>
          <table:table-cell office:value-type="percentage" office:value="7.0523952799999998E-2" table:style-name="ce11">
            <text:p>7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Radom) / do 2016-08 Radio Mazowsze (Radom)</text:p>
          </table:table-cell>
          <table:table-cell office:value-type="percentage" office:value="4.7572243600000001E-2" table:style-name="ce10">
            <text:p>4,8%</text:p>
          </table:table-cell>
          <table:table-cell office:value-type="percentage" office:value="6.2164755299999999E-2" table:style-name="ce10">
            <text:p>6,2%</text:p>
          </table:table-cell>
          <table:table-cell office:value-type="percentage" office:value="3.8309725400000001E-2" table:style-name="ce10">
            <text:p>3,8%</text:p>
          </table:table-cell>
          <table:table-cell office:value-type="percentage" office:value="4.4957155700000001E-2" table:style-name="ce11">
            <text:p>4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4.92051285E-2" table:style-name="ce10">
            <text:p>4,9%</text:p>
          </table:table-cell>
          <table:table-cell office:value-type="percentage" office:value="4.6227808600000003E-2" table:style-name="ce10">
            <text:p>4,6%</text:p>
          </table:table-cell>
          <table:table-cell office:value-type="percentage" office:value="4.6139279499999998E-2" table:style-name="ce10">
            <text:p>4,6%</text:p>
          </table:table-cell>
          <table:table-cell office:value-type="percentage" office:value="3.5264923900000002E-2" table:style-name="ce11">
            <text:p>3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1.1900280399999999E-2" table:style-name="ce12">
            <text:p>1,2%</text:p>
          </table:table-cell>
          <table:table-cell office:value-type="percentage" office:value="3.0715149099999998E-2" table:style-name="ce12">
            <text:p>3,1%</text:p>
          </table:table-cell>
          <table:table-cell office:value-type="percentage" office:value="1.31626885E-2" table:style-name="ce12">
            <text:p>1,3%</text:p>
          </table:table-cell>
          <table:table-cell office:value-type="percentage" office:value="1.9907340799999999E-2" table:style-name="ce13">
            <text:p>2,0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Polskie Radio 24 / do 2016-08 Czwórka - Program 4 Polskiego Radia</text:p>
          </table:table-cell>
          <table:table-cell office:value-type="percentage" office:value="2.4236564999999999E-3" table:style-name="ce12">
            <text:p>0,2%</text:p>
          </table:table-cell>
          <table:table-cell office:value-type="percentage" office:value="1.55454904E-2" table:style-name="ce12">
            <text:p>1,6%</text:p>
          </table:table-cell>
          <table:table-cell office:value-type="percentage" office:value="3.2597121000000001E-3" table:style-name="ce12">
            <text:p>0,3%</text:p>
          </table:table-cell>
          <table:table-cell office:value-type="percentage" office:value="8.7585305000000002E-3" table:style-name="ce13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2.1239034800000001E-2" table:style-name="ce10">
            <text:p>2,1%</text:p>
          </table:table-cell>
          <table:table-cell office:value-type="percentage" office:value="3.3987545000000001E-2" table:style-name="ce10">
            <text:p>3,4%</text:p>
          </table:table-cell>
          <table:table-cell office:value-type="percentage" office:value="8.6599345000000008E-3" table:style-name="ce10">
            <text:p>0,9%</text:p>
          </table:table-cell>
          <table:table-cell office:value-type="percentage" office:value="6.8438288999999996E-3" table:style-name="ce11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3.6894263000000001E-3" table:style-name="ce10">
            <text:p>0,4%</text:p>
          </table:table-cell>
          <table:table-cell office:value-type="percentage" office:value="2.14979457E-2" table:style-name="ce10">
            <text:p>2,1%</text:p>
          </table:table-cell>
          <table:table-cell office:value-type="percentage" office:value="3.4478663000000001E-3" table:style-name="ce10">
            <text:p>0,3%</text:p>
          </table:table-cell>
          <table:table-cell office:value-type="percentage" office:value="2.6681603999999999E-3" table:style-name="ce11">
            <text:p>0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629" table:style-name="ce1">
            <text:p>629</text:p>
          </table:table-cell>
          <table:table-cell office:value-type="float" office:value="587" table:style-name="ce1">
            <text:p>587</text:p>
          </table:table-cell>
          <table:table-cell office:value-type="float" office:value="626" table:style-name="ce1">
            <text:p>626</text:p>
          </table:table-cell>
          <table:table-cell office:value-type="float" office:value="625" table:style-name="ce1">
            <text:p>625</text:p>
          </table:table-cell>
          <table:table-cell table:number-columns-repeated="16379"/>
        </table:table-row>
        <table:table-row table:number-rows-repeated="2" table:style-name="ro1">
          <table:table-cell table:style-name="ce3"/>
          <table:table-cell table:number-columns-repeated="4" table:style-name="ce10"/>
          <table:table-cell table:number-columns-repeated="16379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Rado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Rado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77 710 (26 272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4" table:style-name="ro1">
          <table:table-cell table:number-columns-repeated="1024" table:style-name="ce3"/>
          <table:table-cell table:number-columns-repeated="15360"/>
        </table:table-row>
        <table:table-row table:number-rows-repeated="1048531" table:style-name="ro3">
          <table:table-cell table:number-columns-repeated="16384"/>
        </table:table-row>
      </table:table>
      <table:table table:name="Poznań" table:style-name="ta1"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5" table:default-cell-style-name="ce3"/>
        <table:table-column table:style-name="co29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3186869440000001" table:style-name="ce10">
            <text:p>13,2%</text:p>
          </table:table-cell>
          <table:table-cell office:value-type="percentage" office:value="0.1246055836" table:style-name="ce10">
            <text:p>12,5%</text:p>
          </table:table-cell>
          <table:table-cell office:value-type="percentage" office:value="0.11894027240000001" table:style-name="ce10">
            <text:p>11,9%</text:p>
          </table:table-cell>
          <table:table-cell office:value-type="percentage" office:value="0.1666346152" table:style-name="ce11">
            <text:p>16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Poznań)</text:p>
          </table:table-cell>
          <table:table-cell office:value-type="percentage" office:value="0.1041338104" table:style-name="ce10">
            <text:p>10,4%</text:p>
          </table:table-cell>
          <table:table-cell office:value-type="percentage" office:value="0.1124220641" table:style-name="ce10">
            <text:p>11,2%</text:p>
          </table:table-cell>
          <table:table-cell office:value-type="percentage" office:value="0.13399016520000001" table:style-name="ce10">
            <text:p>13,4%</text:p>
          </table:table-cell>
          <table:table-cell office:value-type="percentage" office:value="0.1141121122" table:style-name="ce11">
            <text:p>11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88,4 FM (Poznań)</text:p>
          </table:table-cell>
          <table:table-cell office:value-type="percentage" office:value="0.12254616779999999" table:style-name="ce10">
            <text:p>12,3%</text:p>
          </table:table-cell>
          <table:table-cell office:value-type="percentage" office:value="9.2400128600000006E-2" table:style-name="ce10">
            <text:p>9,2%</text:p>
          </table:table-cell>
          <table:table-cell office:value-type="percentage" office:value="7.5978676300000006E-2" table:style-name="ce10">
            <text:p>7,6%</text:p>
          </table:table-cell>
          <table:table-cell office:value-type="percentage" office:value="0.1021195952" table:style-name="ce11">
            <text:p>10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7.2385279699999999E-2" table:style-name="ce10">
            <text:p>7,2%</text:p>
          </table:table-cell>
          <table:table-cell office:value-type="percentage" office:value="8.5766026199999998E-2" table:style-name="ce10">
            <text:p>8,6%</text:p>
          </table:table-cell>
          <table:table-cell office:value-type="percentage" office:value="6.7149217900000002E-2" table:style-name="ce10">
            <text:p>6,7%</text:p>
          </table:table-cell>
          <table:table-cell office:value-type="percentage" office:value="8.3296018499999999E-2" table:style-name="ce11">
            <text:p>8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7.5212988499999994E-2" table:style-name="ce10">
            <text:p>7,5%</text:p>
          </table:table-cell>
          <table:table-cell office:value-type="percentage" office:value="7.4952504599999997E-2" table:style-name="ce10">
            <text:p>7,5%</text:p>
          </table:table-cell>
          <table:table-cell office:value-type="percentage" office:value="5.8470909000000001E-2" table:style-name="ce10">
            <text:p>5,8%</text:p>
          </table:table-cell>
          <table:table-cell office:value-type="percentage" office:value="7.02578861E-2" table:style-name="ce11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0160117600000006E-2" table:style-name="ce10">
            <text:p>9,0%</text:p>
          </table:table-cell>
          <table:table-cell office:value-type="percentage" office:value="8.1659990700000004E-2" table:style-name="ce10">
            <text:p>8,2%</text:p>
          </table:table-cell>
          <table:table-cell office:value-type="percentage" office:value="9.9651431999999998E-2" table:style-name="ce10">
            <text:p>10,0%</text:p>
          </table:table-cell>
          <table:table-cell office:value-type="percentage" office:value="5.7074508500000003E-2" table:style-name="ce11">
            <text:p>5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Poznań) / do 2013-11 Radio Eska Rock (Poznań)</text:p>
          </table:table-cell>
          <table:table-cell office:value-type="percentage" office:value="7.6490613499999999E-2" table:style-name="ce10">
            <text:p>7,6%</text:p>
          </table:table-cell>
          <table:table-cell office:value-type="percentage" office:value="8.0907192899999994E-2" table:style-name="ce10">
            <text:p>8,1%</text:p>
          </table:table-cell>
          <table:table-cell office:value-type="percentage" office:value="6.78695572E-2" table:style-name="ce10">
            <text:p>6,8%</text:p>
          </table:table-cell>
          <table:table-cell office:value-type="percentage" office:value="5.2370191199999999E-2" table:style-name="ce11">
            <text:p>5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Poznań) / do 2015-06 Radio Blue FM 103,4 (Poznań)</text:p>
          </table:table-cell>
          <table:table-cell office:value-type="percentage" office:value="5.1360878999999998E-2" table:style-name="ce10">
            <text:p>5,1%</text:p>
          </table:table-cell>
          <table:table-cell office:value-type="percentage" office:value="4.1522687400000001E-2" table:style-name="ce10">
            <text:p>4,2%</text:p>
          </table:table-cell>
          <table:table-cell office:value-type="percentage" office:value="5.30179582E-2" table:style-name="ce10">
            <text:p>5,3%</text:p>
          </table:table-cell>
          <table:table-cell office:value-type="percentage" office:value="5.2148493900000002E-2" table:style-name="ce11">
            <text:p>5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ck Radio 105,4 FM (Poznań) / do 2014-01 Radio 105,4 Roxy FM (Poznań)</text:p>
          </table:table-cell>
          <table:table-cell office:value-type="percentage" office:value="3.2747609900000002E-2" table:style-name="ce10">
            <text:p>3,3%</text:p>
          </table:table-cell>
          <table:table-cell office:value-type="percentage" office:value="4.0267546699999997E-2" table:style-name="ce10">
            <text:p>4,0%</text:p>
          </table:table-cell>
          <table:table-cell office:value-type="percentage" office:value="2.9671767000000002E-2" table:style-name="ce10">
            <text:p>3,0%</text:p>
          </table:table-cell>
          <table:table-cell office:value-type="percentage" office:value="4.6670482700000002E-2" table:style-name="ce11">
            <text:p>4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znań / do 2017-06 Radio Merkury (Poznań)</text:p>
          </table:table-cell>
          <table:table-cell office:value-type="percentage" office:value="4.0708218400000003E-2" table:style-name="ce10">
            <text:p>4,1%</text:p>
          </table:table-cell>
          <table:table-cell office:value-type="percentage" office:value="3.37533442E-2" table:style-name="ce10">
            <text:p>3,4%</text:p>
          </table:table-cell>
          <table:table-cell office:value-type="percentage" office:value="5.6269745500000003E-2" table:style-name="ce10">
            <text:p>5,6%</text:p>
          </table:table-cell>
          <table:table-cell office:value-type="percentage" office:value="3.7650281600000002E-2" table:style-name="ce11">
            <text:p>3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9218982399999999E-2" table:style-name="ce10">
            <text:p>2,9%</text:p>
          </table:table-cell>
          <table:table-cell office:value-type="percentage" office:value="5.2979298299999998E-2" table:style-name="ce10">
            <text:p>5,3%</text:p>
          </table:table-cell>
          <table:table-cell office:value-type="percentage" office:value="4.0379400900000001E-2" table:style-name="ce10">
            <text:p>4,0%</text:p>
          </table:table-cell>
          <table:table-cell office:value-type="percentage" office:value="3.10764062E-2" table:style-name="ce11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2.93532702E-2" table:style-name="ce10">
            <text:p>2,9%</text:p>
          </table:table-cell>
          <table:table-cell office:value-type="percentage" office:value="4.6588605200000001E-2" table:style-name="ce10">
            <text:p>4,7%</text:p>
          </table:table-cell>
          <table:table-cell office:value-type="percentage" office:value="4.3358147899999998E-2" table:style-name="ce10">
            <text:p>4,3%</text:p>
          </table:table-cell>
          <table:table-cell office:value-type="percentage" office:value="3.09182442E-2" table:style-name="ce11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Poznań) / do 2017-08 Radio ZET Gold (Poznań)</text:p>
          </table:table-cell>
          <table:table-cell office:value-type="percentage" office:value="1.16995044E-2" table:style-name="ce10">
            <text:p>1,2%</text:p>
          </table:table-cell>
          <table:table-cell office:value-type="percentage" office:value="2.2444032999999999E-2" table:style-name="ce10">
            <text:p>2,2%</text:p>
          </table:table-cell>
          <table:table-cell office:value-type="percentage" office:value="2.0864623999999998E-2" table:style-name="ce10">
            <text:p>2,1%</text:p>
          </table:table-cell>
          <table:table-cell office:value-type="percentage" office:value="2.4754890799999998E-2" table:style-name="ce11">
            <text:p>2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Poznań)</text:p>
          </table:table-cell>
          <table:table-cell office:value-type="percentage" office:value="2.4899076999999999E-2" table:style-name="ce10">
            <text:p>2,5%</text:p>
          </table:table-cell>
          <table:table-cell office:value-type="percentage" office:value="2.1806856699999998E-2" table:style-name="ce10">
            <text:p>2,2%</text:p>
          </table:table-cell>
          <table:table-cell office:value-type="percentage" office:value="3.1475678700000002E-2" table:style-name="ce10">
            <text:p>3,1%</text:p>
          </table:table-cell>
          <table:table-cell office:value-type="percentage" office:value="2.2747329399999999E-2" table:style-name="ce11">
            <text:p>2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3347842E-2" table:style-name="ce10">
            <text:p>1,3%</text:p>
          </table:table-cell>
          <table:table-cell office:value-type="percentage" office:value="7.0370420000000003E-3" table:style-name="ce10">
            <text:p>0,7%</text:p>
          </table:table-cell>
          <table:table-cell office:value-type="percentage" office:value="1.3209009000000001E-2" table:style-name="ce10">
            <text:p>1,3%</text:p>
          </table:table-cell>
          <table:table-cell office:value-type="percentage" office:value="2.2390606600000001E-2" table:style-name="ce11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3.4517793499999998E-2" table:style-name="ce10">
            <text:p>3,5%</text:p>
          </table:table-cell>
          <table:table-cell office:value-type="percentage" office:value="2.48020116E-2" table:style-name="ce10">
            <text:p>2,5%</text:p>
          </table:table-cell>
          <table:table-cell office:value-type="percentage" office:value="2.8111052000000001E-2" table:style-name="ce10">
            <text:p>2,8%</text:p>
          </table:table-cell>
          <table:table-cell office:value-type="percentage" office:value="2.1754813099999999E-2" table:style-name="ce11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56096033E-2" table:style-name="ce10">
            <text:p>1,6%</text:p>
          </table:table-cell>
          <table:table-cell office:value-type="percentage" office:value="1.8010226800000001E-2" table:style-name="ce10">
            <text:p>1,8%</text:p>
          </table:table-cell>
          <table:table-cell office:value-type="percentage" office:value="1.8042472899999999E-2" table:style-name="ce10">
            <text:p>1,8%</text:p>
          </table:table-cell>
          <table:table-cell office:value-type="percentage" office:value="1.3041907700000001E-2" table:style-name="ce11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5.8514609999999996E-3" table:style-name="ce10">
            <text:p>0,6%</text:p>
          </table:table-cell>
          <table:table-cell office:value-type="percentage" office:value="4.4388099E-3" table:style-name="ce10">
            <text:p>0,4%</text:p>
          </table:table-cell>
          <table:table-cell office:value-type="percentage" office:value="3.3572589E-3" table:style-name="ce10">
            <text:p>0,3%</text:p>
          </table:table-cell>
          <table:table-cell office:value-type="percentage" office:value="8.9951531999999997E-3" table:style-name="ce11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aus - Katolickie Radio Poznań</text:p>
          </table:table-cell>
          <table:table-cell office:value-type="percentage" office:value="6.0275724999999999E-3" table:style-name="ce10">
            <text:p>0,6%</text:p>
          </table:table-cell>
          <table:table-cell office:value-type="percentage" office:value="5.7502665999999997E-3" table:style-name="ce10">
            <text:p>0,6%</text:p>
          </table:table-cell>
          <table:table-cell office:value-type="percentage" office:value="7.8078443000000001E-3" table:style-name="ce10">
            <text:p>0,8%</text:p>
          </table:table-cell>
          <table:table-cell office:value-type="percentage" office:value="7.5039416999999999E-3" table:style-name="ce11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C Radio (Poznań)</text:p>
          </table:table-cell>
          <table:table-cell office:value-type="percentage" office:value="8.3147605000000006E-3" table:style-name="ce10">
            <text:p>0,8%</text:p>
          </table:table-cell>
          <table:table-cell office:value-type="percentage" office:value="6.2000969999999999E-3" table:style-name="ce10">
            <text:p>0,6%</text:p>
          </table:table-cell>
          <table:table-cell office:value-type="percentage" office:value="8.3225426999999994E-3" table:style-name="ce10">
            <text:p>0,8%</text:p>
          </table:table-cell>
          <table:table-cell office:value-type="percentage" office:value="7.0109949999999999E-3" table:style-name="ce11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0784673099999999E-2" table:style-name="ce10">
            <text:p>1,1%</text:p>
          </table:table-cell>
          <table:table-cell office:value-type="percentage" office:value="3.6068554000000001E-3" table:style-name="ce10">
            <text:p>0,4%</text:p>
          </table:table-cell>
          <table:table-cell office:value-type="percentage" office:value="5.9982304000000004E-3" table:style-name="ce10">
            <text:p>0,6%</text:p>
          </table:table-cell>
          <table:table-cell office:value-type="percentage" office:value="5.8140898E-3" table:style-name="ce11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Radio Afera (Poznań)</text:p>
          </table:table-cell>
          <table:table-cell office:value-type="percentage" office:value="3.2744778999999999E-3" table:style-name="ce12">
            <text:p>0,3%</text:p>
          </table:table-cell>
          <table:table-cell office:value-type="percentage" office:value="8.0405206999999996E-3" table:style-name="ce12">
            <text:p>0,8%</text:p>
          </table:table-cell>
          <table:table-cell office:value-type="percentage" office:value="8.3757268000000003E-3" table:style-name="ce12">
            <text:p>0,8%</text:p>
          </table:table-cell>
          <table:table-cell office:value-type="percentage" office:value="4.3144984000000001E-3" table:style-name="ce13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1497" table:style-name="ce1">
            <text:p>1497</text:p>
          </table:table-cell>
          <table:table-cell office:value-type="float" office:value="1468" table:style-name="ce1">
            <text:p>1468</text:p>
          </table:table-cell>
          <table:table-cell office:value-type="float" office:value="1308" table:style-name="ce1">
            <text:p>1308</text:p>
          </table:table-cell>
          <table:table-cell office:value-type="float" office:value="1349" table:style-name="ce1">
            <text:p>1349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10"/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Poznań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Poznań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452 586 (61 321 przypadków, 3,7% całej próby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7" table:style-name="ro3">
          <table:table-cell table:number-columns-repeated="16384"/>
        </table:table-row>
      </table:table>
      <table:table table:name="Olsztyn" table:style-name="ta1">
        <table:table-column table:style-name="co36" table:default-cell-style-name="ce3"/>
        <table:table-column table:style-name="co16" table:default-cell-style-name="ce3"/>
        <table:table-column table:style-name="co31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9" table:number-columns-repeated="1017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799343997" table:style-name="ce10">
            <text:p>28,0%</text:p>
          </table:table-cell>
          <table:table-cell office:value-type="percentage" office:value="0.1323537669" table:style-name="ce10">
            <text:p>13,2%</text:p>
          </table:table-cell>
          <table:table-cell office:value-type="percentage" office:value="0.1944874281" table:style-name="ce10">
            <text:p>19,4%</text:p>
          </table:table-cell>
          <table:table-cell office:value-type="percentage" office:value="0.2550749537" table:style-name="ce11">
            <text:p>25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Olsztyn</text:p>
          </table:table-cell>
          <table:table-cell office:value-type="percentage" office:value="9.7745043500000003E-2" table:style-name="ce10">
            <text:p>9,8%</text:p>
          </table:table-cell>
          <table:table-cell office:value-type="percentage" office:value="0.10361763559999999" table:style-name="ce10">
            <text:p>10,4%</text:p>
          </table:table-cell>
          <table:table-cell office:value-type="percentage" office:value="0.12571127770000001" table:style-name="ce10">
            <text:p>12,6%</text:p>
          </table:table-cell>
          <table:table-cell office:value-type="percentage" office:value="0.1037702242" table:style-name="ce11">
            <text:p>10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032354487" table:style-name="ce10">
            <text:p>10,3%</text:p>
          </table:table-cell>
          <table:table-cell office:value-type="percentage" office:value="0.14217129319999999" table:style-name="ce10">
            <text:p>14,2%</text:p>
          </table:table-cell>
          <table:table-cell office:value-type="percentage" office:value="0.12010628869999999" table:style-name="ce10">
            <text:p>12,0%</text:p>
          </table:table-cell>
          <table:table-cell office:value-type="percentage" office:value="0.102382187" table:style-name="ce11">
            <text:p>10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9.8327972700000002E-2" table:style-name="ce10">
            <text:p>9,8%</text:p>
          </table:table-cell>
          <table:table-cell office:value-type="percentage" office:value="7.7214304999999997E-2" table:style-name="ce10">
            <text:p>7,7%</text:p>
          </table:table-cell>
          <table:table-cell office:value-type="percentage" office:value="5.5559957399999998E-2" table:style-name="ce10">
            <text:p>5,6%</text:p>
          </table:table-cell>
          <table:table-cell office:value-type="percentage" office:value="9.5678314900000005E-2" table:style-name="ce11">
            <text:p>9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009168609" table:style-name="ce10">
            <text:p>10,1%</text:p>
          </table:table-cell>
          <table:table-cell office:value-type="percentage" office:value="0.1364282198" table:style-name="ce10">
            <text:p>13,6%</text:p>
          </table:table-cell>
          <table:table-cell office:value-type="percentage" office:value="9.8225290100000001E-2" table:style-name="ce10">
            <text:p>9,8%</text:p>
          </table:table-cell>
          <table:table-cell office:value-type="percentage" office:value="8.5578958499999996E-2" table:style-name="ce11">
            <text:p>8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Olsztyn</text:p>
          </table:table-cell>
          <table:table-cell office:value-type="percentage" office:value="9.0434239200000002E-2" table:style-name="ce10">
            <text:p>9,0%</text:p>
          </table:table-cell>
          <table:table-cell office:value-type="percentage" office:value="6.2079651100000001E-2" table:style-name="ce10">
            <text:p>6,2%</text:p>
          </table:table-cell>
          <table:table-cell office:value-type="percentage" office:value="0.12460314090000001" table:style-name="ce10">
            <text:p>12,5%</text:p>
          </table:table-cell>
          <table:table-cell office:value-type="percentage" office:value="7.8957121300000002E-2" table:style-name="ce11">
            <text:p>7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3.9845927900000001E-2" table:style-name="ce10">
            <text:p>4,0%</text:p>
          </table:table-cell>
          <table:table-cell office:value-type="percentage" office:value="9.4547926700000007E-2" table:style-name="ce10">
            <text:p>9,5%</text:p>
          </table:table-cell>
          <table:table-cell office:value-type="percentage" office:value="5.9215271700000002E-2" table:style-name="ce10">
            <text:p>5,9%</text:p>
          </table:table-cell>
          <table:table-cell office:value-type="percentage" office:value="6.47827968E-2" table:style-name="ce11">
            <text:p>6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Olsztyn</text:p>
          </table:table-cell>
          <table:table-cell office:value-type="percentage" office:value="4.8925019E-2" table:style-name="ce10">
            <text:p>4,9%</text:p>
          </table:table-cell>
          <table:table-cell office:value-type="percentage" office:value="7.7800624900000004E-2" table:style-name="ce10">
            <text:p>7,8%</text:p>
          </table:table-cell>
          <table:table-cell office:value-type="percentage" office:value="3.6043984600000002E-2" table:style-name="ce10">
            <text:p>3,6%</text:p>
          </table:table-cell>
          <table:table-cell office:value-type="percentage" office:value="4.5697937100000002E-2" table:style-name="ce11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Olsztyn / do 2017-08 Radio ZET Gold Olsztyn</text:p>
          </table:table-cell>
          <table:table-cell office:value-type="percentage" office:value="1.4747188600000001E-2" table:style-name="ce10">
            <text:p>1,5%</text:p>
          </table:table-cell>
          <table:table-cell office:value-type="percentage" office:value="4.9954182899999998E-2" table:style-name="ce10">
            <text:p>5,0%</text:p>
          </table:table-cell>
          <table:table-cell office:value-type="percentage" office:value="7.2940036E-2" table:style-name="ce10">
            <text:p>7,3%</text:p>
          </table:table-cell>
          <table:table-cell office:value-type="percentage" office:value="4.0768136599999998E-2" table:style-name="ce11">
            <text:p>4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8.5321536999999996E-3" table:style-name="ce10">
            <text:p>0,9%</text:p>
          </table:table-cell>
          <table:table-cell office:value-type="percentage" office:value="2.1434032400000001E-2" table:style-name="ce10">
            <text:p>2,1%</text:p>
          </table:table-cell>
          <table:table-cell office:value-type="percentage" office:value="3.8827893999999999E-3" table:style-name="ce10">
            <text:p>0,4%</text:p>
          </table:table-cell>
          <table:table-cell office:value-type="percentage" office:value="3.3819046800000002E-2" table:style-name="ce11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2.4098581399999999E-2" table:style-name="ce10">
            <text:p>2,4%</text:p>
          </table:table-cell>
          <table:table-cell office:value-type="percentage" office:value="4.4455286199999999E-2" table:style-name="ce10">
            <text:p>4,4%</text:p>
          </table:table-cell>
          <table:table-cell office:value-type="percentage" office:value="2.4011533299999999E-2" table:style-name="ce10">
            <text:p>2,4%</text:p>
          </table:table-cell>
          <table:table-cell office:value-type="percentage" office:value="2.3611320200000001E-2" table:style-name="ce11">
            <text:p>2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09816759E-2" table:style-name="ce10">
            <text:p>2,1%</text:p>
          </table:table-cell>
          <table:table-cell office:value-type="percentage" office:value="1.8829390200000001E-2" table:style-name="ce10">
            <text:p>1,9%</text:p>
          </table:table-cell>
          <table:table-cell office:value-type="percentage" office:value="1.9427490499999998E-2" table:style-name="ce10">
            <text:p>1,9%</text:p>
          </table:table-cell>
          <table:table-cell office:value-type="percentage" office:value="1.32914364E-2" table:style-name="ce11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5.6576537000000001E-3" table:style-name="ce12">
            <text:p>0,6%</text:p>
          </table:table-cell>
          <table:table-cell office:value-type="percentage" office:value="8.4320396999999995E-3" table:style-name="ce12">
            <text:p>0,8%</text:p>
          </table:table-cell>
          <table:table-cell office:value-type="percentage" office:value="1.2858726E-3" table:style-name="ce12">
            <text:p>0,1%</text:p>
          </table:table-cell>
          <table:table-cell office:value-type="percentage" office:value="1.1029665100000001E-2" table:style-name="ce13">
            <text:p>1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UWM FM (Olsztyn)</text:p>
          </table:table-cell>
          <table:table-cell office:value-type="percentage" office:value="7.2263147E-3" table:style-name="ce12">
            <text:p>0,7%</text:p>
          </table:table-cell>
          <table:table-cell office:value-type="percentage" office:value="7.4074841000000002E-3" table:style-name="ce12">
            <text:p>0,7%</text:p>
          </table:table-cell>
          <table:table-cell office:value-type="percentage" office:value="6.0523588999999997E-3" table:style-name="ce12">
            <text:p>0,6%</text:p>
          </table:table-cell>
          <table:table-cell office:value-type="percentage" office:value="6.8347657999999999E-3" table:style-name="ce13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1157598100000001E-2" table:style-name="ce12">
            <text:p>1,1%</text:p>
          </table:table-cell>
          <table:table-cell office:value-type="percentage" office:value="7.4623507000000002E-3" table:style-name="ce12">
            <text:p>0,7%</text:p>
          </table:table-cell>
          <table:table-cell office:value-type="percentage" office:value="2.65910309E-2" table:style-name="ce12">
            <text:p>2,7%</text:p>
          </table:table-cell>
          <table:table-cell office:value-type="percentage" office:value="5.9848035999999997E-3" table:style-name="ce13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adio Maryja</text:p>
          </table:table-cell>
          <table:table-cell office:value-type="percentage" office:value="1.4841064500000001E-2" table:style-name="ce12">
            <text:p>1,5%</text:p>
          </table:table-cell>
          <table:table-cell office:value-type="percentage" office:value="9.8972169000000002E-3" table:style-name="ce12">
            <text:p>1,0%</text:p>
          </table:table-cell>
          <table:table-cell office:value-type="percentage" office:value="1.81523359E-2" table:style-name="ce12">
            <text:p>1,8%</text:p>
          </table:table-cell>
          <table:table-cell office:value-type="percentage" office:value="4.8331794999999997E-3" table:style-name="ce13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478" table:style-name="ce1">
            <text:p>478</text:p>
          </table:table-cell>
          <table:table-cell office:value-type="float" office:value="453" table:style-name="ce1">
            <text:p>453</text:p>
          </table:table-cell>
          <table:table-cell office:value-type="float" office:value="415" table:style-name="ce1">
            <text:p>415</text:p>
          </table:table-cell>
          <table:table-cell office:value-type="float" office:value="495" table:style-name="ce1">
            <text:p>495</text:p>
          </table:table-cell>
          <table:table-cell table:number-columns-repeated="16379"/>
        </table:table-row>
        <table:table-row table:number-rows-repeated="5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Olszty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Olszty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41 309 (25 987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31" table:style-name="ro3">
          <table:table-cell table:number-columns-repeated="16384"/>
        </table:table-row>
      </table:table>
      <table:table table:name="Łódź" table:style-name="ta1">
        <table:table-column table:style-name="co40" table:default-cell-style-name="ce3"/>
        <table:table-column table:style-name="co15" table:default-cell-style-name="ce3"/>
        <table:table-column table:style-name="co41" table:default-cell-style-name="ce3"/>
        <table:table-column table:style-name="co26" table:default-cell-style-name="ce3"/>
        <table:table-column table:style-name="co29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2">
          <table:table-cell table:number-columns-repeated="1024" table:style-name="ce3"/>
          <table:table-cell table:number-columns-repeated="15360"/>
        </table:table-row>
        <table:table-row table:style-name="ro13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521317203" table:style-name="ce10">
            <text:p>15,2%</text:p>
          </table:table-cell>
          <table:table-cell office:value-type="percentage" office:value="0.12600954180000001" table:style-name="ce10">
            <text:p>12,6%</text:p>
          </table:table-cell>
          <table:table-cell office:value-type="percentage" office:value="0.14260031619999999" table:style-name="ce10">
            <text:p>14,3%</text:p>
          </table:table-cell>
          <table:table-cell office:value-type="percentage" office:value="0.15782251010000001" table:style-name="ce11">
            <text:p>15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Łódź)</text:p>
          </table:table-cell>
          <table:table-cell office:value-type="percentage" office:value="0.112596111" table:style-name="ce10">
            <text:p>11,3%</text:p>
          </table:table-cell>
          <table:table-cell office:value-type="percentage" office:value="0.1198145095" table:style-name="ce10">
            <text:p>12,0%</text:p>
          </table:table-cell>
          <table:table-cell office:value-type="percentage" office:value="0.12264355840000001" table:style-name="ce10">
            <text:p>12,3%</text:p>
          </table:table-cell>
          <table:table-cell office:value-type="percentage" office:value="0.11734953369999999" table:style-name="ce11">
            <text:p>1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186796061" table:style-name="ce10">
            <text:p>11,9%</text:p>
          </table:table-cell>
          <table:table-cell office:value-type="percentage" office:value="0.1008788588" table:style-name="ce10">
            <text:p>10,1%</text:p>
          </table:table-cell>
          <table:table-cell office:value-type="percentage" office:value="0.1092504031" table:style-name="ce10">
            <text:p>10,9%</text:p>
          </table:table-cell>
          <table:table-cell office:value-type="percentage" office:value="8.5186303500000005E-2" table:style-name="ce11">
            <text:p>8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7.4266739600000006E-2" table:style-name="ce10">
            <text:p>7,4%</text:p>
          </table:table-cell>
          <table:table-cell office:value-type="percentage" office:value="7.2426194200000002E-2" table:style-name="ce10">
            <text:p>7,2%</text:p>
          </table:table-cell>
          <table:table-cell office:value-type="percentage" office:value="5.73724688E-2" table:style-name="ce10">
            <text:p>5,7%</text:p>
          </table:table-cell>
          <table:table-cell office:value-type="percentage" office:value="7.7531459999999996E-2" table:style-name="ce11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4.8677663900000001E-2" table:style-name="ce10">
            <text:p>4,9%</text:p>
          </table:table-cell>
          <table:table-cell office:value-type="percentage" office:value="5.5506025100000002E-2" table:style-name="ce10">
            <text:p>5,6%</text:p>
          </table:table-cell>
          <table:table-cell office:value-type="percentage" office:value="4.5405996999999997E-2" table:style-name="ce10">
            <text:p>4,5%</text:p>
          </table:table-cell>
          <table:table-cell office:value-type="percentage" office:value="7.0335693800000001E-2" table:style-name="ce11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5.3195449499999999E-2" table:style-name="ce10">
            <text:p>5,3%</text:p>
          </table:table-cell>
          <table:table-cell office:value-type="percentage" office:value="5.1497185199999997E-2" table:style-name="ce10">
            <text:p>5,1%</text:p>
          </table:table-cell>
          <table:table-cell office:value-type="percentage" office:value="4.6343563400000003E-2" table:style-name="ce10">
            <text:p>4,6%</text:p>
          </table:table-cell>
          <table:table-cell office:value-type="percentage" office:value="5.9926121200000002E-2" table:style-name="ce11">
            <text:p>6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arada (Łódź)</text:p>
          </table:table-cell>
          <table:table-cell office:value-type="percentage" office:value="5.8252793900000002E-2" table:style-name="ce10">
            <text:p>5,8%</text:p>
          </table:table-cell>
          <table:table-cell office:value-type="percentage" office:value="5.38408155E-2" table:style-name="ce10">
            <text:p>5,4%</text:p>
          </table:table-cell>
          <table:table-cell office:value-type="percentage" office:value="6.0146415799999998E-2" table:style-name="ce10">
            <text:p>6,0%</text:p>
          </table:table-cell>
          <table:table-cell office:value-type="percentage" office:value="5.7137983099999998E-2" table:style-name="ce11">
            <text:p>5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6.7532021400000003E-2" table:style-name="ce10">
            <text:p>6,8%</text:p>
          </table:table-cell>
          <table:table-cell office:value-type="percentage" office:value="8.95938664E-2" table:style-name="ce10">
            <text:p>9,0%</text:p>
          </table:table-cell>
          <table:table-cell office:value-type="percentage" office:value="7.3511214399999997E-2" table:style-name="ce10">
            <text:p>7,4%</text:p>
          </table:table-cell>
          <table:table-cell office:value-type="percentage" office:value="5.5270779800000003E-2" table:style-name="ce11">
            <text:p>5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101,3 FM (Pabianice)</text:p>
          </table:table-cell>
          <table:table-cell office:value-type="percentage" office:value="4.8556001799999998E-2" table:style-name="ce10">
            <text:p>4,9%</text:p>
          </table:table-cell>
          <table:table-cell office:value-type="percentage" office:value="4.9184178299999999E-2" table:style-name="ce10">
            <text:p>4,9%</text:p>
          </table:table-cell>
          <table:table-cell office:value-type="percentage" office:value="5.1778422999999997E-2" table:style-name="ce10">
            <text:p>5,2%</text:p>
          </table:table-cell>
          <table:table-cell office:value-type="percentage" office:value="4.49647912E-2" table:style-name="ce11">
            <text:p>4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Łódź</text:p>
          </table:table-cell>
          <table:table-cell office:value-type="percentage" office:value="3.1836862399999999E-2" table:style-name="ce10">
            <text:p>3,2%</text:p>
          </table:table-cell>
          <table:table-cell office:value-type="percentage" office:value="3.5046589099999997E-2" table:style-name="ce10">
            <text:p>3,5%</text:p>
          </table:table-cell>
          <table:table-cell office:value-type="percentage" office:value="3.7178735499999997E-2" table:style-name="ce10">
            <text:p>3,7%</text:p>
          </table:table-cell>
          <table:table-cell office:value-type="percentage" office:value="4.2080632299999997E-2" table:style-name="ce11">
            <text:p>4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Meloradio (Łódź) / do 2017-08 Radio ZET Gold (Łódź)</text:p>
          </table:table-cell>
          <table:table-cell office:value-type="percentage" office:value="1.6699941499999999E-2" table:style-name="ce10">
            <text:p>1,7%</text:p>
          </table:table-cell>
          <table:table-cell office:value-type="percentage" office:value="3.2903987699999998E-2" table:style-name="ce10">
            <text:p>3,3%</text:p>
          </table:table-cell>
          <table:table-cell office:value-type="percentage" office:value="3.5708650699999997E-2" table:style-name="ce10">
            <text:p>3,6%</text:p>
          </table:table-cell>
          <table:table-cell office:value-type="percentage" office:value="3.9360208899999999E-2" table:style-name="ce11">
            <text:p>3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6395831600000002E-2" table:style-name="ce10">
            <text:p>5,6%</text:p>
          </table:table-cell>
          <table:table-cell office:value-type="percentage" office:value="4.7633846899999999E-2" table:style-name="ce10">
            <text:p>4,8%</text:p>
          </table:table-cell>
          <table:table-cell office:value-type="percentage" office:value="4.9218875299999999E-2" table:style-name="ce10">
            <text:p>4,9%</text:p>
          </table:table-cell>
          <table:table-cell office:value-type="percentage" office:value="3.7382469500000001E-2" table:style-name="ce11">
            <text:p>3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lus Łódź</text:p>
          </table:table-cell>
          <table:table-cell office:value-type="percentage" office:value="2.5349126100000001E-2" table:style-name="ce10">
            <text:p>2,5%</text:p>
          </table:table-cell>
          <table:table-cell office:value-type="percentage" office:value="3.1640496499999997E-2" table:style-name="ce10">
            <text:p>3,2%</text:p>
          </table:table-cell>
          <table:table-cell office:value-type="percentage" office:value="2.6030045299999999E-2" table:style-name="ce10">
            <text:p>2,6%</text:p>
          </table:table-cell>
          <table:table-cell office:value-type="percentage" office:value="3.2129321699999998E-2" table:style-name="ce11">
            <text:p>3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6480677300000002E-2" table:style-name="ce10">
            <text:p>2,6%</text:p>
          </table:table-cell>
          <table:table-cell office:value-type="percentage" office:value="4.0918983300000003E-2" table:style-name="ce10">
            <text:p>4,1%</text:p>
          </table:table-cell>
          <table:table-cell office:value-type="percentage" office:value="3.2666395100000002E-2" table:style-name="ce10">
            <text:p>3,3%</text:p>
          </table:table-cell>
          <table:table-cell office:value-type="percentage" office:value="2.8801130000000001E-2" table:style-name="ce11">
            <text:p>2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(Łódź)</text:p>
          </table:table-cell>
          <table:table-cell office:value-type="percentage" office:value="2.8355594899999999E-2" table:style-name="ce10">
            <text:p>2,8%</text:p>
          </table:table-cell>
          <table:table-cell office:value-type="percentage" office:value="2.7797737600000001E-2" table:style-name="ce10">
            <text:p>2,8%</text:p>
          </table:table-cell>
          <table:table-cell office:value-type="percentage" office:value="4.2961687200000001E-2" table:style-name="ce10">
            <text:p>4,3%</text:p>
          </table:table-cell>
          <table:table-cell office:value-type="percentage" office:value="2.8421390599999999E-2" table:style-name="ce11">
            <text:p>2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2.35417986E-2" table:style-name="ce10">
            <text:p>2,4%</text:p>
          </table:table-cell>
          <table:table-cell office:value-type="percentage" office:value="9.6403397000000002E-3" table:style-name="ce10">
            <text:p>1,0%</text:p>
          </table:table-cell>
          <table:table-cell office:value-type="percentage" office:value="9.2917179999999992E-3" table:style-name="ce10">
            <text:p>0,9%</text:p>
          </table:table-cell>
          <table:table-cell office:value-type="percentage" office:value="2.4566608899999998E-2" table:style-name="ce11">
            <text:p>2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9.2784927999999996E-3" table:style-name="ce10">
            <text:p>0,9%</text:p>
          </table:table-cell>
          <table:table-cell office:value-type="percentage" office:value="1.12935685E-2" table:style-name="ce10">
            <text:p>1,1%</text:p>
          </table:table-cell>
          <table:table-cell office:value-type="percentage" office:value="1.35013923E-2" table:style-name="ce10">
            <text:p>1,4%</text:p>
          </table:table-cell>
          <table:table-cell office:value-type="percentage" office:value="1.0771951700000001E-2" table:style-name="ce11">
            <text:p>1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3">
            <text:p>Radio Maryja</text:p>
          </table:table-cell>
          <table:table-cell office:value-type="percentage" office:value="1.1476313300000001E-2" table:style-name="ce24">
            <text:p>1,1%</text:p>
          </table:table-cell>
          <table:table-cell office:value-type="percentage" office:value="1.2954572100000001E-2" table:style-name="ce24">
            <text:p>1,3%</text:p>
          </table:table-cell>
          <table:table-cell office:value-type="percentage" office:value="9.2745814000000006E-3" table:style-name="ce24">
            <text:p>0,9%</text:p>
          </table:table-cell>
          <table:table-cell office:value-type="percentage" office:value="6.4427356E-3" table:style-name="ce25">
            <text:p>0,6%</text:p>
          </table:table-cell>
          <table:table-cell table:number-columns-repeated="2" table:style-name="ce23"/>
          <table:table-cell table:number-columns-repeated="16377"/>
        </table:table-row>
        <table:table-row table:style-name="ro1">
          <table:table-cell office:value-type="string" table:style-name="ce3">
            <text:p>Radio Eska Rock (Warszawa) / do 2013-11 Radio VOX FM (Warszawa)</text:p>
          </table:table-cell>
          <table:table-cell office:value-type="percentage" office:value="3.081149E-3" table:style-name="ce10">
            <text:p>0,3%</text:p>
          </table:table-cell>
          <table:table-cell office:value-type="percentage" office:value="3.3022497E-3" table:style-name="ce10">
            <text:p>0,3%</text:p>
          </table:table-cell>
          <table:table-cell office:value-type="percentage" office:value="3.7640887999999999E-3" table:style-name="ce10">
            <text:p>0,4%</text:p>
          </table:table-cell>
          <table:table-cell office:value-type="percentage" office:value="5.4776436999999997E-3" table:style-name="ce11">
            <text:p>0,5%</text:p>
          </table:table-cell>
          <table:table-cell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10">
            <text:p>Studenckie Radio Żak (Łódź)</text:p>
          </table:table-cell>
          <table:table-cell office:value-type="percentage" office:value="2.3993933000000002E-3" table:style-name="ce12">
            <text:p>0,2%</text:p>
          </table:table-cell>
          <table:table-cell office:value-type="percentage" office:value="7.1548677999999999E-3" table:style-name="ce12">
            <text:p>0,7%</text:p>
          </table:table-cell>
          <table:table-cell office:value-type="percentage" office:value="2.8121408000000001E-3" table:style-name="ce12">
            <text:p>0,3%</text:p>
          </table:table-cell>
          <table:table-cell office:value-type="percentage" office:value="5.1424264000000004E-3" table:style-name="ce13">
            <text:p>0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1.2468482100000001E-2" table:style-name="ce12">
            <text:p>1,2%</text:p>
          </table:table-cell>
          <table:table-cell office:value-type="percentage" office:value="7.8675746999999994E-3" table:style-name="ce12">
            <text:p>0,8%</text:p>
          </table:table-cell>
          <table:table-cell office:value-type="percentage" office:value="1.3006337499999999E-2" table:style-name="ce12">
            <text:p>1,3%</text:p>
          </table:table-cell>
          <table:table-cell office:value-type="percentage" office:value="4.5219370999999998E-3" table:style-name="ce13">
            <text:p>0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Niepokalanów</text:p>
          </table:table-cell>
          <table:table-cell office:value-type="percentage" office:value="3.2462802999999999E-3" table:style-name="ce12">
            <text:p>0,3%</text:p>
          </table:table-cell>
          <table:table-cell office:value-type="percentage" office:value="1.4390074000000001E-3" table:style-name="ce12">
            <text:p>0,1%</text:p>
          </table:table-cell>
          <table:table-cell office:value-type="percentage" office:value="1.7123672000000001E-3" table:style-name="ce12">
            <text:p>0,2%</text:p>
          </table:table-cell>
          <table:table-cell office:value-type="percentage" office:value="3.2377628999999998E-3" table:style-name="ce13">
            <text:p>0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2094" table:style-name="ce1">
            <text:p>2094</text:p>
          </table:table-cell>
          <table:table-cell office:value-type="float" office:value="2045" table:style-name="ce1">
            <text:p>2045</text:p>
          </table:table-cell>
          <table:table-cell office:value-type="float" office:value="1995" table:style-name="ce1">
            <text:p>1995</text:p>
          </table:table-cell>
          <table:table-cell office:value-type="float" office:value="1947" table:style-name="ce1">
            <text:p>1947</text:p>
          </table:table-cell>
          <table:table-cell table:number-columns-repeated="16379"/>
        </table:table-row>
        <table:table-row table:number-rows-repeated="4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Łodź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Łódź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606 284 (68 434 przypadków, 4,2% całej próby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6" table:style-name="ro3">
          <table:table-cell table:number-columns-repeated="16384"/>
        </table:table-row>
      </table:table>
      <table:table table:name="Lublin" table:style-name="ta1">
        <table:table-column table:style-name="co42" table:default-cell-style-name="ce3"/>
        <table:table-column table:style-name="co43" table:default-cell-style-name="ce3"/>
        <table:table-column table:style-name="co15" table:default-cell-style-name="ce3"/>
        <table:table-column table:style-name="co44" table:default-cell-style-name="ce3"/>
        <table:table-column table:style-name="co41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4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471019576" table:style-name="ce10">
            <text:p>14,7%</text:p>
          </table:table-cell>
          <table:table-cell office:value-type="percentage" office:value="0.15030587910000001" table:style-name="ce10">
            <text:p>15,0%</text:p>
          </table:table-cell>
          <table:table-cell office:value-type="percentage" office:value="0.15360081510000001" table:style-name="ce10">
            <text:p>15,4%</text:p>
          </table:table-cell>
          <table:table-cell office:value-type="percentage" office:value="0.1794494992" table:style-name="ce11">
            <text:p>17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071151145" table:style-name="ce10">
            <text:p>10,7%</text:p>
          </table:table-cell>
          <table:table-cell office:value-type="percentage" office:value="9.2815584500000006E-2" table:style-name="ce10">
            <text:p>9,3%</text:p>
          </table:table-cell>
          <table:table-cell office:value-type="percentage" office:value="9.8173012700000006E-2" table:style-name="ce10">
            <text:p>9,8%</text:p>
          </table:table-cell>
          <table:table-cell office:value-type="percentage" office:value="0.1000967017" table:style-name="ce11">
            <text:p>10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2456502210000001" table:style-name="ce10">
            <text:p>12,5%</text:p>
          </table:table-cell>
          <table:table-cell office:value-type="percentage" office:value="9.8041552599999998E-2" table:style-name="ce10">
            <text:p>9,8%</text:p>
          </table:table-cell>
          <table:table-cell office:value-type="percentage" office:value="0.11515499060000001" table:style-name="ce10">
            <text:p>11,5%</text:p>
          </table:table-cell>
          <table:table-cell office:value-type="percentage" office:value="9.8688697800000003E-2" table:style-name="ce11">
            <text:p>9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Puls 95,6 FM (Lublin)</text:p>
          </table:table-cell>
          <table:table-cell office:value-type="percentage" office:value="7.6884485399999994E-2" table:style-name="ce10">
            <text:p>7,7%</text:p>
          </table:table-cell>
          <table:table-cell office:value-type="percentage" office:value="9.1249029600000003E-2" table:style-name="ce10">
            <text:p>9,1%</text:p>
          </table:table-cell>
          <table:table-cell office:value-type="percentage" office:value="0.10396150530000001" table:style-name="ce10">
            <text:p>10,4%</text:p>
          </table:table-cell>
          <table:table-cell office:value-type="percentage" office:value="9.3557886899999998E-2" table:style-name="ce11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0.1061759922" table:style-name="ce10">
            <text:p>10,6%</text:p>
          </table:table-cell>
          <table:table-cell office:value-type="percentage" office:value="0.12904993109999999" table:style-name="ce10">
            <text:p>12,9%</text:p>
          </table:table-cell>
          <table:table-cell office:value-type="percentage" office:value="8.0585713000000003E-2" table:style-name="ce10">
            <text:p>8,1%</text:p>
          </table:table-cell>
          <table:table-cell office:value-type="percentage" office:value="8.4208834799999993E-2" table:style-name="ce11">
            <text:p>8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Lublin)</text:p>
          </table:table-cell>
          <table:table-cell office:value-type="percentage" office:value="8.7694578300000006E-2" table:style-name="ce10">
            <text:p>8,8%</text:p>
          </table:table-cell>
          <table:table-cell office:value-type="percentage" office:value="8.0639243499999999E-2" table:style-name="ce10">
            <text:p>8,1%</text:p>
          </table:table-cell>
          <table:table-cell office:value-type="percentage" office:value="6.2362993899999997E-2" table:style-name="ce10">
            <text:p>6,2%</text:p>
          </table:table-cell>
          <table:table-cell office:value-type="percentage" office:value="7.3250856099999997E-2" table:style-name="ce11">
            <text:p>7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3987264099999999E-2" table:style-name="ce10">
            <text:p>4,4%</text:p>
          </table:table-cell>
          <table:table-cell office:value-type="percentage" office:value="4.4197383799999997E-2" table:style-name="ce10">
            <text:p>4,4%</text:p>
          </table:table-cell>
          <table:table-cell office:value-type="percentage" office:value="5.6346911E-2" table:style-name="ce10">
            <text:p>5,6%</text:p>
          </table:table-cell>
          <table:table-cell office:value-type="percentage" office:value="5.6623846700000001E-2" table:style-name="ce11">
            <text:p>5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6001927200000003E-2" table:style-name="ce10">
            <text:p>5,6%</text:p>
          </table:table-cell>
          <table:table-cell office:value-type="percentage" office:value="5.7642432E-2" table:style-name="ce10">
            <text:p>5,8%</text:p>
          </table:table-cell>
          <table:table-cell office:value-type="percentage" office:value="6.9439916000000004E-2" table:style-name="ce10">
            <text:p>6,9%</text:p>
          </table:table-cell>
          <table:table-cell office:value-type="percentage" office:value="5.0946398900000002E-2" table:style-name="ce11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Lublin</text:p>
          </table:table-cell>
          <table:table-cell office:value-type="percentage" office:value="3.4756518100000001E-2" table:style-name="ce10">
            <text:p>3,5%</text:p>
          </table:table-cell>
          <table:table-cell office:value-type="percentage" office:value="4.8459868199999999E-2" table:style-name="ce10">
            <text:p>4,8%</text:p>
          </table:table-cell>
          <table:table-cell office:value-type="percentage" office:value="3.5386014E-2" table:style-name="ce10">
            <text:p>3,5%</text:p>
          </table:table-cell>
          <table:table-cell office:value-type="percentage" office:value="4.6482063900000002E-2" table:style-name="ce11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5.7649676400000002E-2" table:style-name="ce10">
            <text:p>5,8%</text:p>
          </table:table-cell>
          <table:table-cell office:value-type="percentage" office:value="5.6424679499999998E-2" table:style-name="ce10">
            <text:p>5,6%</text:p>
          </table:table-cell>
          <table:table-cell office:value-type="percentage" office:value="3.4583208800000001E-2" table:style-name="ce10">
            <text:p>3,5%</text:p>
          </table:table-cell>
          <table:table-cell office:value-type="percentage" office:value="4.2467959299999997E-2" table:style-name="ce11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Freee (Lublin)</text:p>
          </table:table-cell>
          <table:table-cell office:value-type="percentage" office:value="4.4921723099999998E-2" table:style-name="ce10">
            <text:p>4,5%</text:p>
          </table:table-cell>
          <table:table-cell office:value-type="percentage" office:value="4.23141156E-2" table:style-name="ce10">
            <text:p>4,2%</text:p>
          </table:table-cell>
          <table:table-cell office:value-type="percentage" office:value="4.5763644499999999E-2" table:style-name="ce10">
            <text:p>4,6%</text:p>
          </table:table-cell>
          <table:table-cell office:value-type="percentage" office:value="4.2055273900000002E-2" table:style-name="ce11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Lublin / do 2017-04 Radio eR 87,9 FM (Lublin)</text:p>
          </table:table-cell>
          <table:table-cell office:value-type="percentage" office:value="1.4717093000000001E-2" table:style-name="ce10">
            <text:p>1,5%</text:p>
          </table:table-cell>
          <table:table-cell office:value-type="percentage" office:value="1.54660019E-2" table:style-name="ce10">
            <text:p>1,5%</text:p>
          </table:table-cell>
          <table:table-cell office:value-type="percentage" office:value="3.1658241199999999E-2" table:style-name="ce10">
            <text:p>3,2%</text:p>
          </table:table-cell>
          <table:table-cell office:value-type="percentage" office:value="3.5175189799999999E-2" table:style-name="ce11">
            <text:p>3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demickie Radio Centrum (Lublin)</text:p>
          </table:table-cell>
          <table:table-cell office:value-type="percentage" office:value="3.4127527800000002E-2" table:style-name="ce10">
            <text:p>3,4%</text:p>
          </table:table-cell>
          <table:table-cell office:value-type="percentage" office:value="4.1362516299999999E-2" table:style-name="ce10">
            <text:p>4,1%</text:p>
          </table:table-cell>
          <table:table-cell office:value-type="percentage" office:value="4.0882517799999997E-2" table:style-name="ce10">
            <text:p>4,1%</text:p>
          </table:table-cell>
          <table:table-cell office:value-type="percentage" office:value="3.2498727099999999E-2" table:style-name="ce11">
            <text:p>3,2%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Radio Maryja</text:p>
          </table:table-cell>
          <table:table-cell office:value-type="percentage" office:value="2.04068663E-2" table:style-name="ce12">
            <text:p>2,0%</text:p>
          </table:table-cell>
          <table:table-cell office:value-type="percentage" office:value="2.8285266E-2" table:style-name="ce12">
            <text:p>2,8%</text:p>
          </table:table-cell>
          <table:table-cell office:value-type="percentage" office:value="1.36480925E-2" table:style-name="ce12">
            <text:p>1,4%</text:p>
          </table:table-cell>
          <table:table-cell office:value-type="percentage" office:value="2.4867417999999999E-2" table:style-name="ce13">
            <text:p>2,5%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Polskie Radio 24 / do 2016-08 Czwórka - Program 4 Polskiego Radia</text:p>
          </table:table-cell>
          <table:table-cell office:value-type="percentage" office:value="1.9258850800000001E-2" table:style-name="ce12">
            <text:p>1,9%</text:p>
          </table:table-cell>
          <table:table-cell office:value-type="percentage" office:value="2.4830358E-3" table:style-name="ce12">
            <text:p>0,2%</text:p>
          </table:table-cell>
          <table:table-cell office:value-type="percentage" office:value="1.30043429E-2" table:style-name="ce12">
            <text:p>1,3%</text:p>
          </table:table-cell>
          <table:table-cell office:value-type="percentage" office:value="8.0235614000000004E-3" table:style-name="ce13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Dwójka - Program 2 Polskiego Radia</text:p>
          </table:table-cell>
          <table:table-cell office:value-type="percentage" office:value="6.5752578000000004E-3" table:style-name="ce12">
            <text:p>0,7%</text:p>
          </table:table-cell>
          <table:table-cell office:value-type="percentage" office:value="1.13078433E-2" table:style-name="ce12">
            <text:p>1,1%</text:p>
          </table:table-cell>
          <table:table-cell office:value-type="percentage" office:value="8.3034922999999997E-3" table:style-name="ce12">
            <text:p>0,8%</text:p>
          </table:table-cell>
          <table:table-cell office:value-type="percentage" office:value="7.9879045000000003E-3" table:style-name="ce13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N=</text:p>
          </table:table-cell>
          <table:table-cell office:value-type="float" office:value="1056" table:style-name="ce1">
            <text:p>1056</text:p>
          </table:table-cell>
          <table:table-cell office:value-type="float" office:value="1041" table:style-name="ce1">
            <text:p>1041</text:p>
          </table:table-cell>
          <table:table-cell office:value-type="float" office:value="920" table:style-name="ce1">
            <text:p>920</text:p>
          </table:table-cell>
          <table:table-cell office:value-type="float" office:value="1027" table:style-name="ce1">
            <text:p>1027</text:p>
          </table:table-cell>
          <table:table-cell table:number-columns-repeated="16379"/>
        </table:table-row>
        <table:table-row table:number-rows-repeated="2" table:style-name="ro1">
          <table:table-cell table:style-name="ce3"/>
          <table:table-cell table:number-columns-repeated="4" table:style-name="ce12"/>
          <table:table-cell table:number-columns-repeated="16379"/>
        </table:table-row>
        <table:table-row table:style-name="ro1">
          <table:table-cell table:style-name="ce3"/>
          <table:table-cell table:number-columns-repeated="4" table:style-name="ce26"/>
          <table:table-cell table:number-columns-repeated="16379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ubli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Lubl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283 081 (38 414 przypadków, 2,3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number-rows-repeated="1048525" table:style-name="ro3">
          <table:table-cell table:number-columns-repeated="16384"/>
        </table:table-row>
      </table:table>
      <table:table table:name="Kraków" table:style-name="ta1">
        <table:table-column table:style-name="co45" table:default-cell-style-name="ce3"/>
        <table:table-column table:style-name="co46" table:default-cell-style-name="ce3"/>
        <table:table-column table:style-name="co4" table:default-cell-style-name="ce3"/>
        <table:table-column table:style-name="co30" table:default-cell-style-name="ce3"/>
        <table:table-column table:style-name="co47" table:default-cell-style-name="ce3"/>
        <table:table-column table:style-name="co48" table:default-cell-style-name="ce3"/>
        <table:table-column table:style-name="co9" table:number-columns-repeated="2" table:default-cell-style-name="ce3"/>
        <table:table-column table:style-name="co49" table:number-columns-repeated="4" table:default-cell-style-name="ce3"/>
        <table:table-column table:style-name="co9" table:number-columns-repeated="2" table:default-cell-style-name="ce3"/>
        <table:table-column table:style-name="co20" table:number-columns-repeated="4" table:default-cell-style-name="ce3"/>
        <table:table-column table:style-name="co9" table:number-columns-repeated="963" table:default-cell-style-name="ce3"/>
        <table:table-column table:style-name="co50" table:default-cell-style-name="ce3"/>
        <table:table-column table:style-name="co50" table:number-columns-repeated="4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table:number-columns-repeated="982" table:style-name="ce3"/>
          <table:table-cell table:number-columns-repeated="15402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981" table:style-name="ce3"/>
          <table:table-cell table:number-columns-repeated="15402"/>
        </table:table-row>
        <table:table-row table:number-rows-repeated="3" table:style-name="ro1">
          <table:table-cell table:number-columns-repeated="982" table:style-name="ce3"/>
          <table:table-cell table:number-columns-repeated="15402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6" table:style-name="ce3"/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974" table:style-name="ce3"/>
          <table:table-cell table:number-columns-repeated="15402"/>
        </table:table-row>
        <table:table-row table:number-rows-repeated="2" table:style-name="ro1">
          <table:table-cell table:number-columns-repeated="982" table:style-name="ce3"/>
          <table:table-cell table:number-columns-repeated="15402"/>
        </table:table-row>
        <table:table-row table:style-name="ro15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8709047139999999" table:style-name="ce27">
            <text:p>28,7%</text:p>
          </table:table-cell>
          <table:table-cell office:value-type="percentage" office:value="0.2366905973" table:style-name="ce27">
            <text:p>23,7%</text:p>
          </table:table-cell>
          <table:table-cell office:value-type="percentage" office:value="0.23152820499999999" table:style-name="ce27">
            <text:p>23,2%</text:p>
          </table:table-cell>
          <table:table-cell office:value-type="percentage" office:value="0.24818231969999999" table:style-name="ce28">
            <text:p>24,8%</text:p>
          </table:table-cell>
          <table:table-cell table:number-columns-repeated="2" table:style-name="ce3"/>
          <table:table-cell table:number-columns-repeated="5" table:style-name="ce9"/>
          <table:table-cell table:number-columns-repeated="2" table:style-name="ce3"/>
          <table:table-cell table:number-columns-repeated="4" table:style-name="ce9"/>
          <table:table-cell table:number-columns-repeated="16366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6.2979523800000006E-2" table:style-name="ce27">
            <text:p>6,3%</text:p>
          </table:table-cell>
          <table:table-cell office:value-type="percentage" office:value="7.6960728199999995E-2" table:style-name="ce27">
            <text:p>7,7%</text:p>
          </table:table-cell>
          <table:table-cell office:value-type="percentage" office:value="8.4405756799999995E-2" table:style-name="ce27">
            <text:p>8,4%</text:p>
          </table:table-cell>
          <table:table-cell office:value-type="percentage" office:value="7.3055057399999998E-2" table:style-name="ce28">
            <text:p>7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RMF MAXXX (Kraków)</text:p>
          </table:table-cell>
          <table:table-cell office:value-type="percentage" office:value="4.9042758899999997E-2" table:style-name="ce27">
            <text:p>4,9%</text:p>
          </table:table-cell>
          <table:table-cell office:value-type="percentage" office:value="4.5255056600000003E-2" table:style-name="ce27">
            <text:p>4,5%</text:p>
          </table:table-cell>
          <table:table-cell office:value-type="percentage" office:value="4.70882101E-2" table:style-name="ce27">
            <text:p>4,7%</text:p>
          </table:table-cell>
          <table:table-cell office:value-type="percentage" office:value="5.7445566699999999E-2" table:style-name="ce28">
            <text:p>5,7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6.1620493300000002E-2" table:style-name="ce27">
            <text:p>6,2%</text:p>
          </table:table-cell>
          <table:table-cell office:value-type="percentage" office:value="6.7540117499999996E-2" table:style-name="ce27">
            <text:p>6,8%</text:p>
          </table:table-cell>
          <table:table-cell office:value-type="percentage" office:value="8.5624675799999994E-2" table:style-name="ce27">
            <text:p>8,6%</text:p>
          </table:table-cell>
          <table:table-cell office:value-type="percentage" office:value="5.3165775200000001E-2" table:style-name="ce28">
            <text:p>5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7.7123442E-2" table:style-name="ce27">
            <text:p>7,7%</text:p>
          </table:table-cell>
          <table:table-cell office:value-type="percentage" office:value="7.9184874700000005E-2" table:style-name="ce27">
            <text:p>7,9%</text:p>
          </table:table-cell>
          <table:table-cell office:value-type="percentage" office:value="6.0917563000000001E-2" table:style-name="ce27">
            <text:p>6,1%</text:p>
          </table:table-cell>
          <table:table-cell office:value-type="percentage" office:value="4.9915715999999999E-2" table:style-name="ce28">
            <text:p>5,0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Kraków</text:p>
          </table:table-cell>
          <table:table-cell office:value-type="percentage" office:value="5.0593882200000002E-2" table:style-name="ce27">
            <text:p>5,1%</text:p>
          </table:table-cell>
          <table:table-cell office:value-type="percentage" office:value="5.9089014799999999E-2" table:style-name="ce27">
            <text:p>5,9%</text:p>
          </table:table-cell>
          <table:table-cell office:value-type="percentage" office:value="4.5796584000000001E-2" table:style-name="ce27">
            <text:p>4,6%</text:p>
          </table:table-cell>
          <table:table-cell office:value-type="percentage" office:value="4.9666183799999999E-2" table:style-name="ce28">
            <text:p>5,0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0297646499999999E-2" table:style-name="ce27">
            <text:p>4,0%</text:p>
          </table:table-cell>
          <table:table-cell office:value-type="percentage" office:value="6.6543821599999997E-2" table:style-name="ce27">
            <text:p>6,7%</text:p>
          </table:table-cell>
          <table:table-cell office:value-type="percentage" office:value="6.0418511600000002E-2" table:style-name="ce27">
            <text:p>6,0%</text:p>
          </table:table-cell>
          <table:table-cell office:value-type="percentage" office:value="4.9544332400000002E-2" table:style-name="ce28">
            <text:p>5,0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5.7670979900000002E-2" table:style-name="ce27">
            <text:p>5,8%</text:p>
          </table:table-cell>
          <table:table-cell office:value-type="percentage" office:value="4.2633435599999998E-2" table:style-name="ce27">
            <text:p>4,3%</text:p>
          </table:table-cell>
          <table:table-cell office:value-type="percentage" office:value="4.7519924999999998E-2" table:style-name="ce27">
            <text:p>4,8%</text:p>
          </table:table-cell>
          <table:table-cell office:value-type="percentage" office:value="4.63543498E-2" table:style-name="ce28">
            <text:p>4,6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Pogoda (Kraków) / do 2015-06 Radio KRK fm (Kraków)</text:p>
          </table:table-cell>
          <table:table-cell office:value-type="percentage" office:value="3.4894945199999999E-2" table:style-name="ce27">
            <text:p>3,5%</text:p>
          </table:table-cell>
          <table:table-cell office:value-type="percentage" office:value="3.77126936E-2" table:style-name="ce27">
            <text:p>3,8%</text:p>
          </table:table-cell>
          <table:table-cell office:value-type="percentage" office:value="2.9830534799999999E-2" table:style-name="ce27">
            <text:p>3,0%</text:p>
          </table:table-cell>
          <table:table-cell office:value-type="percentage" office:value="4.32792356E-2" table:style-name="ce28">
            <text:p>4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Złote Przeboje Wanda 92,5 FM (Kraków)</text:p>
          </table:table-cell>
          <table:table-cell office:value-type="percentage" office:value="3.7046227500000001E-2" table:style-name="ce27">
            <text:p>3,7%</text:p>
          </table:table-cell>
          <table:table-cell office:value-type="percentage" office:value="4.0542929900000003E-2" table:style-name="ce27">
            <text:p>4,1%</text:p>
          </table:table-cell>
          <table:table-cell office:value-type="percentage" office:value="4.7851745199999997E-2" table:style-name="ce27">
            <text:p>4,8%</text:p>
          </table:table-cell>
          <table:table-cell office:value-type="percentage" office:value="4.3157243099999999E-2" table:style-name="ce28">
            <text:p>4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3.8584802500000001E-2" table:style-name="ce27">
            <text:p>3,9%</text:p>
          </table:table-cell>
          <table:table-cell office:value-type="percentage" office:value="3.40828548E-2" table:style-name="ce27">
            <text:p>3,4%</text:p>
          </table:table-cell>
          <table:table-cell office:value-type="percentage" office:value="4.5492729599999997E-2" table:style-name="ce27">
            <text:p>4,5%</text:p>
          </table:table-cell>
          <table:table-cell office:value-type="percentage" office:value="3.8296898199999999E-2" table:style-name="ce28">
            <text:p>3,8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ESKA (Kraków)</text:p>
          </table:table-cell>
          <table:table-cell office:value-type="percentage" office:value="2.5915151000000001E-2" table:style-name="ce27">
            <text:p>2,6%</text:p>
          </table:table-cell>
          <table:table-cell office:value-type="percentage" office:value="3.71868354E-2" table:style-name="ce27">
            <text:p>3,7%</text:p>
          </table:table-cell>
          <table:table-cell office:value-type="percentage" office:value="3.2648938099999997E-2" table:style-name="ce27">
            <text:p>3,3%</text:p>
          </table:table-cell>
          <table:table-cell office:value-type="percentage" office:value="3.4686123200000002E-2" table:style-name="ce28">
            <text:p>3,5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ock Radio 103,8 FM (Kraków) / do 2014-01 Radio 103,8 Roxy FM (Kraków)</text:p>
          </table:table-cell>
          <table:table-cell office:value-type="percentage" office:value="1.5130985E-2" table:style-name="ce27">
            <text:p>1,5%</text:p>
          </table:table-cell>
          <table:table-cell office:value-type="percentage" office:value="2.2598777899999999E-2" table:style-name="ce27">
            <text:p>2,3%</text:p>
          </table:table-cell>
          <table:table-cell office:value-type="percentage" office:value="2.6296678800000001E-2" table:style-name="ce27">
            <text:p>2,6%</text:p>
          </table:table-cell>
          <table:table-cell office:value-type="percentage" office:value="3.2359846900000003E-2" table:style-name="ce28">
            <text:p>3,2%</text:p>
          </table:table-cell>
          <table:table-cell table:number-columns-repeated="6" table:style-name="ce3"/>
          <table:table-cell table:style-name="ce10"/>
          <table:table-cell table:number-columns-repeated="16372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7393028500000003E-2" table:style-name="ce27">
            <text:p>4,7%</text:p>
          </table:table-cell>
          <table:table-cell office:value-type="percentage" office:value="3.2358203500000002E-2" table:style-name="ce27">
            <text:p>3,2%</text:p>
          </table:table-cell>
          <table:table-cell office:value-type="percentage" office:value="3.70901893E-2" table:style-name="ce27">
            <text:p>3,7%</text:p>
          </table:table-cell>
          <table:table-cell office:value-type="percentage" office:value="3.1652949399999998E-2" table:style-name="ce28">
            <text:p>3,2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Plus Kraków</text:p>
          </table:table-cell>
          <table:table-cell office:value-type="percentage" office:value="3.43126786E-2" table:style-name="ce27">
            <text:p>3,4%</text:p>
          </table:table-cell>
          <table:table-cell office:value-type="percentage" office:value="2.0773008700000001E-2" table:style-name="ce27">
            <text:p>2,1%</text:p>
          </table:table-cell>
          <table:table-cell office:value-type="percentage" office:value="2.43149304E-2" table:style-name="ce27">
            <text:p>2,4%</text:p>
          </table:table-cell>
          <table:table-cell office:value-type="percentage" office:value="3.0966394500000001E-2" table:style-name="ce28">
            <text:p>3,1%</text:p>
          </table:table-cell>
          <table:table-cell table:style-name="ce3"/>
          <table:table-cell table:style-name="ce29"/>
          <table:table-cell table:number-columns-repeated="975" table:style-name="ce3"/>
          <table:table-cell table:number-columns-repeated="15402"/>
        </table:table-row>
        <table:table-row table:style-name="ro1">
          <table:table-cell office:value-type="string" table:style-name="ce3">
            <text:p>Radio Wawa (Kraków)</text:p>
          </table:table-cell>
          <table:table-cell office:value-type="percentage" office:value="8.7288956999999993E-3" table:style-name="ce27">
            <text:p>0,9%</text:p>
          </table:table-cell>
          <table:table-cell office:value-type="percentage" office:value="1.93649012E-2" table:style-name="ce27">
            <text:p>1,9%</text:p>
          </table:table-cell>
          <table:table-cell office:value-type="percentage" office:value="1.9984517800000001E-2" table:style-name="ce27">
            <text:p>2,0%</text:p>
          </table:table-cell>
          <table:table-cell office:value-type="percentage" office:value="2.57704105E-2" table:style-name="ce28">
            <text:p>2,6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Meloradio (Kraków) / do 2017-08 Radio ZET Gold 101,3 FM (Kraków)</text:p>
          </table:table-cell>
          <table:table-cell office:value-type="percentage" office:value="9.1012759000000006E-3" table:style-name="ce27">
            <text:p>0,9%</text:p>
          </table:table-cell>
          <table:table-cell office:value-type="percentage" office:value="5.0635128000000003E-3" table:style-name="ce27">
            <text:p>0,5%</text:p>
          </table:table-cell>
          <table:table-cell office:value-type="percentage" office:value="1.18434965E-2" table:style-name="ce27">
            <text:p>1,2%</text:p>
          </table:table-cell>
          <table:table-cell office:value-type="percentage" office:value="1.7348051499999999E-2" table:style-name="ce28">
            <text:p>1,7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Chillizet / do 2017-05 Radio ZET Chilli (Warszawa/Kraków)</text:p>
          </table:table-cell>
          <table:table-cell office:value-type="percentage" office:value="1.115122E-2" table:style-name="ce27">
            <text:p>1,1%</text:p>
          </table:table-cell>
          <table:table-cell office:value-type="percentage" office:value="1.51872259E-2" table:style-name="ce27">
            <text:p>1,5%</text:p>
          </table:table-cell>
          <table:table-cell office:value-type="percentage" office:value="1.3581870899999999E-2" table:style-name="ce27">
            <text:p>1,4%</text:p>
          </table:table-cell>
          <table:table-cell office:value-type="percentage" office:value="1.66360108E-2" table:style-name="ce28">
            <text:p>1,7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2728982999999999E-2" table:style-name="ce30">
            <text:p>1,3%</text:p>
          </table:table-cell>
          <table:table-cell office:value-type="percentage" office:value="1.1746180700000001E-2" table:style-name="ce30">
            <text:p>1,2%</text:p>
          </table:table-cell>
          <table:table-cell office:value-type="percentage" office:value="1.00791556E-2" table:style-name="ce30">
            <text:p>1,0%</text:p>
          </table:table-cell>
          <table:table-cell office:value-type="percentage" office:value="1.5892126400000001E-2" table:style-name="ce31">
            <text:p>1,6%</text:p>
          </table:table-cell>
          <table:table-cell table:style-name="ce3"/>
          <table:table-cell table:style-name="ce29"/>
          <table:table-cell table:number-columns-repeated="975" table:style-name="ce3"/>
          <table:table-cell table:number-columns-repeated="15402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7.2065473000000003E-3" table:style-name="ce27">
            <text:p>0,7%</text:p>
          </table:table-cell>
          <table:table-cell office:value-type="percentage" office:value="1.5603607699999999E-2" table:style-name="ce27">
            <text:p>1,6%</text:p>
          </table:table-cell>
          <table:table-cell office:value-type="percentage" office:value="1.06570968E-2" table:style-name="ce27">
            <text:p>1,1%</text:p>
          </table:table-cell>
          <table:table-cell office:value-type="percentage" office:value="1.07927934E-2" table:style-name="ce28">
            <text:p>1,1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fonia (Kraków)</text:p>
          </table:table-cell>
          <table:table-cell office:value-type="percentage" office:value="7.5850648000000001E-3" table:style-name="ce27">
            <text:p>0,8%</text:p>
          </table:table-cell>
          <table:table-cell office:value-type="percentage" office:value="7.7525481000000002E-3" table:style-name="ce27">
            <text:p>0,8%</text:p>
          </table:table-cell>
          <table:table-cell office:value-type="percentage" office:value="5.1600005999999999E-3" table:style-name="ce27">
            <text:p>0,5%</text:p>
          </table:table-cell>
          <table:table-cell office:value-type="percentage" office:value="8.1803273999999995E-3" table:style-name="ce28">
            <text:p>0,8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7.5599602999999998E-3" table:style-name="ce27">
            <text:p>0,8%</text:p>
          </table:table-cell>
          <table:table-cell office:value-type="percentage" office:value="1.2984364599999999E-2" table:style-name="ce27">
            <text:p>1,3%</text:p>
          </table:table-cell>
          <table:table-cell office:value-type="percentage" office:value="7.3177587000000004E-3" table:style-name="ce27">
            <text:p>0,7%</text:p>
          </table:table-cell>
          <table:table-cell office:value-type="percentage" office:value="7.9584376999999994E-3" table:style-name="ce28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06639786E-2" table:style-name="ce32">
            <text:p>1,1%</text:p>
          </table:table-cell>
          <table:table-cell office:value-type="percentage" office:value="6.5235299999999996E-3" table:style-name="ce32">
            <text:p>0,7%</text:p>
          </table:table-cell>
          <table:table-cell office:value-type="percentage" office:value="5.7112367000000004E-3" table:style-name="ce32">
            <text:p>0,6%</text:p>
          </table:table-cell>
          <table:table-cell office:value-type="percentage" office:value="7.3165887000000004E-3" table:style-name="ce33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dio Wnet</text:p>
          </table:table-cell>
          <table:table-cell office:value-type="string" table:style-name="ce12">
            <text:p>--</text:p>
          </table:table-cell>
          <table:table-cell office:value-type="string" table:style-name="ce12">
            <text:p>--</text:p>
          </table:table-cell>
          <table:table-cell office:value-type="percentage" office:value="2.8985959000000002E-3" table:style-name="ce12">
            <text:p>0,3%</text:p>
          </table:table-cell>
          <table:table-cell office:value-type="percentage" office:value="2.5926336999999998E-3" table:style-name="ce13">
            <text:p>0,3%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OFF Radio Kraków</text:p>
          </table:table-cell>
          <table:table-cell office:value-type="percentage" office:value="1.950652E-4" table:style-name="ce12">
            <text:p>0,0%</text:p>
          </table:table-cell>
          <table:table-cell office:value-type="percentage" office:value="9.6380049999999996E-4" table:style-name="ce12">
            <text:p>0,1%</text:p>
          </table:table-cell>
          <table:table-cell office:value-type="percentage" office:value="5.5893329999999995E-4" table:style-name="ce12">
            <text:p>0,1%</text:p>
          </table:table-cell>
          <table:table-cell office:value-type="percentage" office:value="2.0473672000000001E-3" table:style-name="ce13">
            <text:p>0,2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2262" table:style-name="ce1">
            <text:p>2262</text:p>
          </table:table-cell>
          <table:table-cell office:value-type="float" office:value="2290" table:style-name="ce1">
            <text:p>2290</text:p>
          </table:table-cell>
          <table:table-cell office:value-type="float" office:value="2221" table:style-name="ce1">
            <text:p>2221</text:p>
          </table:table-cell>
          <table:table-cell office:value-type="float" office:value="2261" table:style-name="ce1">
            <text:p>2261</text:p>
          </table:table-cell>
          <table:table-cell table:number-columns-repeated="16379"/>
        </table:table-row>
        <table:table-row table:style-name="ro1">
          <table:table-cell table:number-columns-repeated="982" table:style-name="ce3"/>
          <table:table-cell table:number-columns-repeated="15402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Kraków: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8"/>Wybrane miasta = Kraków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8"/>Wielkość (nie ważona): 609 643 (70 241 przypadków, 4,3% całej próby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4" table:style-name="ro1">
          <table:table-cell table:number-columns-repeated="982" table:style-name="ce3"/>
          <table:table-cell table:number-columns-repeated="15402"/>
        </table:table-row>
        <table:table-row table:number-rows-repeated="1048522" table:style-name="ro3">
          <table:table-cell table:number-columns-repeated="16384"/>
        </table:table-row>
      </table:table>
      <table:table table:name="Kielce" table:style-name="ta1">
        <table:table-column table:style-name="co51" table:default-cell-style-name="ce3"/>
        <table:table-column table:style-name="co52" table:default-cell-style-name="ce3"/>
        <table:table-column table:style-name="co30" table:default-cell-style-name="ce3"/>
        <table:table-column table:style-name="co20" table:default-cell-style-name="ce3"/>
        <table:table-column table:style-name="co31" table:default-cell-style-name="ce3"/>
        <table:table-column table:style-name="co53" table:default-cell-style-name="ce3"/>
        <table:table-column table:style-name="co9" table:number-columns-repeated="1017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6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0225773189999999" table:style-name="ce10">
            <text:p>20,2%</text:p>
          </table:table-cell>
          <table:table-cell office:value-type="percentage" office:value="0.203191397" table:style-name="ce10">
            <text:p>20,3%</text:p>
          </table:table-cell>
          <table:table-cell office:value-type="percentage" office:value="0.1736692" table:style-name="ce10">
            <text:p>17,4%</text:p>
          </table:table-cell>
          <table:table-cell office:value-type="percentage" office:value="0.20417052050000001" table:style-name="ce11">
            <text:p>20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Kielce</text:p>
          </table:table-cell>
          <table:table-cell office:value-type="percentage" office:value="0.1074608294" table:style-name="ce10">
            <text:p>10,7%</text:p>
          </table:table-cell>
          <table:table-cell office:value-type="percentage" office:value="0.1045603709" table:style-name="ce10">
            <text:p>10,5%</text:p>
          </table:table-cell>
          <table:table-cell office:value-type="percentage" office:value="8.2305478200000004E-2" table:style-name="ce10">
            <text:p>8,2%</text:p>
          </table:table-cell>
          <table:table-cell office:value-type="percentage" office:value="0.103447918" table:style-name="ce11">
            <text:p>10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Kielce)</text:p>
          </table:table-cell>
          <table:table-cell office:value-type="percentage" office:value="4.7785173E-2" table:style-name="ce10">
            <text:p>4,8%</text:p>
          </table:table-cell>
          <table:table-cell office:value-type="percentage" office:value="9.3554576599999995E-2" table:style-name="ce10">
            <text:p>9,4%</text:p>
          </table:table-cell>
          <table:table-cell office:value-type="percentage" office:value="5.46309325E-2" table:style-name="ce10">
            <text:p>5,5%</text:p>
          </table:table-cell>
          <table:table-cell office:value-type="percentage" office:value="7.4218205900000001E-2" table:style-name="ce11">
            <text:p>7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Kielce) / do 2017-08 Radio ZET Gold (Kielce)</text:p>
          </table:table-cell>
          <table:table-cell office:value-type="percentage" office:value="5.11905125E-2" table:style-name="ce10">
            <text:p>5,1%</text:p>
          </table:table-cell>
          <table:table-cell office:value-type="percentage" office:value="6.7844823100000007E-2" table:style-name="ce10">
            <text:p>6,8%</text:p>
          </table:table-cell>
          <table:table-cell office:value-type="percentage" office:value="6.6831211599999996E-2" table:style-name="ce10">
            <text:p>6,7%</text:p>
          </table:table-cell>
          <table:table-cell office:value-type="percentage" office:value="7.0811990899999996E-2" table:style-name="ce11">
            <text:p>7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5.5895269300000001E-2" table:style-name="ce10">
            <text:p>5,6%</text:p>
          </table:table-cell>
          <table:table-cell office:value-type="percentage" office:value="2.6629086100000001E-2" table:style-name="ce10">
            <text:p>2,7%</text:p>
          </table:table-cell>
          <table:table-cell office:value-type="percentage" office:value="6.4930064400000001E-2" table:style-name="ce10">
            <text:p>6,5%</text:p>
          </table:table-cell>
          <table:table-cell office:value-type="percentage" office:value="6.4320984999999997E-2" table:style-name="ce11">
            <text:p>6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3132122799999995E-2" table:style-name="ce10">
            <text:p>9,3%</text:p>
          </table:table-cell>
          <table:table-cell office:value-type="percentage" office:value="8.4059712300000006E-2" table:style-name="ce10">
            <text:p>8,4%</text:p>
          </table:table-cell>
          <table:table-cell office:value-type="percentage" office:value="9.3841064000000002E-2" table:style-name="ce10">
            <text:p>9,4%</text:p>
          </table:table-cell>
          <table:table-cell office:value-type="percentage" office:value="6.3076199099999994E-2" table:style-name="ce11">
            <text:p>6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Kielce</text:p>
          </table:table-cell>
          <table:table-cell office:value-type="percentage" office:value="6.0478516500000003E-2" table:style-name="ce10">
            <text:p>6,0%</text:p>
          </table:table-cell>
          <table:table-cell office:value-type="percentage" office:value="7.3511585899999995E-2" table:style-name="ce10">
            <text:p>7,4%</text:p>
          </table:table-cell>
          <table:table-cell office:value-type="percentage" office:value="6.9268441900000005E-2" table:style-name="ce10">
            <text:p>6,9%</text:p>
          </table:table-cell>
          <table:table-cell office:value-type="percentage" office:value="5.7783359300000003E-2" table:style-name="ce11">
            <text:p>5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8.5758731899999996E-2" table:style-name="ce10">
            <text:p>8,6%</text:p>
          </table:table-cell>
          <table:table-cell office:value-type="percentage" office:value="7.20284588E-2" table:style-name="ce10">
            <text:p>7,2%</text:p>
          </table:table-cell>
          <table:table-cell office:value-type="percentage" office:value="5.2829050199999998E-2" table:style-name="ce10">
            <text:p>5,3%</text:p>
          </table:table-cell>
          <table:table-cell office:value-type="percentage" office:value="5.5753651899999999E-2" table:style-name="ce11">
            <text:p>5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6.4757072499999999E-2" table:style-name="ce10">
            <text:p>6,5%</text:p>
          </table:table-cell>
          <table:table-cell office:value-type="percentage" office:value="5.0238759199999997E-2" table:style-name="ce10">
            <text:p>5,0%</text:p>
          </table:table-cell>
          <table:table-cell office:value-type="percentage" office:value="4.6978325199999997E-2" table:style-name="ce10">
            <text:p>4,7%</text:p>
          </table:table-cell>
          <table:table-cell office:value-type="percentage" office:value="5.3018936799999999E-2" table:style-name="ce11">
            <text:p>5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8864012400000002E-2" table:style-name="ce10">
            <text:p>3,9%</text:p>
          </table:table-cell>
          <table:table-cell office:value-type="percentage" office:value="7.5091476399999996E-2" table:style-name="ce10">
            <text:p>7,5%</text:p>
          </table:table-cell>
          <table:table-cell office:value-type="percentage" office:value="5.6877878100000001E-2" table:style-name="ce10">
            <text:p>5,7%</text:p>
          </table:table-cell>
          <table:table-cell office:value-type="percentage" office:value="5.21150841E-2" table:style-name="ce11">
            <text:p>5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8407348E-2" table:style-name="ce10">
            <text:p>1,8%</text:p>
          </table:table-cell>
          <table:table-cell office:value-type="percentage" office:value="2.8402354099999999E-2" table:style-name="ce10">
            <text:p>2,8%</text:p>
          </table:table-cell>
          <table:table-cell office:value-type="percentage" office:value="2.7022180400000002E-2" table:style-name="ce10">
            <text:p>2,7%</text:p>
          </table:table-cell>
          <table:table-cell office:value-type="percentage" office:value="5.1382437099999997E-2" table:style-name="ce11">
            <text:p>5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eM Kielce / do 2014-04 Radio Plus Kielce</text:p>
          </table:table-cell>
          <table:table-cell office:value-type="percentage" office:value="2.4556110499999999E-2" table:style-name="ce10">
            <text:p>2,5%</text:p>
          </table:table-cell>
          <table:table-cell office:value-type="percentage" office:value="4.0087637099999997E-2" table:style-name="ce10">
            <text:p>4,0%</text:p>
          </table:table-cell>
          <table:table-cell office:value-type="percentage" office:value="1.28271255E-2" table:style-name="ce10">
            <text:p>1,3%</text:p>
          </table:table-cell>
          <table:table-cell office:value-type="percentage" office:value="3.4126855099999999E-2" table:style-name="ce11">
            <text:p>3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3.9390801000000003E-2" table:style-name="ce10">
            <text:p>3,9%</text:p>
          </table:table-cell>
          <table:table-cell office:value-type="percentage" office:value="2.34484924E-2" table:style-name="ce10">
            <text:p>2,3%</text:p>
          </table:table-cell>
          <table:table-cell office:value-type="percentage" office:value="5.0529117900000003E-2" table:style-name="ce10">
            <text:p>5,1%</text:p>
          </table:table-cell>
          <table:table-cell office:value-type="percentage" office:value="2.28858334E-2" table:style-name="ce11">
            <text:p>2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Fama (Kielce)</text:p>
          </table:table-cell>
          <table:table-cell office:value-type="percentage" office:value="4.5777648400000003E-2" table:style-name="ce10">
            <text:p>4,6%</text:p>
          </table:table-cell>
          <table:table-cell office:value-type="percentage" office:value="1.20603627E-2" table:style-name="ce10">
            <text:p>1,2%</text:p>
          </table:table-cell>
          <table:table-cell office:value-type="percentage" office:value="2.3405254699999999E-2" table:style-name="ce10">
            <text:p>2,3%</text:p>
          </table:table-cell>
          <table:table-cell office:value-type="percentage" office:value="1.39085296E-2" table:style-name="ce11">
            <text:p>1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Kielce</text:p>
          </table:table-cell>
          <table:table-cell office:value-type="string" table:style-name="ce10">
            <text:p>--</text:p>
          </table:table-cell>
          <table:table-cell office:value-type="string" table:style-name="ce10">
            <text:p>--</text:p>
          </table:table-cell>
          <table:table-cell office:value-type="percentage" office:value="1.6207560699999998E-2" table:style-name="ce10">
            <text:p>1,6%</text:p>
          </table:table-cell>
          <table:table-cell office:value-type="percentage" office:value="1.2936704E-2" table:style-name="ce11">
            <text:p>1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Polskie Radio 24 / do 2016-08 Czwórka - Program 4 Polskiego Radia</text:p>
          </table:table-cell>
          <table:table-cell office:value-type="percentage" office:value="1.66499853E-2" table:style-name="ce10">
            <text:p>1,7%</text:p>
          </table:table-cell>
          <table:table-cell office:value-type="percentage" office:value="3.8057710999999999E-3" table:style-name="ce10">
            <text:p>0,4%</text:p>
          </table:table-cell>
          <table:table-cell office:value-type="percentage" office:value="1.0411239100000001E-2" table:style-name="ce10">
            <text:p>1,0%</text:p>
          </table:table-cell>
          <table:table-cell office:value-type="percentage" office:value="1.22654349E-2" table:style-name="ce11">
            <text:p>1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5">
            <text:p>Radio Złote Przeboje 93,2 FM (Jędrzejów)</text:p>
          </table:table-cell>
          <table:table-cell office:value-type="percentage" office:value="1.06865881E-2" table:style-name="ce35">
            <text:p>1,1%</text:p>
          </table:table-cell>
          <table:table-cell office:value-type="percentage" office:value="1.3929736E-3" table:style-name="ce35">
            <text:p>0,1%</text:p>
          </table:table-cell>
          <table:table-cell office:value-type="percentage" office:value="6.6582446999999996E-3" table:style-name="ce35">
            <text:p>0,7%</text:p>
          </table:table-cell>
          <table:table-cell office:value-type="percentage" office:value="1.0318168500000001E-2" table:style-name="ce11">
            <text:p>1,0%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4598556699999999E-2" table:style-name="ce10">
            <text:p>1,5%</text:p>
          </table:table-cell>
          <table:table-cell office:value-type="percentage" office:value="8.6106227000000007E-3" table:style-name="ce10">
            <text:p>0,9%</text:p>
          </table:table-cell>
          <table:table-cell office:value-type="percentage" office:value="2.7405977200000001E-2" table:style-name="ce10">
            <text:p>2,7%</text:p>
          </table:table-cell>
          <table:table-cell office:value-type="percentage" office:value="2.5849337E-3" table:style-name="ce11">
            <text:p>0,3%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1662194400000001E-2" table:style-name="ce10">
            <text:p>1,2%</text:p>
          </table:table-cell>
          <table:table-cell office:value-type="percentage" office:value="9.0819613E-3" table:style-name="ce10">
            <text:p>0,9%</text:p>
          </table:table-cell>
          <table:table-cell office:value-type="percentage" office:value="1.44244465E-2" table:style-name="ce10">
            <text:p>1,4%</text:p>
          </table:table-cell>
          <table:table-cell office:value-type="percentage" office:value="8.8439889999999998E-4" table:style-name="ce11">
            <text:p>0,1%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585" table:style-name="ce1">
            <text:p>585</text:p>
          </table:table-cell>
          <table:table-cell office:value-type="float" office:value="528" table:style-name="ce1">
            <text:p>528</text:p>
          </table:table-cell>
          <table:table-cell office:value-type="float" office:value="577" table:style-name="ce1">
            <text:p>577</text:p>
          </table:table-cell>
          <table:table-cell office:value-type="float" office:value="560" table:style-name="ce1">
            <text:p>560</text:p>
          </table:table-cell>
          <table:table-cell table:style-name="ce10"/>
          <table:table-cell table:number-columns-repeated="16378"/>
        </table:table-row>
        <table:table-row table:number-rows-repeated="5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Kiel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Kielc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66 850 (25 518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8" table:style-name="ro3">
          <table:table-cell table:number-columns-repeated="16384"/>
        </table:table-row>
      </table:table>
      <table:table table:name="Aglomeracja_Śl" table:style-name="ta1">
        <table:table-column table:style-name="co54" table:default-cell-style-name="ce3"/>
        <table:table-column table:style-name="co55" table:default-cell-style-name="ce3"/>
        <table:table-column table:style-name="co5" table:default-cell-style-name="ce3"/>
        <table:table-column table:style-name="co56" table:default-cell-style-name="ce3"/>
        <table:table-column table:style-name="co31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34960994029999998" table:style-name="ce10">
            <text:p>35,0%</text:p>
          </table:table-cell>
          <table:table-cell office:value-type="percentage" office:value="0.31753406070000001" table:style-name="ce10">
            <text:p>31,8%</text:p>
          </table:table-cell>
          <table:table-cell office:value-type="percentage" office:value="0.32901164919999998" table:style-name="ce10">
            <text:p>32,9%</text:p>
          </table:table-cell>
          <table:table-cell office:value-type="percentage" office:value="0.31996602219999998" table:style-name="ce11">
            <text:p>32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Śląsk)</text:p>
          </table:table-cell>
          <table:table-cell office:value-type="percentage" office:value="5.8155664500000002E-2" table:style-name="ce10">
            <text:p>5,8%</text:p>
          </table:table-cell>
          <table:table-cell office:value-type="percentage" office:value="7.3209002400000001E-2" table:style-name="ce10">
            <text:p>7,3%</text:p>
          </table:table-cell>
          <table:table-cell office:value-type="percentage" office:value="6.1891987500000002E-2" table:style-name="ce10">
            <text:p>6,2%</text:p>
          </table:table-cell>
          <table:table-cell office:value-type="percentage" office:value="7.80502312E-2" table:style-name="ce11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106,4 FM (Katowice)</text:p>
          </table:table-cell>
          <table:table-cell office:value-type="percentage" office:value="4.6314210500000001E-2" table:style-name="ce10">
            <text:p>4,6%</text:p>
          </table:table-cell>
          <table:table-cell office:value-type="percentage" office:value="6.1931813199999998E-2" table:style-name="ce10">
            <text:p>6,2%</text:p>
          </table:table-cell>
          <table:table-cell office:value-type="percentage" office:value="5.4883087900000002E-2" table:style-name="ce10">
            <text:p>5,5%</text:p>
          </table:table-cell>
          <table:table-cell office:value-type="percentage" office:value="6.7162485800000005E-2" table:style-name="ce11">
            <text:p>6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5.5643050700000002E-2" table:style-name="ce10">
            <text:p>5,6%</text:p>
          </table:table-cell>
          <table:table-cell office:value-type="percentage" office:value="6.18132604E-2" table:style-name="ce10">
            <text:p>6,2%</text:p>
          </table:table-cell>
          <table:table-cell office:value-type="percentage" office:value="6.52107715E-2" table:style-name="ce10">
            <text:p>6,5%</text:p>
          </table:table-cell>
          <table:table-cell office:value-type="percentage" office:value="6.3751602300000001E-2" table:style-name="ce11">
            <text:p>6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Karolina 91,2 FM (Katowice)</text:p>
          </table:table-cell>
          <table:table-cell office:value-type="percentage" office:value="4.7349687000000001E-2" table:style-name="ce10">
            <text:p>4,7%</text:p>
          </table:table-cell>
          <table:table-cell office:value-type="percentage" office:value="4.01339842E-2" table:style-name="ce10">
            <text:p>4,0%</text:p>
          </table:table-cell>
          <table:table-cell office:value-type="percentage" office:value="5.1606127199999997E-2" table:style-name="ce10">
            <text:p>5,2%</text:p>
          </table:table-cell>
          <table:table-cell office:value-type="percentage" office:value="5.11664628E-2" table:style-name="ce11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3.9590684700000003E-2" table:style-name="ce10">
            <text:p>4,0%</text:p>
          </table:table-cell>
          <table:table-cell office:value-type="percentage" office:value="3.9110650599999998E-2" table:style-name="ce10">
            <text:p>3,9%</text:p>
          </table:table-cell>
          <table:table-cell office:value-type="percentage" office:value="3.8887375000000002E-2" table:style-name="ce10">
            <text:p>3,9%</text:p>
          </table:table-cell>
          <table:table-cell office:value-type="percentage" office:value="4.87950781E-2" table:style-name="ce11">
            <text:p>4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iekary</text:p>
          </table:table-cell>
          <table:table-cell office:value-type="percentage" office:value="6.0211780800000003E-2" table:style-name="ce10">
            <text:p>6,0%</text:p>
          </table:table-cell>
          <table:table-cell office:value-type="percentage" office:value="6.6122863000000004E-2" table:style-name="ce10">
            <text:p>6,6%</text:p>
          </table:table-cell>
          <table:table-cell office:value-type="percentage" office:value="3.5761082999999999E-2" table:style-name="ce10">
            <text:p>3,6%</text:p>
          </table:table-cell>
          <table:table-cell office:value-type="percentage" office:value="3.9694548900000001E-2" table:style-name="ce11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Katowice)</text:p>
          </table:table-cell>
          <table:table-cell office:value-type="percentage" office:value="2.34683046E-2" table:style-name="ce10">
            <text:p>2,3%</text:p>
          </table:table-cell>
          <table:table-cell office:value-type="percentage" office:value="3.0749542599999999E-2" table:style-name="ce10">
            <text:p>3,1%</text:p>
          </table:table-cell>
          <table:table-cell office:value-type="percentage" office:value="3.1972876599999998E-2" table:style-name="ce10">
            <text:p>3,2%</text:p>
          </table:table-cell>
          <table:table-cell office:value-type="percentage" office:value="3.6050405200000003E-2" table:style-name="ce11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Fest (Chorzów)</text:p>
          </table:table-cell>
          <table:table-cell office:value-type="percentage" office:value="3.1167104899999999E-2" table:style-name="ce10">
            <text:p>3,1%</text:p>
          </table:table-cell>
          <table:table-cell office:value-type="percentage" office:value="2.8667538400000001E-2" table:style-name="ce10">
            <text:p>2,9%</text:p>
          </table:table-cell>
          <table:table-cell office:value-type="percentage" office:value="3.7301171700000003E-2" table:style-name="ce10">
            <text:p>3,7%</text:p>
          </table:table-cell>
          <table:table-cell office:value-type="percentage" office:value="3.5609177399999997E-2" table:style-name="ce11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Katowice</text:p>
          </table:table-cell>
          <table:table-cell office:value-type="percentage" office:value="5.3642919999999997E-2" table:style-name="ce10">
            <text:p>5,4%</text:p>
          </table:table-cell>
          <table:table-cell office:value-type="percentage" office:value="4.0827244899999997E-2" table:style-name="ce10">
            <text:p>4,1%</text:p>
          </table:table-cell>
          <table:table-cell office:value-type="percentage" office:value="3.5762998999999997E-2" table:style-name="ce10">
            <text:p>3,6%</text:p>
          </table:table-cell>
          <table:table-cell office:value-type="percentage" office:value="3.4015391700000001E-2" table:style-name="ce11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Silesia (Zabrze) / do 2014-06 Radio Plus Śląsk</text:p>
          </table:table-cell>
          <table:table-cell office:value-type="percentage" office:value="2.07575581E-2" table:style-name="ce10">
            <text:p>2,1%</text:p>
          </table:table-cell>
          <table:table-cell office:value-type="percentage" office:value="1.7823934900000001E-2" table:style-name="ce10">
            <text:p>1,8%</text:p>
          </table:table-cell>
          <table:table-cell office:value-type="percentage" office:value="3.2871893499999999E-2" table:style-name="ce10">
            <text:p>3,3%</text:p>
          </table:table-cell>
          <table:table-cell office:value-type="percentage" office:value="3.0573256900000002E-2" table:style-name="ce11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1638949999999999E-2" table:style-name="ce10">
            <text:p>3,2%</text:p>
          </table:table-cell>
          <table:table-cell office:value-type="percentage" office:value="2.05695303E-2" table:style-name="ce10">
            <text:p>2,1%</text:p>
          </table:table-cell>
          <table:table-cell office:value-type="percentage" office:value="1.9528925799999999E-2" table:style-name="ce10">
            <text:p>2,0%</text:p>
          </table:table-cell>
          <table:table-cell office:value-type="percentage" office:value="2.9407366399999999E-2" table:style-name="ce11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5178721300000002E-2" table:style-name="ce10">
            <text:p>4,5%</text:p>
          </table:table-cell>
          <table:table-cell office:value-type="percentage" office:value="4.3013273900000003E-2" table:style-name="ce10">
            <text:p>4,3%</text:p>
          </table:table-cell>
          <table:table-cell office:value-type="percentage" office:value="3.1082393199999999E-2" table:style-name="ce10">
            <text:p>3,1%</text:p>
          </table:table-cell>
          <table:table-cell office:value-type="percentage" office:value="2.9052304000000001E-2" table:style-name="ce11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2.7460436599999999E-2" table:style-name="ce10">
            <text:p>2,7%</text:p>
          </table:table-cell>
          <table:table-cell office:value-type="percentage" office:value="3.6849894699999997E-2" table:style-name="ce10">
            <text:p>3,7%</text:p>
          </table:table-cell>
          <table:table-cell office:value-type="percentage" office:value="2.52055682E-2" table:style-name="ce10">
            <text:p>2,5%</text:p>
          </table:table-cell>
          <table:table-cell office:value-type="percentage" office:value="1.7977393000000001E-2" table:style-name="ce11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1.2039371E-2" table:style-name="ce10">
            <text:p>1,2%</text:p>
          </table:table-cell>
          <table:table-cell office:value-type="percentage" office:value="1.7818638599999999E-2" table:style-name="ce10">
            <text:p>1,8%</text:p>
          </table:table-cell>
          <table:table-cell office:value-type="percentage" office:value="1.37554429E-2" table:style-name="ce10">
            <text:p>1,4%</text:p>
          </table:table-cell>
          <table:table-cell office:value-type="percentage" office:value="1.6595137400000001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xpress FM (Tychy)</text:p>
          </table:table-cell>
          <table:table-cell office:value-type="percentage" office:value="1.8633852699999998E-2" table:style-name="ce10">
            <text:p>1,9%</text:p>
          </table:table-cell>
          <table:table-cell office:value-type="percentage" office:value="1.2525347399999999E-2" table:style-name="ce10">
            <text:p>1,3%</text:p>
          </table:table-cell>
          <table:table-cell office:value-type="percentage" office:value="2.8210768000000001E-2" table:style-name="ce10">
            <text:p>2,8%</text:p>
          </table:table-cell>
          <table:table-cell office:value-type="percentage" office:value="1.6192158000000002E-2" table:style-name="ce11">
            <text:p>1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Katowice) / do 2017-08 Radio ZET Gold (Katowice)</text:p>
          </table:table-cell>
          <table:table-cell office:value-type="percentage" office:value="7.9722338000000007E-3" table:style-name="ce10">
            <text:p>0,8%</text:p>
          </table:table-cell>
          <table:table-cell office:value-type="percentage" office:value="1.41107704E-2" table:style-name="ce10">
            <text:p>1,4%</text:p>
          </table:table-cell>
          <table:table-cell office:value-type="percentage" office:value="1.9931284600000002E-2" table:style-name="ce10">
            <text:p>2,0%</text:p>
          </table:table-cell>
          <table:table-cell office:value-type="percentage" office:value="1.5885035499999998E-2" table:style-name="ce11">
            <text:p>1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Katowice) / do 2016-02 Rock Radio 94,5 FM (Katowice)</text:p>
          </table:table-cell>
          <table:table-cell office:value-type="percentage" office:value="1.7332112300000001E-2" table:style-name="ce10">
            <text:p>1,7%</text:p>
          </table:table-cell>
          <table:table-cell office:value-type="percentage" office:value="2.4849760299999999E-2" table:style-name="ce10">
            <text:p>2,5%</text:p>
          </table:table-cell>
          <table:table-cell office:value-type="percentage" office:value="2.23722861E-2" table:style-name="ce10">
            <text:p>2,2%</text:p>
          </table:table-cell>
          <table:table-cell office:value-type="percentage" office:value="1.48794472E-2" table:style-name="ce11">
            <text:p>1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M 107,6 FM (Katowice)</text:p>
          </table:table-cell>
          <table:table-cell office:value-type="percentage" office:value="9.6958715999999993E-3" table:style-name="ce10">
            <text:p>1,0%</text:p>
          </table:table-cell>
          <table:table-cell office:value-type="percentage" office:value="1.7590769799999999E-2" table:style-name="ce10">
            <text:p>1,8%</text:p>
          </table:table-cell>
          <table:table-cell office:value-type="percentage" office:value="1.5673230699999999E-2" table:style-name="ce10">
            <text:p>1,6%</text:p>
          </table:table-cell>
          <table:table-cell office:value-type="percentage" office:value="1.26108344E-2" table:style-name="ce11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5.5462701999999999E-3" table:style-name="ce10">
            <text:p>0,6%</text:p>
          </table:table-cell>
          <table:table-cell office:value-type="percentage" office:value="6.9155607000000001E-3" table:style-name="ce10">
            <text:p>0,7%</text:p>
          </table:table-cell>
          <table:table-cell office:value-type="percentage" office:value="5.6260653999999997E-3" table:style-name="ce10">
            <text:p>0,6%</text:p>
          </table:table-cell>
          <table:table-cell office:value-type="percentage" office:value="8.6761345E-3" table:style-name="ce11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7.2605504999999999E-3" table:style-name="ce10">
            <text:p>0,7%</text:p>
          </table:table-cell>
          <table:table-cell office:value-type="percentage" office:value="3.7460393000000002E-3" table:style-name="ce10">
            <text:p>0,4%</text:p>
          </table:table-cell>
          <table:table-cell office:value-type="percentage" office:value="6.0015095999999997E-3" table:style-name="ce10">
            <text:p>0,6%</text:p>
          </table:table-cell>
          <table:table-cell office:value-type="percentage" office:value="7.3342900999999999E-3" table:style-name="ce11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CCM</text:p>
          </table:table-cell>
          <table:table-cell office:value-type="percentage" office:value="8.0895238999999994E-3" table:style-name="ce10">
            <text:p>0,8%</text:p>
          </table:table-cell>
          <table:table-cell office:value-type="percentage" office:value="8.2410625000000001E-3" table:style-name="ce10">
            <text:p>0,8%</text:p>
          </table:table-cell>
          <table:table-cell office:value-type="percentage" office:value="8.9739017999999997E-3" table:style-name="ce10">
            <text:p>0,9%</text:p>
          </table:table-cell>
          <table:table-cell office:value-type="percentage" office:value="6.6132463999999998E-3" table:style-name="ce11">
            <text:p>0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90 FM (Rybnik)</text:p>
          </table:table-cell>
          <table:table-cell office:value-type="percentage" office:value="3.3287709999999999E-3" table:style-name="ce10">
            <text:p>0,3%</text:p>
          </table:table-cell>
          <table:table-cell office:value-type="percentage" office:value="5.0186735000000001E-3" table:style-name="ce10">
            <text:p>0,5%</text:p>
          </table:table-cell>
          <table:table-cell office:value-type="percentage" office:value="2.8815511E-3" table:style-name="ce10">
            <text:p>0,3%</text:p>
          </table:table-cell>
          <table:table-cell office:value-type="percentage" office:value="5.8765407000000002E-3" table:style-name="ce11">
            <text:p>0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Chillizet (Katowice) / do 2017-05 Radio ZET Chilli (Katowice)</text:p>
          </table:table-cell>
          <table:table-cell office:value-type="percentage" office:value="6.2805157999999998E-3" table:style-name="ce12">
            <text:p>0,6%</text:p>
          </table:table-cell>
          <table:table-cell office:value-type="percentage" office:value="3.2175326000000001E-3" table:style-name="ce12">
            <text:p>0,3%</text:p>
          </table:table-cell>
          <table:table-cell office:value-type="percentage" office:value="4.9839873999999998E-3" table:style-name="ce12">
            <text:p>0,5%</text:p>
          </table:table-cell>
          <table:table-cell office:value-type="percentage" office:value="4.3232949E-3" table:style-name="ce13">
            <text:p>0,4%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2.8547147999999998E-3" table:style-name="ce10">
            <text:p>0,3%</text:p>
          </table:table-cell>
          <table:table-cell office:value-type="percentage" office:value="5.6799879999999995E-4" table:style-name="ce10">
            <text:p>0,1%</text:p>
          </table:table-cell>
          <table:table-cell office:value-type="percentage" office:value="3.8105488999999998E-3" table:style-name="ce10">
            <text:p>0,4%</text:p>
          </table:table-cell>
          <table:table-cell office:value-type="percentage" office:value="7.1296160000000001E-4" table:style-name="ce11">
            <text:p>0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2513" table:style-name="ce1">
            <text:p>2513</text:p>
          </table:table-cell>
          <table:table-cell office:value-type="float" office:value="2224" table:style-name="ce1">
            <text:p>2224</text:p>
          </table:table-cell>
          <table:table-cell office:value-type="float" office:value="2512" table:style-name="ce1">
            <text:p>2512</text:p>
          </table:table-cell>
          <table:table-cell office:value-type="float" office:value="2554" table:style-name="ce1">
            <text:p>2554</text:p>
          </table:table-cell>
          <table:table-cell table:number-columns-repeated="1019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Aglomeracja Śląska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Aglomeracja Śląsk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1 679 769 (100 078 przypadków, 6,1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4" table:style-name="ro3">
          <table:table-cell table:number-columns-repeated="16384"/>
        </table:table-row>
      </table:table>
      <table:table table:name="Trójmiasto" table:style-name="ta1">
        <table:table-column table:style-name="co57" table:default-cell-style-name="ce3"/>
        <table:table-column table:style-name="co56" table:default-cell-style-name="ce3"/>
        <table:table-column table:style-name="co18" table:default-cell-style-name="ce3"/>
        <table:table-column table:style-name="co4" table:default-cell-style-name="ce3"/>
        <table:table-column table:style-name="co18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5"/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office:value-type="string" table:style-name="ce5">
            <text:p>lipiec 2018 : grudzień 2018</text:p>
          </table:table-cell>
          <table:table-cell office:value-type="string" table:style-name="ce5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760975773" table:style-name="ce10">
            <text:p>17,6%</text:p>
          </table:table-cell>
          <table:table-cell office:value-type="percentage" office:value="0.1533508512" table:style-name="ce10">
            <text:p>15,3%</text:p>
          </table:table-cell>
          <table:table-cell office:value-type="percentage" office:value="0.183331365" table:style-name="ce10">
            <text:p>18,3%</text:p>
          </table:table-cell>
          <table:table-cell office:value-type="percentage" office:value="0.19016171060000001" table:style-name="ce11">
            <text:p>19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0710411039999999" table:style-name="ce10">
            <text:p>10,7%</text:p>
          </table:table-cell>
          <table:table-cell office:value-type="percentage" office:value="0.1071437611" table:style-name="ce10">
            <text:p>10,7%</text:p>
          </table:table-cell>
          <table:table-cell office:value-type="percentage" office:value="0.1004336218" table:style-name="ce10">
            <text:p>10,0%</text:p>
          </table:table-cell>
          <table:table-cell office:value-type="percentage" office:value="9.1369933299999997E-2" table:style-name="ce11">
            <text:p>9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1221548420000001" table:style-name="ce10">
            <text:p>11,2%</text:p>
          </table:table-cell>
          <table:table-cell office:value-type="percentage" office:value="0.10274676169999999" table:style-name="ce10">
            <text:p>10,3%</text:p>
          </table:table-cell>
          <table:table-cell office:value-type="percentage" office:value="8.8114468299999998E-2" table:style-name="ce10">
            <text:p>8,8%</text:p>
          </table:table-cell>
          <table:table-cell office:value-type="percentage" office:value="8.807893E-2" table:style-name="ce11">
            <text:p>8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Gdańsk</text:p>
          </table:table-cell>
          <table:table-cell office:value-type="percentage" office:value="7.9606035800000002E-2" table:style-name="ce10">
            <text:p>8,0%</text:p>
          </table:table-cell>
          <table:table-cell office:value-type="percentage" office:value="6.5735009400000002E-2" table:style-name="ce10">
            <text:p>6,6%</text:p>
          </table:table-cell>
          <table:table-cell office:value-type="percentage" office:value="7.2941752200000001E-2" table:style-name="ce10">
            <text:p>7,3%</text:p>
          </table:table-cell>
          <table:table-cell office:value-type="percentage" office:value="7.8877234899999996E-2" table:style-name="ce11">
            <text:p>7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6.7712887200000002E-2" table:style-name="ce10">
            <text:p>6,8%</text:p>
          </table:table-cell>
          <table:table-cell office:value-type="percentage" office:value="5.9403550800000003E-2" table:style-name="ce10">
            <text:p>5,9%</text:p>
          </table:table-cell>
          <table:table-cell office:value-type="percentage" office:value="6.75500141E-2" table:style-name="ce10">
            <text:p>6,8%</text:p>
          </table:table-cell>
          <table:table-cell office:value-type="percentage" office:value="7.5434874999999998E-2" table:style-name="ce11">
            <text:p>7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6.8898472200000005E-2" table:style-name="ce10">
            <text:p>6,9%</text:p>
          </table:table-cell>
          <table:table-cell office:value-type="percentage" office:value="7.0476329899999995E-2" table:style-name="ce10">
            <text:p>7,0%</text:p>
          </table:table-cell>
          <table:table-cell office:value-type="percentage" office:value="6.8975607999999994E-2" table:style-name="ce10">
            <text:p>6,9%</text:p>
          </table:table-cell>
          <table:table-cell office:value-type="percentage" office:value="7.1283960199999996E-2" table:style-name="ce11">
            <text:p>7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Trefl 103 i 99,2 FM (Trójmiasto)</text:p>
          </table:table-cell>
          <table:table-cell office:value-type="percentage" office:value="8.4417623799999994E-2" table:style-name="ce10">
            <text:p>8,4%</text:p>
          </table:table-cell>
          <table:table-cell office:value-type="percentage" office:value="6.1222257199999998E-2" table:style-name="ce10">
            <text:p>6,1%</text:p>
          </table:table-cell>
          <table:table-cell office:value-type="percentage" office:value="6.8847483400000006E-2" table:style-name="ce10">
            <text:p>6,9%</text:p>
          </table:table-cell>
          <table:table-cell office:value-type="percentage" office:value="6.9829880999999996E-2" table:style-name="ce11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Trójmiasto)</text:p>
          </table:table-cell>
          <table:table-cell office:value-type="percentage" office:value="4.7609271799999998E-2" table:style-name="ce10">
            <text:p>4,8%</text:p>
          </table:table-cell>
          <table:table-cell office:value-type="percentage" office:value="4.64408376E-2" table:style-name="ce10">
            <text:p>4,6%</text:p>
          </table:table-cell>
          <table:table-cell office:value-type="percentage" office:value="5.5620969100000001E-2" table:style-name="ce10">
            <text:p>5,6%</text:p>
          </table:table-cell>
          <table:table-cell office:value-type="percentage" office:value="4.6958341899999999E-2" table:style-name="ce11">
            <text:p>4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6985323199999998E-2" table:style-name="ce10">
            <text:p>4,7%</text:p>
          </table:table-cell>
          <table:table-cell office:value-type="percentage" office:value="4.6232845600000003E-2" table:style-name="ce10">
            <text:p>4,6%</text:p>
          </table:table-cell>
          <table:table-cell office:value-type="percentage" office:value="3.5429023800000001E-2" table:style-name="ce10">
            <text:p>3,5%</text:p>
          </table:table-cell>
          <table:table-cell office:value-type="percentage" office:value="4.2160925199999998E-2" table:style-name="ce11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Trójmiasto)</text:p>
          </table:table-cell>
          <table:table-cell office:value-type="percentage" office:value="2.9533913700000001E-2" table:style-name="ce10">
            <text:p>3,0%</text:p>
          </table:table-cell>
          <table:table-cell office:value-type="percentage" office:value="5.0545531800000001E-2" table:style-name="ce10">
            <text:p>5,1%</text:p>
          </table:table-cell>
          <table:table-cell office:value-type="percentage" office:value="6.27550682E-2" table:style-name="ce10">
            <text:p>6,3%</text:p>
          </table:table-cell>
          <table:table-cell office:value-type="percentage" office:value="4.1538731000000002E-2" table:style-name="ce11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Gdańsk</text:p>
          </table:table-cell>
          <table:table-cell office:value-type="percentage" office:value="2.8905576400000001E-2" table:style-name="ce10">
            <text:p>2,9%</text:p>
          </table:table-cell>
          <table:table-cell office:value-type="percentage" office:value="4.8512990499999999E-2" table:style-name="ce10">
            <text:p>4,9%</text:p>
          </table:table-cell>
          <table:table-cell office:value-type="percentage" office:value="4.1070593000000002E-2" table:style-name="ce10">
            <text:p>4,1%</text:p>
          </table:table-cell>
          <table:table-cell office:value-type="percentage" office:value="3.7742810000000002E-2" table:style-name="ce11">
            <text:p>3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2.8388379500000002E-2" table:style-name="ce10">
            <text:p>2,8%</text:p>
          </table:table-cell>
          <table:table-cell office:value-type="percentage" office:value="3.8776589799999997E-2" table:style-name="ce10">
            <text:p>3,9%</text:p>
          </table:table-cell>
          <table:table-cell office:value-type="percentage" office:value="3.34704683E-2" table:style-name="ce10">
            <text:p>3,3%</text:p>
          </table:table-cell>
          <table:table-cell office:value-type="percentage" office:value="3.1763594800000003E-2" table:style-name="ce11">
            <text:p>3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6272015999999999E-2" table:style-name="ce10">
            <text:p>4,6%</text:p>
          </table:table-cell>
          <table:table-cell office:value-type="percentage" office:value="4.3219630000000002E-2" table:style-name="ce10">
            <text:p>4,3%</text:p>
          </table:table-cell>
          <table:table-cell office:value-type="percentage" office:value="2.26756579E-2" table:style-name="ce10">
            <text:p>2,3%</text:p>
          </table:table-cell>
          <table:table-cell office:value-type="percentage" office:value="2.7826042299999999E-2" table:style-name="ce11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5287841700000001E-2" table:style-name="ce10">
            <text:p>1,5%</text:p>
          </table:table-cell>
          <table:table-cell office:value-type="percentage" office:value="2.2997919499999998E-2" table:style-name="ce10">
            <text:p>2,3%</text:p>
          </table:table-cell>
          <table:table-cell office:value-type="percentage" office:value="1.2632473599999999E-2" table:style-name="ce10">
            <text:p>1,3%</text:p>
          </table:table-cell>
          <table:table-cell office:value-type="percentage" office:value="2.3056319499999998E-2" table:style-name="ce11">
            <text:p>2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Kaszebe</text:p>
          </table:table-cell>
          <table:table-cell office:value-type="percentage" office:value="1.5727778099999999E-2" table:style-name="ce10">
            <text:p>1,6%</text:p>
          </table:table-cell>
          <table:table-cell office:value-type="percentage" office:value="2.1851355499999999E-2" table:style-name="ce10">
            <text:p>2,2%</text:p>
          </table:table-cell>
          <table:table-cell office:value-type="percentage" office:value="1.6607305199999998E-2" table:style-name="ce10">
            <text:p>1,7%</text:p>
          </table:table-cell>
          <table:table-cell office:value-type="percentage" office:value="2.03988433E-2" table:style-name="ce11">
            <text:p>2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Gdańsk)</text:p>
          </table:table-cell>
          <table:table-cell office:value-type="string" table:style-name="ce10">
            <text:p>--</text:p>
          </table:table-cell>
          <table:table-cell office:value-type="percentage" office:value="4.7721845999999998E-3" table:style-name="ce10">
            <text:p>0,5%</text:p>
          </table:table-cell>
          <table:table-cell office:value-type="percentage" office:value="1.6993219100000002E-2" table:style-name="ce10">
            <text:p>1,7%</text:p>
          </table:table-cell>
          <table:table-cell office:value-type="percentage" office:value="1.6697419500000001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Wawa (Gdańsk)</text:p>
          </table:table-cell>
          <table:table-cell office:value-type="percentage" office:value="7.3343825999999997E-3" table:style-name="ce10">
            <text:p>0,7%</text:p>
          </table:table-cell>
          <table:table-cell office:value-type="percentage" office:value="1.34538513E-2" table:style-name="ce10">
            <text:p>1,3%</text:p>
          </table:table-cell>
          <table:table-cell office:value-type="percentage" office:value="1.7924147200000001E-2" table:style-name="ce10">
            <text:p>1,8%</text:p>
          </table:table-cell>
          <table:table-cell office:value-type="percentage" office:value="1.1825992699999999E-2" table:style-name="ce11">
            <text:p>1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Chillizet / do 2017-05 Radio ZET Chilli (Warszawa/Kraków)</text:p>
          </table:table-cell>
          <table:table-cell office:value-type="percentage" office:value="2.3396900000000002E-3" table:style-name="ce10">
            <text:p>0,2%</text:p>
          </table:table-cell>
          <table:table-cell office:value-type="percentage" office:value="2.8254214E-3" table:style-name="ce10">
            <text:p>0,3%</text:p>
          </table:table-cell>
          <table:table-cell office:value-type="percentage" office:value="8.5156830999999992E-3" table:style-name="ce10">
            <text:p>0,9%</text:p>
          </table:table-cell>
          <table:table-cell office:value-type="percentage" office:value="1.03179098E-2" table:style-name="ce11">
            <text:p>1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43989811E-2" table:style-name="ce10">
            <text:p>1,4%</text:p>
          </table:table-cell>
          <table:table-cell office:value-type="percentage" office:value="1.3945080300000001E-2" table:style-name="ce10">
            <text:p>1,4%</text:p>
          </table:table-cell>
          <table:table-cell office:value-type="percentage" office:value="8.0648187999999999E-3" table:style-name="ce10">
            <text:p>0,8%</text:p>
          </table:table-cell>
          <table:table-cell office:value-type="percentage" office:value="6.5961429E-3" table:style-name="ce11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4.7301699999999997E-3" table:style-name="ce12">
            <text:p>0,5%</text:p>
          </table:table-cell>
          <table:table-cell office:value-type="percentage" office:value="7.2611202000000003E-3" table:style-name="ce12">
            <text:p>0,7%</text:p>
          </table:table-cell>
          <table:table-cell office:value-type="percentage" office:value="3.0652849E-3" table:style-name="ce12">
            <text:p>0,3%</text:p>
          </table:table-cell>
          <table:table-cell office:value-type="percentage" office:value="4.4587906999999996E-3" table:style-name="ce13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9.1239437999999992E-3" table:style-name="ce12">
            <text:p>0,9%</text:p>
          </table:table-cell>
          <table:table-cell office:value-type="percentage" office:value="9.2482611999999999E-3" table:style-name="ce12">
            <text:p>0,9%</text:p>
          </table:table-cell>
          <table:table-cell office:value-type="percentage" office:value="7.9400895000000006E-3" table:style-name="ce12">
            <text:p>0,8%</text:p>
          </table:table-cell>
          <table:table-cell office:value-type="percentage" office:value="3.1848631000000001E-3" table:style-name="ce13">
            <text:p>0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2115" table:style-name="ce1">
            <text:p>2115</text:p>
          </table:table-cell>
          <table:table-cell office:value-type="float" office:value="2161" table:style-name="ce1">
            <text:p>2161</text:p>
          </table:table-cell>
          <table:table-cell office:value-type="float" office:value="2260" table:style-name="ce1">
            <text:p>2260</text:p>
          </table:table-cell>
          <table:table-cell office:value-type="float" office:value="2223" table:style-name="ce1">
            <text:p>2223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 table:style-name="ce3"/>
          <table:table-cell table:number-columns-repeated="5" table:style-name="ce10"/>
          <table:table-cell table:number-columns-repeated="16378"/>
        </table:table-row>
        <table:table-row table:number-rows-repeated="5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Trójmiasto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Trójmiasto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600 626 (69 601 przypadków, 4,2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4" table:style-name="ro3">
          <table:table-cell table:number-columns-repeated="16384"/>
        </table:table-row>
      </table:table>
      <table:table table:name="Częstochowa" table:style-name="ta1">
        <table:table-column table:style-name="co11" table:default-cell-style-name="ce3"/>
        <table:table-column table:style-name="co15" table:default-cell-style-name="ce3"/>
        <table:table-column table:style-name="co3" table:default-cell-style-name="ce3"/>
        <table:table-column table:style-name="co5" table:default-cell-style-name="ce3"/>
        <table:table-column table:style-name="co47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7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5048595440000001" table:style-name="ce27">
            <text:p>15,0%</text:p>
          </table:table-cell>
          <table:table-cell office:value-type="percentage" office:value="0.17375916359999999" table:style-name="ce27">
            <text:p>17,4%</text:p>
          </table:table-cell>
          <table:table-cell office:value-type="percentage" office:value="0.2241661512" table:style-name="ce27">
            <text:p>22,4%</text:p>
          </table:table-cell>
          <table:table-cell office:value-type="percentage" office:value="0.20836446149999999" table:style-name="ce28">
            <text:p>20,8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7741159749999999" table:style-name="ce27">
            <text:p>17,7%</text:p>
          </table:table-cell>
          <table:table-cell office:value-type="percentage" office:value="0.14939801289999999" table:style-name="ce27">
            <text:p>14,9%</text:p>
          </table:table-cell>
          <table:table-cell office:value-type="percentage" office:value="0.1237588617" table:style-name="ce27">
            <text:p>12,4%</text:p>
          </table:table-cell>
          <table:table-cell office:value-type="percentage" office:value="0.1280629838" table:style-name="ce28">
            <text:p>12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2674238779999999" table:style-name="ce27">
            <text:p>12,7%</text:p>
          </table:table-cell>
          <table:table-cell office:value-type="percentage" office:value="9.9860875700000004E-2" table:style-name="ce27">
            <text:p>10,0%</text:p>
          </table:table-cell>
          <table:table-cell office:value-type="percentage" office:value="0.14108760109999999" table:style-name="ce27">
            <text:p>14,1%</text:p>
          </table:table-cell>
          <table:table-cell office:value-type="percentage" office:value="0.1140545926" table:style-name="ce28">
            <text:p>11,4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Jura (Częstochowa)</text:p>
          </table:table-cell>
          <table:table-cell office:value-type="percentage" office:value="0.12995514220000001" table:style-name="ce27">
            <text:p>13,0%</text:p>
          </table:table-cell>
          <table:table-cell office:value-type="percentage" office:value="0.17202006040000001" table:style-name="ce27">
            <text:p>17,2%</text:p>
          </table:table-cell>
          <table:table-cell office:value-type="percentage" office:value="0.12474574319999999" table:style-name="ce27">
            <text:p>12,5%</text:p>
          </table:table-cell>
          <table:table-cell office:value-type="percentage" office:value="0.11165547119999999" table:style-name="ce28">
            <text:p>11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Częstochowa)</text:p>
          </table:table-cell>
          <table:table-cell office:value-type="percentage" office:value="0.1218985778" table:style-name="ce27">
            <text:p>12,2%</text:p>
          </table:table-cell>
          <table:table-cell office:value-type="percentage" office:value="0.10241186300000001" table:style-name="ce27">
            <text:p>10,2%</text:p>
          </table:table-cell>
          <table:table-cell office:value-type="percentage" office:value="0.1205114961" table:style-name="ce27">
            <text:p>12,1%</text:p>
          </table:table-cell>
          <table:table-cell office:value-type="percentage" office:value="0.1101602174" table:style-name="ce28">
            <text:p>11,0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Twoja Polska Stacja (Częstochowa)</text:p>
          </table:table-cell>
          <table:table-cell office:value-type="string" table:style-name="ce27">
            <text:p>--</text:p>
          </table:table-cell>
          <table:table-cell office:value-type="string" table:style-name="ce27">
            <text:p>--</text:p>
          </table:table-cell>
          <table:table-cell office:value-type="percentage" office:value="3.5950086700000002E-2" table:style-name="ce27">
            <text:p>3,6%</text:p>
          </table:table-cell>
          <table:table-cell office:value-type="percentage" office:value="0.10988565929999999" table:style-name="ce28">
            <text:p>11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C 96,6 FM (Częstochowa)</text:p>
          </table:table-cell>
          <table:table-cell office:value-type="percentage" office:value="5.95877358E-2" table:style-name="ce27">
            <text:p>6,0%</text:p>
          </table:table-cell>
          <table:table-cell office:value-type="percentage" office:value="5.9188817599999999E-2" table:style-name="ce27">
            <text:p>5,9%</text:p>
          </table:table-cell>
          <table:table-cell office:value-type="percentage" office:value="6.0003517499999999E-2" table:style-name="ce27">
            <text:p>6,0%</text:p>
          </table:table-cell>
          <table:table-cell office:value-type="percentage" office:value="6.7300800999999993E-2" table:style-name="ce28">
            <text:p>6,7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7302433600000001E-2" table:style-name="ce27">
            <text:p>5,7%</text:p>
          </table:table-cell>
          <table:table-cell office:value-type="percentage" office:value="6.1190446500000002E-2" table:style-name="ce27">
            <text:p>6,1%</text:p>
          </table:table-cell>
          <table:table-cell office:value-type="percentage" office:value="3.3720707599999997E-2" table:style-name="ce27">
            <text:p>3,4%</text:p>
          </table:table-cell>
          <table:table-cell office:value-type="percentage" office:value="5.8601361499999997E-2" table:style-name="ce28">
            <text:p>5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2585777699999999E-2" table:style-name="ce27">
            <text:p>3,3%</text:p>
          </table:table-cell>
          <table:table-cell office:value-type="percentage" office:value="3.2851123099999997E-2" table:style-name="ce27">
            <text:p>3,3%</text:p>
          </table:table-cell>
          <table:table-cell office:value-type="percentage" office:value="3.0925510400000002E-2" table:style-name="ce27">
            <text:p>3,1%</text:p>
          </table:table-cell>
          <table:table-cell office:value-type="percentage" office:value="3.1042459000000001E-2" table:style-name="ce28">
            <text:p>3,1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2901927800000003E-2" table:style-name="ce27">
            <text:p>4,3%</text:p>
          </table:table-cell>
          <table:table-cell office:value-type="percentage" office:value="3.7825416100000002E-2" table:style-name="ce27">
            <text:p>3,8%</text:p>
          </table:table-cell>
          <table:table-cell office:value-type="percentage" office:value="3.3413714800000001E-2" table:style-name="ce27">
            <text:p>3,3%</text:p>
          </table:table-cell>
          <table:table-cell office:value-type="percentage" office:value="1.4889546300000001E-2" table:style-name="ce28">
            <text:p>1,5%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Fiat (Częstochowa) / do 2014-05 Katolicka Rozgłośnia Radiowa Fiat (Częstochowa)</text:p>
          </table:table-cell>
          <table:table-cell office:value-type="percentage" office:value="1.00675227E-2" table:style-name="ce27">
            <text:p>1,0%</text:p>
          </table:table-cell>
          <table:table-cell office:value-type="percentage" office:value="8.8985270999999994E-3" table:style-name="ce27">
            <text:p>0,9%</text:p>
          </table:table-cell>
          <table:table-cell office:value-type="percentage" office:value="6.6552575999999997E-3" table:style-name="ce27">
            <text:p>0,7%</text:p>
          </table:table-cell>
          <table:table-cell office:value-type="percentage" office:value="4.4125811000000001E-3" table:style-name="ce28">
            <text:p>0,4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 table:style-name="ce3"/>
        </table:table-row>
        <table:table-row table:style-name="ro1">
          <table:table-cell office:value-type="string" table:style-name="ce12">
            <text:p>Radio Jasna Góra (Częstochowa)</text:p>
          </table:table-cell>
          <table:table-cell office:value-type="percentage" office:value="1.46910006E-2" table:style-name="ce12">
            <text:p>1,5%</text:p>
          </table:table-cell>
          <table:table-cell office:value-type="percentage" office:value="1.18466823E-2" table:style-name="ce12">
            <text:p>1,2%</text:p>
          </table:table-cell>
          <table:table-cell office:value-type="percentage" office:value="4.2807762000000001E-3" table:style-name="ce12">
            <text:p>0,4%</text:p>
          </table:table-cell>
          <table:table-cell office:value-type="percentage" office:value="1.9660787999999998E-3" table:style-name="ce13">
            <text:p>0,2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 table:style-name="ce3"/>
        </table:table-row>
        <table:table-row table:style-name="ro1">
          <table:table-cell office:value-type="string" table:style-name="ce10">
            <text:p>Polskie Radio 24 / do 2016-08 Czwórka - Program 4 Polskiego Radia</text:p>
          </table:table-cell>
          <table:table-cell office:value-type="percentage" office:value="8.9256982999999998E-3" table:style-name="ce12">
            <text:p>0,9%</text:p>
          </table:table-cell>
          <table:table-cell office:value-type="percentage" office:value="1.7076141199999999E-2" table:style-name="ce12">
            <text:p>1,7%</text:p>
          </table:table-cell>
          <table:table-cell office:value-type="percentage" office:value="3.988029E-4" table:style-name="ce12">
            <text:p>0,0%</text:p>
          </table:table-cell>
          <table:table-cell office:value-type="percentage" office:value="1.4631306E-3" table:style-name="ce13">
            <text:p>0,1%</text:p>
          </table:table-cell>
          <table:table-cell table:number-columns-repeated="6" table:style-name="ce10"/>
          <table:table-cell table:number-columns-repeated="16373" table:style-name="ce3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5.7558076999999997E-3" table:style-name="ce10">
            <text:p>0,6%</text:p>
          </table:table-cell>
          <table:table-cell office:value-type="percentage" office:value="4.4232081000000001E-3" table:style-name="ce10">
            <text:p>0,4%</text:p>
          </table:table-cell>
          <table:table-cell office:value-type="percentage" office:value="4.5911288000000001E-3" table:style-name="ce10">
            <text:p>0,5%</text:p>
          </table:table-cell>
          <table:table-cell office:value-type="percentage" office:value="1.3455767E-3" table:style-name="ce11">
            <text:p>0,1%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Radio Maryja</text:p>
          </table:table-cell>
          <table:table-cell office:value-type="percentage" office:value="3.6263374E-3" table:style-name="ce10">
            <text:p>0,4%</text:p>
          </table:table-cell>
          <table:table-cell office:value-type="percentage" office:value="2.2030783999999999E-3" table:style-name="ce10">
            <text:p>0,2%</text:p>
          </table:table-cell>
          <table:table-cell office:value-type="percentage" office:value="4.1887282999999997E-3" table:style-name="ce10">
            <text:p>0,4%</text:p>
          </table:table-cell>
          <table:table-cell office:value-type="percentage" office:value="1.1078628999999999E-3" table:style-name="ce11">
            <text:p>0,1%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608" table:style-name="ce1">
            <text:p>608</text:p>
          </table:table-cell>
          <table:table-cell office:value-type="float" office:value="601" table:style-name="ce1">
            <text:p>601</text:p>
          </table:table-cell>
          <table:table-cell office:value-type="float" office:value="606" table:style-name="ce1">
            <text:p>606</text:p>
          </table:table-cell>
          <table:table-cell office:value-type="float" office:value="618" table:style-name="ce1">
            <text:p>618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table:style-name="ce3"/>
          <table:table-cell table:number-columns-repeated="4" table:style-name="ce10"/>
          <table:table-cell table:number-columns-repeated="16379" table:style-name="ce3"/>
        </table:table-row>
        <table:table-row table:number-rows-repeated="2" table:style-name="ro1">
          <table:table-cell table:number-columns-repeated="16384" table:style-name="ce3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Częstochowa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8"/>Wybrane miasta = Częstochowa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8"/>Wielkość (nie ważona): 195 191 (33 915 przypadków, 2,1% całej próby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 table:style-name="ce3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250" table:style-name="ro3">
          <table:table-cell table:number-columns-repeated="16384"/>
        </table:table-row>
        <table:table-row table:number-rows-repeated="6"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20" table:style-name="ro1">
          <table:table-cell table:style-name="ce3"/>
          <table:table-cell table:style-name="ce1"/>
          <table:table-cell table:number-columns-repeated="16382" table:style-name="ce3"/>
        </table:table-row>
        <table:table-row table:number-rows-repeated="5" table:style-name="ro1">
          <table:table-cell table:style-name="ce3"/>
          <table:table-cell table:number-columns-repeated="16383" table:style-name="ce3"/>
        </table:table-row>
        <table:table-row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1048240" table:style-name="ro3">
          <table:table-cell table:number-columns-repeated="16384"/>
        </table:table-row>
      </table:table>
      <table:table table:name="Bydgoszcz" table:style-name="ta1">
        <table:table-column table:style-name="co58" table:default-cell-style-name="ce3"/>
        <table:table-column table:style-name="co47" table:default-cell-style-name="ce3"/>
        <table:table-column table:style-name="co55" table:default-cell-style-name="ce3"/>
        <table:table-column table:style-name="co3" table:number-columns-repeated="2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8">
          <table:table-cell table:style-name="ce5"/>
          <table:table-cell office:value-type="string" table:style-name="ce34">
            <text:p>lipiec 2017 : grudzień 2017</text:p>
          </table:table-cell>
          <table:table-cell office:value-type="string" table:style-name="ce34">
            <text:p>styczeń 2018 : czerwiec 2018</text:p>
          </table:table-cell>
          <table:table-cell office:value-type="string" table:style-name="ce34">
            <text:p>lipiec 2018 : grudzień 2018</text:p>
          </table:table-cell>
          <table:table-cell office:value-type="string" table:style-name="ce34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2140364470000001" table:style-name="ce10">
            <text:p>22,1%</text:p>
          </table:table-cell>
          <table:table-cell office:value-type="percentage" office:value="0.2104596819" table:style-name="ce10">
            <text:p>21,0%</text:p>
          </table:table-cell>
          <table:table-cell office:value-type="percentage" office:value="0.22719580449999999" table:style-name="ce10">
            <text:p>22,7%</text:p>
          </table:table-cell>
          <table:table-cell office:value-type="percentage" office:value="0.28434412310000001" table:style-name="ce11">
            <text:p>28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7.89265096E-2" table:style-name="ce10">
            <text:p>7,9%</text:p>
          </table:table-cell>
          <table:table-cell office:value-type="percentage" office:value="8.01515119E-2" table:style-name="ce10">
            <text:p>8,0%</text:p>
          </table:table-cell>
          <table:table-cell office:value-type="percentage" office:value="9.2622577299999995E-2" table:style-name="ce10">
            <text:p>9,3%</text:p>
          </table:table-cell>
          <table:table-cell office:value-type="percentage" office:value="0.11454361790000001" table:style-name="ce11">
            <text:p>11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Bydgoszcz</text:p>
          </table:table-cell>
          <table:table-cell office:value-type="percentage" office:value="9.7796456500000004E-2" table:style-name="ce10">
            <text:p>9,8%</text:p>
          </table:table-cell>
          <table:table-cell office:value-type="percentage" office:value="0.14435856990000001" table:style-name="ce10">
            <text:p>14,4%</text:p>
          </table:table-cell>
          <table:table-cell office:value-type="percentage" office:value="0.1399470307" table:style-name="ce10">
            <text:p>14,0%</text:p>
          </table:table-cell>
          <table:table-cell office:value-type="percentage" office:value="0.10561564079999999" table:style-name="ce11">
            <text:p>1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1472793799999993E-2" table:style-name="ce10">
            <text:p>9,1%</text:p>
          </table:table-cell>
          <table:table-cell office:value-type="percentage" office:value="8.1231836399999993E-2" table:style-name="ce10">
            <text:p>8,1%</text:p>
          </table:table-cell>
          <table:table-cell office:value-type="percentage" office:value="9.4874819099999994E-2" table:style-name="ce10">
            <text:p>9,5%</text:p>
          </table:table-cell>
          <table:table-cell office:value-type="percentage" office:value="9.52955001E-2" table:style-name="ce11">
            <text:p>9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Bydgoszcz) / do 2016-02 Rock Radio 103,5 FM (Bydgoszcz)</text:p>
          </table:table-cell>
          <table:table-cell office:value-type="percentage" office:value="0.10355935450000001" table:style-name="ce10">
            <text:p>10,4%</text:p>
          </table:table-cell>
          <table:table-cell office:value-type="percentage" office:value="8.6823392999999999E-2" table:style-name="ce10">
            <text:p>8,7%</text:p>
          </table:table-cell>
          <table:table-cell office:value-type="percentage" office:value="6.6812931000000006E-2" table:style-name="ce10">
            <text:p>6,7%</text:p>
          </table:table-cell>
          <table:table-cell office:value-type="percentage" office:value="7.0359474399999997E-2" table:style-name="ce11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Elita 92,1 FM (Bydgoszcz)</text:p>
          </table:table-cell>
          <table:table-cell office:value-type="percentage" office:value="8.3725481099999999E-2" table:style-name="ce10">
            <text:p>8,4%</text:p>
          </table:table-cell>
          <table:table-cell office:value-type="percentage" office:value="6.4113690299999998E-2" table:style-name="ce10">
            <text:p>6,4%</text:p>
          </table:table-cell>
          <table:table-cell office:value-type="percentage" office:value="5.3138078999999998E-2" table:style-name="ce10">
            <text:p>5,3%</text:p>
          </table:table-cell>
          <table:table-cell office:value-type="percentage" office:value="7.0263582599999999E-2" table:style-name="ce11">
            <text:p>7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Bydgoszcz / do 2013-06 Radio Gra Bydgoszcz</text:p>
          </table:table-cell>
          <table:table-cell office:value-type="percentage" office:value="9.1898478800000002E-2" table:style-name="ce10">
            <text:p>9,2%</text:p>
          </table:table-cell>
          <table:table-cell office:value-type="percentage" office:value="8.3192728100000002E-2" table:style-name="ce10">
            <text:p>8,3%</text:p>
          </table:table-cell>
          <table:table-cell office:value-type="percentage" office:value="4.8122345900000002E-2" table:style-name="ce10">
            <text:p>4,8%</text:p>
          </table:table-cell>
          <table:table-cell office:value-type="percentage" office:value="5.8118021899999997E-2" table:style-name="ce11">
            <text:p>5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2.2173006200000001E-2" table:style-name="ce10">
            <text:p>2,2%</text:p>
          </table:table-cell>
          <table:table-cell office:value-type="percentage" office:value="2.3389282300000001E-2" table:style-name="ce10">
            <text:p>2,3%</text:p>
          </table:table-cell>
          <table:table-cell office:value-type="percentage" office:value="2.63182307E-2" table:style-name="ce10">
            <text:p>2,6%</text:p>
          </table:table-cell>
          <table:table-cell office:value-type="percentage" office:value="3.6472197800000002E-2" table:style-name="ce11">
            <text:p>3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PiK (Bydgoszcz)</text:p>
          </table:table-cell>
          <table:table-cell office:value-type="percentage" office:value="6.2921591700000001E-2" table:style-name="ce10">
            <text:p>6,3%</text:p>
          </table:table-cell>
          <table:table-cell office:value-type="percentage" office:value="8.0762544399999997E-2" table:style-name="ce10">
            <text:p>8,1%</text:p>
          </table:table-cell>
          <table:table-cell office:value-type="percentage" office:value="6.1425927700000001E-2" table:style-name="ce10">
            <text:p>6,1%</text:p>
          </table:table-cell>
          <table:table-cell office:value-type="percentage" office:value="3.3066762999999999E-2" table:style-name="ce11">
            <text:p>3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0414773800000001E-2" table:style-name="ce10">
            <text:p>2,0%</text:p>
          </table:table-cell>
          <table:table-cell office:value-type="percentage" office:value="2.15583222E-2" table:style-name="ce10">
            <text:p>2,2%</text:p>
          </table:table-cell>
          <table:table-cell office:value-type="percentage" office:value="3.8717956999999997E-2" table:style-name="ce10">
            <text:p>3,9%</text:p>
          </table:table-cell>
          <table:table-cell office:value-type="percentage" office:value="2.93649541E-2" table:style-name="ce11">
            <text:p>2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lus Bydgoszcz</text:p>
          </table:table-cell>
          <table:table-cell office:value-type="percentage" office:value="2.0853955099999998E-2" table:style-name="ce12">
            <text:p>2,1%</text:p>
          </table:table-cell>
          <table:table-cell office:value-type="percentage" office:value="1.9038902600000001E-2" table:style-name="ce12">
            <text:p>1,9%</text:p>
          </table:table-cell>
          <table:table-cell office:value-type="percentage" office:value="1.4868899200000001E-2" table:style-name="ce12">
            <text:p>1,5%</text:p>
          </table:table-cell>
          <table:table-cell office:value-type="percentage" office:value="2.93404006E-2" table:style-name="ce13">
            <text:p>2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3.7947542399999999E-2" table:style-name="ce12">
            <text:p>3,8%</text:p>
          </table:table-cell>
          <table:table-cell office:value-type="percentage" office:value="2.73391841E-2" table:style-name="ce12">
            <text:p>2,7%</text:p>
          </table:table-cell>
          <table:table-cell office:value-type="percentage" office:value="5.00180712E-2" table:style-name="ce12">
            <text:p>5,0%</text:p>
          </table:table-cell>
          <table:table-cell office:value-type="percentage" office:value="1.5803124200000001E-2" table:style-name="ce13">
            <text:p>1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59841537E-2" table:style-name="ce10">
            <text:p>1,6%</text:p>
          </table:table-cell>
          <table:table-cell office:value-type="percentage" office:value="1.35207009E-2" table:style-name="ce10">
            <text:p>1,4%</text:p>
          </table:table-cell>
          <table:table-cell office:value-type="percentage" office:value="2.5437624999999998E-2" table:style-name="ce10">
            <text:p>2,5%</text:p>
          </table:table-cell>
          <table:table-cell office:value-type="percentage" office:value="1.491112E-2" table:style-name="ce11">
            <text:p>1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1.1507960100000001E-2" table:style-name="ce10">
            <text:p>1,2%</text:p>
          </table:table-cell>
          <table:table-cell office:value-type="percentage" office:value="1.1987565699999999E-2" table:style-name="ce10">
            <text:p>1,2%</text:p>
          </table:table-cell>
          <table:table-cell office:value-type="percentage" office:value="8.4535796999999999E-3" table:style-name="ce10">
            <text:p>0,8%</text:p>
          </table:table-cell>
          <table:table-cell office:value-type="percentage" office:value="7.3262733E-3" table:style-name="ce11">
            <text:p>0,7%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9406768000000001E-2" table:style-name="ce12">
            <text:p>1,9%</text:p>
          </table:table-cell>
          <table:table-cell office:value-type="percentage" office:value="1.4814351999999999E-2" table:style-name="ce12">
            <text:p>1,5%</text:p>
          </table:table-cell>
          <table:table-cell office:value-type="percentage" office:value="4.8494130999999999E-3" table:style-name="ce12">
            <text:p>0,5%</text:p>
          </table:table-cell>
          <table:table-cell office:value-type="percentage" office:value="4.5642379000000004E-3" table:style-name="ce13">
            <text:p>0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5.1282196999999996E-3" table:style-name="ce10">
            <text:p>0,5%</text:p>
          </table:table-cell>
          <table:table-cell office:value-type="percentage" office:value="4.2578611000000004E-3" table:style-name="ce10">
            <text:p>0,4%</text:p>
          </table:table-cell>
          <table:table-cell office:value-type="percentage" office:value="3.3959965999999999E-3" table:style-name="ce10">
            <text:p>0,3%</text:p>
          </table:table-cell>
          <table:table-cell office:value-type="percentage" office:value="3.0930990999999998E-3" table:style-name="ce11">
            <text:p>0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1005" table:style-name="ce1">
            <text:p>1005</text:p>
          </table:table-cell>
          <table:table-cell office:value-type="float" office:value="900" table:style-name="ce1">
            <text:p>900</text:p>
          </table:table-cell>
          <table:table-cell office:value-type="float" office:value="835" table:style-name="ce1">
            <text:p>835</text:p>
          </table:table-cell>
          <table:table-cell office:value-type="float" office:value="890" table:style-name="ce1">
            <text:p>890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table:number-columns-repeated="4" table:style-name="ce10"/>
          <table:table-cell table:number-columns-repeated="1019" table:style-name="ce3"/>
          <table:table-cell table:number-columns-repeated="15360"/>
        </table:table-row>
        <table:table-row table:number-rows-repeated="5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Bydgoszcz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Bydgoszc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293 995 (37 760 przypadków, 2,3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29" table:style-name="ro3">
          <table:table-cell table:number-columns-repeated="16384"/>
        </table:table-row>
      </table:table>
      <table:table table:name="Białystok" table:style-name="ta1">
        <table:table-column table:style-name="co11" table:default-cell-style-name="ce3"/>
        <table:table-column table:style-name="co15" table:default-cell-style-name="ce3"/>
        <table:table-column table:style-name="co3" table:default-cell-style-name="ce3"/>
        <table:table-column table:style-name="co59" table:default-cell-style-name="ce3"/>
        <table:table-column table:style-name="co47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3.07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Pols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7">
          <table:table-cell table:style-name="ce22"/>
          <table:table-cell office:value-type="string" table:style-name="ce22">
            <text:p>lipiec 2017 : grudzień 2017</text:p>
          </table:table-cell>
          <table:table-cell office:value-type="string" table:style-name="ce22">
            <text:p>styczeń 2018 : czerwiec 2018</text:p>
          </table:table-cell>
          <table:table-cell office:value-type="string" table:style-name="ce22">
            <text:p>lipiec 2018 : grudzień 2018</text:p>
          </table:table-cell>
          <table:table-cell office:value-type="string" table:style-name="ce22">
            <text:p>styczeń 2019 : czerwiec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9334148209999999" table:style-name="ce27">
            <text:p>19,3%</text:p>
          </table:table-cell>
          <table:table-cell office:value-type="percentage" office:value="0.21563345640000001" table:style-name="ce27">
            <text:p>21,6%</text:p>
          </table:table-cell>
          <table:table-cell office:value-type="percentage" office:value="0.26571602449999998" table:style-name="ce27">
            <text:p>26,6%</text:p>
          </table:table-cell>
          <table:table-cell office:value-type="percentage" office:value="0.30404782009999998" table:style-name="ce28">
            <text:p>30,4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7.7756602699999997E-2" table:style-name="ce27">
            <text:p>7,8%</text:p>
          </table:table-cell>
          <table:table-cell office:value-type="percentage" office:value="6.4674533300000003E-2" table:style-name="ce27">
            <text:p>6,5%</text:p>
          </table:table-cell>
          <table:table-cell office:value-type="percentage" office:value="0.10477009180000001" table:style-name="ce27">
            <text:p>10,5%</text:p>
          </table:table-cell>
          <table:table-cell office:value-type="percentage" office:value="7.9794226600000004E-2" table:style-name="ce28">
            <text:p>8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9.0469974999999994E-2" table:style-name="ce27">
            <text:p>9,0%</text:p>
          </table:table-cell>
          <table:table-cell office:value-type="percentage" office:value="0.13021573689999999" table:style-name="ce27">
            <text:p>13,0%</text:p>
          </table:table-cell>
          <table:table-cell office:value-type="percentage" office:value="9.6414567600000001E-2" table:style-name="ce27">
            <text:p>9,6%</text:p>
          </table:table-cell>
          <table:table-cell office:value-type="percentage" office:value="7.1040397399999997E-2" table:style-name="ce28">
            <text:p>7,1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RMF MAXXX (Podlasie)</text:p>
          </table:table-cell>
          <table:table-cell office:value-type="percentage" office:value="8.4501489499999999E-2" table:style-name="ce27">
            <text:p>8,5%</text:p>
          </table:table-cell>
          <table:table-cell office:value-type="percentage" office:value="4.6307557399999998E-2" table:style-name="ce27">
            <text:p>4,6%</text:p>
          </table:table-cell>
          <table:table-cell office:value-type="percentage" office:value="3.8276075899999998E-2" table:style-name="ce27">
            <text:p>3,8%</text:p>
          </table:table-cell>
          <table:table-cell office:value-type="percentage" office:value="6.1138788800000003E-2" table:style-name="ce28">
            <text:p>6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Jard (Białystok)</text:p>
          </table:table-cell>
          <table:table-cell office:value-type="percentage" office:value="0.10825212400000001" table:style-name="ce27">
            <text:p>10,8%</text:p>
          </table:table-cell>
          <table:table-cell office:value-type="percentage" office:value="3.4340161700000003E-2" table:style-name="ce27">
            <text:p>3,4%</text:p>
          </table:table-cell>
          <table:table-cell office:value-type="percentage" office:value="5.2268370500000001E-2" table:style-name="ce27">
            <text:p>5,2%</text:p>
          </table:table-cell>
          <table:table-cell office:value-type="percentage" office:value="5.9181353899999997E-2" table:style-name="ce28">
            <text:p>5,9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6.1142481200000001E-2" table:style-name="ce27">
            <text:p>6,1%</text:p>
          </table:table-cell>
          <table:table-cell office:value-type="percentage" office:value="3.5275723100000003E-2" table:style-name="ce27">
            <text:p>3,5%</text:p>
          </table:table-cell>
          <table:table-cell office:value-type="percentage" office:value="5.09818935E-2" table:style-name="ce27">
            <text:p>5,1%</text:p>
          </table:table-cell>
          <table:table-cell office:value-type="percentage" office:value="5.8811241200000003E-2" table:style-name="ce28">
            <text:p>5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Białystok</text:p>
          </table:table-cell>
          <table:table-cell office:value-type="percentage" office:value="5.7876119900000002E-2" table:style-name="ce27">
            <text:p>5,8%</text:p>
          </table:table-cell>
          <table:table-cell office:value-type="percentage" office:value="6.6300597700000005E-2" table:style-name="ce27">
            <text:p>6,6%</text:p>
          </table:table-cell>
          <table:table-cell office:value-type="percentage" office:value="5.7429225299999997E-2" table:style-name="ce27">
            <text:p>5,7%</text:p>
          </table:table-cell>
          <table:table-cell office:value-type="percentage" office:value="5.6723280000000001E-2" table:style-name="ce28">
            <text:p>5,7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Złote Przeboje 101 FM (Białystok)</text:p>
          </table:table-cell>
          <table:table-cell office:value-type="percentage" office:value="4.9736066600000003E-2" table:style-name="ce27">
            <text:p>5,0%</text:p>
          </table:table-cell>
          <table:table-cell office:value-type="percentage" office:value="3.1304178100000003E-2" table:style-name="ce27">
            <text:p>3,1%</text:p>
          </table:table-cell>
          <table:table-cell office:value-type="percentage" office:value="4.6359303599999999E-2" table:style-name="ce27">
            <text:p>4,6%</text:p>
          </table:table-cell>
          <table:table-cell office:value-type="percentage" office:value="5.4151880200000002E-2" table:style-name="ce28">
            <text:p>5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2.1460572000000001E-2" table:style-name="ce27">
            <text:p>2,1%</text:p>
          </table:table-cell>
          <table:table-cell office:value-type="percentage" office:value="3.34793678E-2" table:style-name="ce27">
            <text:p>3,3%</text:p>
          </table:table-cell>
          <table:table-cell office:value-type="percentage" office:value="3.2400773600000002E-2" table:style-name="ce27">
            <text:p>3,2%</text:p>
          </table:table-cell>
          <table:table-cell office:value-type="percentage" office:value="4.7478805800000003E-2" table:style-name="ce28">
            <text:p>4,7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ESKA (Białystok)</text:p>
          </table:table-cell>
          <table:table-cell office:value-type="percentage" office:value="5.6422249200000003E-2" table:style-name="ce27">
            <text:p>5,6%</text:p>
          </table:table-cell>
          <table:table-cell office:value-type="percentage" office:value="4.7359519500000002E-2" table:style-name="ce27">
            <text:p>4,7%</text:p>
          </table:table-cell>
          <table:table-cell office:value-type="percentage" office:value="4.04654599E-2" table:style-name="ce27">
            <text:p>4,0%</text:p>
          </table:table-cell>
          <table:table-cell office:value-type="percentage" office:value="4.2544759799999998E-2" table:style-name="ce28">
            <text:p>4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4025383299999998E-2" table:style-name="ce27">
            <text:p>4,4%</text:p>
          </table:table-cell>
          <table:table-cell office:value-type="percentage" office:value="5.5873923499999999E-2" table:style-name="ce27">
            <text:p>5,6%</text:p>
          </table:table-cell>
          <table:table-cell office:value-type="percentage" office:value="3.26848109E-2" table:style-name="ce27">
            <text:p>3,3%</text:p>
          </table:table-cell>
          <table:table-cell office:value-type="percentage" office:value="3.1645314799999998E-2" table:style-name="ce28">
            <text:p>3,2%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Akadera (Białystok)</text:p>
          </table:table-cell>
          <table:table-cell office:value-type="percentage" office:value="3.7398764000000001E-2" table:style-name="ce27">
            <text:p>3,7%</text:p>
          </table:table-cell>
          <table:table-cell office:value-type="percentage" office:value="5.24977898E-2" table:style-name="ce27">
            <text:p>5,2%</text:p>
          </table:table-cell>
          <table:table-cell office:value-type="percentage" office:value="5.2017886399999998E-2" table:style-name="ce27">
            <text:p>5,2%</text:p>
          </table:table-cell>
          <table:table-cell office:value-type="percentage" office:value="3.07638467E-2" table:style-name="ce28">
            <text:p>3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6742917799999998E-2" table:style-name="ce27">
            <text:p>2,7%</text:p>
          </table:table-cell>
          <table:table-cell office:value-type="percentage" office:value="3.4499343699999997E-2" table:style-name="ce27">
            <text:p>3,4%</text:p>
          </table:table-cell>
          <table:table-cell office:value-type="percentage" office:value="4.1549816000000003E-2" table:style-name="ce27">
            <text:p>4,2%</text:p>
          </table:table-cell>
          <table:table-cell office:value-type="percentage" office:value="2.5577288199999999E-2" table:style-name="ce28">
            <text:p>2,6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4.34145721E-2" table:style-name="ce27">
            <text:p>4,3%</text:p>
          </table:table-cell>
          <table:table-cell office:value-type="percentage" office:value="6.0465619399999997E-2" table:style-name="ce27">
            <text:p>6,0%</text:p>
          </table:table-cell>
          <table:table-cell office:value-type="percentage" office:value="1.43657778E-2" table:style-name="ce27">
            <text:p>1,4%</text:p>
          </table:table-cell>
          <table:table-cell office:value-type="percentage" office:value="2.2936457399999999E-2" table:style-name="ce28">
            <text:p>2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i (Białystok)</text:p>
          </table:table-cell>
          <table:table-cell office:value-type="percentage" office:value="1.7585572300000001E-2" table:style-name="ce27">
            <text:p>1,8%</text:p>
          </table:table-cell>
          <table:table-cell office:value-type="percentage" office:value="3.5567187700000003E-2" table:style-name="ce27">
            <text:p>3,6%</text:p>
          </table:table-cell>
          <table:table-cell office:value-type="percentage" office:value="4.39971678E-2" table:style-name="ce27">
            <text:p>4,4%</text:p>
          </table:table-cell>
          <table:table-cell office:value-type="percentage" office:value="2.00498824E-2" table:style-name="ce28">
            <text:p>2,0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1.0780216400000001E-2" table:style-name="ce27">
            <text:p>1,1%</text:p>
          </table:table-cell>
          <table:table-cell office:value-type="percentage" office:value="6.4780059999999997E-3" table:style-name="ce27">
            <text:p>0,6%</text:p>
          </table:table-cell>
          <table:table-cell office:value-type="percentage" office:value="4.4541071999999998E-3" table:style-name="ce27">
            <text:p>0,4%</text:p>
          </table:table-cell>
          <table:table-cell office:value-type="percentage" office:value="9.5794722999999991E-3" table:style-name="ce28">
            <text:p>1,0%</text:p>
          </table:table-cell>
          <table:table-cell table:number-columns-repeated="5" table:style-name="ce3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12">
            <text:p>Białoruskie Radio Racja</text:p>
          </table:table-cell>
          <table:table-cell office:value-type="percentage" office:value="5.8925215000000001E-3" table:style-name="ce12">
            <text:p>0,6%</text:p>
          </table:table-cell>
          <table:table-cell office:value-type="percentage" office:value="8.5091239000000003E-3" table:style-name="ce12">
            <text:p>0,9%</text:p>
          </table:table-cell>
          <table:table-cell office:value-type="percentage" office:value="1.1405321999999999E-3" table:style-name="ce12">
            <text:p>0,1%</text:p>
          </table:table-cell>
          <table:table-cell office:value-type="percentage" office:value="7.8632422000000004E-3" table:style-name="ce13">
            <text:p>0,8%</text:p>
          </table:table-cell>
          <table:table-cell table:number-columns-repeated="6" table:style-name="ce10"/>
          <table:table-cell table:number-columns-repeated="1013" table:style-name="ce3"/>
          <table:table-cell table:number-columns-repeated="15360"/>
        </table:table-row>
        <table:table-row table:style-name="ro1">
          <table:table-cell office:value-type="string" table:style-name="ce1">
            <text:p>Dwójka - Program 2 Polskiego Radia</text:p>
          </table:table-cell>
          <table:table-cell office:value-type="percentage" office:value="4.3663516000000003E-3" table:style-name="ce12">
            <text:p>0,4%</text:p>
          </table:table-cell>
          <table:table-cell office:value-type="percentage" office:value="1.02751493E-2" table:style-name="ce12">
            <text:p>1,0%</text:p>
          </table:table-cell>
          <table:table-cell office:value-type="percentage" office:value="4.0118213999999998E-3" table:style-name="ce12">
            <text:p>0,4%</text:p>
          </table:table-cell>
          <table:table-cell office:value-type="percentage" office:value="2.9522318999999999E-3" table:style-name="ce13">
            <text:p>0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800" table:style-name="ce1">
            <text:p>800</text:p>
          </table:table-cell>
          <table:table-cell office:value-type="float" office:value="812" table:style-name="ce1">
            <text:p>812</text:p>
          </table:table-cell>
          <table:table-cell office:value-type="float" office:value="736" table:style-name="ce1">
            <text:p>736</text:p>
          </table:table-cell>
          <table:table-cell office:value-type="float" office:value="760" table:style-name="ce1">
            <text:p>760</text:p>
          </table:table-cell>
          <table:table-cell table:number-columns-repeated="1019" table:style-name="ce3"/>
          <table:table-cell table:number-columns-repeated="15360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piec 2018 : grudzień 2018 (wielkość: 41 88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styczeń 2019 : czerwiec 2019 (wielkość: 41 993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Białystok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Białysto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235 404 (35 808 przypadków, 2,2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256" table:style-name="ro3">
          <table:table-cell table:number-columns-repeated="16384"/>
        </table:table-row>
        <table:table-row table:number-rows-repeated="13"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20" table:style-name="ro1">
          <table:table-cell/>
          <table:table-cell table:style-name="ce1"/>
          <table:table-cell table:number-columns-repeated="16382"/>
        </table:table-row>
        <table:table-row table:number-rows-repeated="8"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10482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Arial" svg:font-family="Arial"/>
    <style:font-face style:name="Calibri2" svg:font-family="Calibri2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 number:language="pl" number:country="PL">
      <number:number number:min-integer-digits="1"/>
    </number:number-style>
    <number:percentage-style style:name="N38" number:language="pl" number:country="PL">
      <number:number number:decimal-places="2" number:min-integer-digits="1"/>
      <number:text>%</number:text>
    </number:percentage-style>
    <number:currency-style style:name="N39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9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rocentowy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maniuk, Anna (MBPLW)</meta:initial-creator>
    <dc:creator>DELL</dc:creator>
    <meta:creation-date>2016-07-18T11:49:01Z</meta:creation-date>
    <dc:date>2019-07-19T06:29:52Z</dc:date>
    <meta:editing-cycles>171</meta:editing-cycles>
    <meta:editing-duration>PT30347S</meta:editing-duration>
  </office:meta>
</office:document-meta>
</file>